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0.9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305.6pt"/>
    </style:style>
    <style:style style:name="co11" style:family="table-column">
      <style:table-column-properties fo:break-before="auto" style:column-width="182.24pt"/>
    </style:style>
    <style:style style:name="co12" style:family="table-column">
      <style:table-column-properties fo:break-before="auto" style:column-width="5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8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RoboRecall.A22"/>
      <style:map style:condition="cell-content()&gt;=1.2" style:apply-style-name="Warn_20_-_20_Framerate" style:base-cell-address="RoboRecall.A22"/>
      <style:map style:condition="cell-content()&lt;1.2" style:apply-style-name="Bad_20_-_20_Framerate" style:base-cell-address="RoboRecall.A22"/>
    </style:style>
    <style:style style:name="ce19" style:family="table-cell" style:parent-style-name="Default">
      <style:map style:condition="cell-content()&lt;=0.8" style:apply-style-name="Good_20_-_20_Framerate" style:base-cell-address="RoboRecall.A23"/>
      <style:map style:condition="cell-content-is-between(0.8,1)" style:apply-style-name="Warn_20_-_20_Framerate" style:base-cell-address="RoboRecall.A23"/>
      <style:map style:condition="cell-content()&gt;=1" style:apply-style-name="Bad_20_-_20_Framerate" style:base-cell-address="RoboRecall.A23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RoboRecall.A23"/>
      <style:map style:condition="cell-content-is-between(0.8,1)" style:apply-style-name="Warn_20_-_20_Framerate" style:base-cell-address="RoboRecall.A23"/>
      <style:map style:condition="cell-content()&gt;=1" style:apply-style-name="Bad_20_-_20_Framerate" style:base-cell-address="RoboRecall.A23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29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37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33" style:family="table-cell" style:parent-style-name="Default" style:data-style-name="N2">
      <style:table-cell-properties fo:border-bottom="none" fo:background-color="#cccccc" fo:border-left="none" fo:border-right="0.74pt solid #000000" fo:border-top="none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40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1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43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44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51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58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79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104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8" style:family="table-cell" style:parent-style-name="Default" style:data-style-name="N122">
      <style:map style:condition="cell-content()&gt;=1.4" style:apply-style-name="Good_20_-_20_Framerate" style:base-cell-address="BrassTactics.A22"/>
      <style:map style:condition="cell-content()&gt;=1.2" style:apply-style-name="Warn_20_-_20_Framerate" style:base-cell-address="BrassTactics.A22"/>
      <style:map style:condition="cell-content()&lt;1.2" style:apply-style-name="Bad_20_-_20_Framerate" style:base-cell-address="BrassTactics.A22"/>
    </style:style>
    <style:style style:name="ce89" style:family="table-cell" style:parent-style-name="Default">
      <style:map style:condition="cell-content()&lt;=0.8" style:apply-style-name="Good_20_-_20_Framerate" style:base-cell-address="BrassTactics.A23"/>
      <style:map style:condition="cell-content-is-between(0.8,1)" style:apply-style-name="Warn_20_-_20_Framerate" style:base-cell-address="BrassTactics.A23"/>
      <style:map style:condition="cell-content()&gt;=1" style:apply-style-name="Bad_20_-_20_Framerate" style:base-cell-address="BrassTactics.A23"/>
    </style:style>
    <style:style style:name="ce90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BrassTactics.A23"/>
      <style:map style:condition="cell-content-is-between(0.8,1)" style:apply-style-name="Warn_20_-_20_Framerate" style:base-cell-address="BrassTactics.A23"/>
      <style:map style:condition="cell-content()&gt;=1" style:apply-style-name="Bad_20_-_20_Framerate" style:base-cell-address="BrassTactics.A23"/>
    </style:style>
    <style:style style:name="ce91" style:family="table-cell" style:parent-style-name="Default" style:data-style-name="N122">
      <style:map style:condition="cell-content()&gt;=1.4" style:apply-style-name="Good_20_-_20_Framerate" style:base-cell-address="EVEValkyrie.A22"/>
      <style:map style:condition="cell-content()&gt;=1.2" style:apply-style-name="Warn_20_-_20_Framerate" style:base-cell-address="EVEValkyrie.A22"/>
      <style:map style:condition="cell-content()&lt;1.2" style:apply-style-name="Bad_20_-_20_Framerate" style:base-cell-address="EVEValkyrie.A22"/>
    </style:style>
    <style:style style:name="ce92" style:family="table-cell" style:parent-style-name="Default">
      <style:map style:condition="cell-content()&lt;=0.8" style:apply-style-name="Good_20_-_20_Framerate" style:base-cell-address="EVEValkyrie.A23"/>
      <style:map style:condition="cell-content-is-between(0.8,1)" style:apply-style-name="Warn_20_-_20_Framerate" style:base-cell-address="EVEValkyrie.A23"/>
      <style:map style:condition="cell-content()&gt;=1" style:apply-style-name="Bad_20_-_20_Framerate" style:base-cell-address="EVEValkyrie.A23"/>
    </style:style>
    <style:style style:name="ce93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EVEValkyrie.A23"/>
      <style:map style:condition="cell-content-is-between(0.8,1)" style:apply-style-name="Warn_20_-_20_Framerate" style:base-cell-address="EVEValkyrie.A23"/>
      <style:map style:condition="cell-content()&gt;=1" style:apply-style-name="Bad_20_-_20_Framerate" style:base-cell-address="EVEValkyrie.A23"/>
    </style:style>
    <style:style style:name="ce94" style:family="table-cell" style:parent-style-name="Default" style:data-style-name="N2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RoboRecall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RoboRecall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RoboRecall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RoboRecall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RoboRecall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RoboRecall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RoboRecall.C14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RoboRecall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RoboRecall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RoboRecall.C17">
          <table:error-message table:message-type="stop" table:display="true"/>
        </table:content-validation>
        <table:content-validation table:name="val11" table:condition="of:cell-content-is-in-list(&quot;0.00&quot;;&quot;0.25&quot;;&quot;0.50&quot;;&quot;0.75&quot;;&quot;1.00&quot;;&quot;1.00&quot;;&quot;1.25&quot;;&quot;1.50&quot;;&quot;1.75&quot;;&quot;2.00&quot;;&quot;2.25&quot;;&quot;2.50&quot;;&quot;2.75&quot;;&quot;3.00&quot;;&quot;3.25&quot;;&quot;3.50&quot;;&quot;3.75&quot;;&quot;400&quot;;&quot;4.25&quot;;&quot;4.50&quot;;&quot;4.75&quot;;&quot;5.00&quot;;&quot;5.25&quot;;&quot;5.50&quot;;&quot;5.75&quot;;&quot;6.00&quot;;&quot;6.25&quot;;&quot;6.50&quot;;&quot;6.75&quot;;&quot;7.00&quot;;&quot;7.25&quot;;&quot;7.50&quot;;&quot;7.75&quot;;&quot;8.00&quot;;&quot;8.25&quot;;&quot;8.50&quot;;&quot;8.75&quot;;&quot;9.00&quot;;&quot;9.25&quot;;&quot;9.50&quot;;&quot;9.75&quot;;&quot;10.00&quot;;&quot;&quot;)" table:allow-empty-cell="true" table:display-list="unsorted" table:base-cell-address="RoboRecall.C18">
          <table:error-message table:message-type="stop" table:display="true"/>
        </table:content-validation>
        <table:content-validation table:name="val12" table:condition="of:cell-content-is-in-list(&quot;1.0&quot;;&quot;1.1&quot;;&quot;1.2&quot;;&quot;1.3&quot;;&quot;1.4&quot;;&quot;1.5&quot;;&quot;1.6&quot;)" table:allow-empty-cell="true" table:display-list="unsorted" table:base-cell-address="RoboRecall.C29">
          <table:error-message table:message-type="stop" table:display="true"/>
        </table:content-validation>
        <table:content-validation table:name="val13" table:condition="of:cell-content-is-in-list(&quot;0.50&quot;;&quot;0.75&quot;;&quot;1.00&quot;;&quot;1.25&quot;;&quot;1.50&quot;;&quot;1.75&quot;;&quot;2.00&quot;)" table:allow-empty-cell="true" table:display-list="unsorted" table:base-cell-address="RoboRecall.C51">
          <table:error-message table:message-type="stop" table:display="true"/>
        </table:content-validation>
        <table:content-validation table:name="val14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RoboRecall.C114">
          <table:error-message table:message-type="stop" table:display="true"/>
        </table:content-validation>
        <table:content-validation table:name="val15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RoboRecall.C94">
          <table:error-message table:message-type="stop" table:display="true"/>
        </table:content-validation>
        <table:content-validation table:name="val16" table:condition="of:cell-content-is-in-list(&quot;&quot;;&quot;3400&quot;;&quot;2800&quot;)" table:allow-empty-cell="true" table:display-list="unsorted" table:base-cell-address="RoboRecall.C142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RoboRecall.E21">
          <table:error-message table:message-type="stop" table:display="true"/>
        </table:content-validation>
        <table:content-validation table:name="val18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RoboRecall.E26">
          <table:error-message table:message-type="stop" table:display="true"/>
        </table:content-validation>
        <table:content-validation table:name="val19" table:condition="of:cell-content-is-in-list(&quot;0.80&quot;;&quot;1.00&quot;;&quot;1.25&quot;;&quot;1.35&quot;;&quot;1.50&quot;;&quot;1.75&quot;)" table:allow-empty-cell="true" table:display-list="unsorted" table:base-cell-address="EVEValkyrie.C29">
          <table:error-message table:message-type="stop" table:display="true"/>
        </table:content-validation>
      </table:content-validations>
      <table:table table:name="RoboRecall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/>
          <table:table-cell table:style-name="ce4" office:value-type="string" calcext:value-type="string">
            <text:p>Numeric</text:p>
          </table:table-cell>
          <table:table-cell table:style-name="ce4" table:number-columns-repeated="49"/>
        </table:table-row>
        <table:table-row table:style-name="ro1">
          <table:table-cell table:style-name="ce5" office:value-type="string" calcext:value-type="string">
            <text:p>HMD</text:p>
          </table:table-cell>
          <table:table-cell table:style-name="ce5"/>
          <table:table-cell table:style-name="ce29" table:content-validation-name="val1" office:value-type="string" calcext:value-type="string">
            <office:annotation draw:style-name="gr3" draw:text-style-name="P6" svg:width="200.15pt" svg:height="110.95pt" svg:x="0pt" svg:y="14pt" draw:caption-point-x="584.39pt" draw:caption-point-y="-0.94pt">
              <dc:date>2020-02-04T00:00:00</dc:date>
              <text:p text:style-name="P5"><text:span text:style-name="T3">Regard as classes of headsets rather than specific models.</text:span></text:p>
              <text:p text:style-name="P5"><text:span text:style-name="T3"/></text:p>
              <text:p text:style-name="P5"><text:span text:style-name="T3">Pimax 8kX = Pimax Vision 8kX DSC Mode</text:span></text:p>
              <text:p text:style-name="P5"><text:span text:style-name="T3"/></text:p>
              <text:p text:style-name="P5"><text:span text:style-name="T3">Pimax 5kp = Pimax Vision 8kX Upscale Mode, Pimax Vision 8k+, Pimax 5k+, Pimax Artisan, etc</text:span></text:p>
            </office:annotation>
            <text:p>Pimax 8kX</text:p>
          </table:table-cell>
          <table:table-cell table:style-name="ce5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5" draw:text-style-name="P4" svg:width="123.96pt" svg:height="61.68pt" svg:x="0pt" svg:y="8.67pt" draw:caption-point-x="584.39pt" draw:caption-point-y="42.8pt">
              <dc:date>2019-11-29T00:00:00</dc:date>
              <text:p text:style-name="P3"><text:span text:style-name="T3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Backlight Brightness</text:p>
          </table:table-cell>
          <table:table-cell table:style-name="ce37" table:content-validation-name="val2" office:value-type="string" calcext:value-type="string">
            <office:annotation draw:style-name="gr5" draw:text-style-name="P4" svg:width="109.19pt" svg:height="61.68pt" svg:x="0pt" svg:y="64.01pt" draw:caption-point-x="584.39pt" draw:caption-point-y="38.66pt">
              <dc:date>2020-02-04T00:00:00</dc:date>
              <text:p text:style-name="P3"><text:span text:style-name="T3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Refresh Rate (Hz)</text:p>
          </table:table-cell>
          <table:table-cell table:style-name="ce23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7" table:content-validation-name="val4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Fixed Foveated Rendering</text:p>
          </table:table-cell>
          <table:table-cell table:style-name="ce37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Parallel Projections</text:p>
          </table:table-cell>
          <table:table-cell table:style-name="ce29" table:content-validation-name="val6" office:value-type="string" calcext:value-type="string">
            <office:annotation draw:style-name="gr6" draw:text-style-name="P4" svg:width="265.86pt" svg:height="151.26pt" svg:x="0pt" svg:y="111.06pt" draw:caption-point-x="584.39pt" draw:caption-point-y="42.8pt">
              <dc:date>2020-02-04T00:00:00</dc:date>
              <text:p text:style-name="P3"><text:span text:style-name="T3">Prefer ‘OFF’. As required, ‘ON’, costs performance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5" draw:text-style-name="P4" svg:width="82.18pt" svg:height="61.68pt" svg:x="682.78pt" svg:y="111.06pt" draw:caption-point-x="571.12pt" draw:caption-point-y="42.8pt">
              <dc:date>2019-11-30T00:00:00</dc:date>
              <text:p text:style-name="P3"><text:span text:style-name="T3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7" table:content-validation-name="val7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7" table:content-validation-name="val8" office:value-type="string" calcext:value-type="string">
            <office:annotation draw:style-name="gr4" draw:text-style-name="P4" svg:width="82.18pt" svg:height="51pt" svg:x="0pt" svg:y="136.66pt" draw:caption-point-x="584.39pt" draw:caption-point-y="42.8pt">
              <dc:date>2019-11-29T00:00:00</dc:date>
              <text:p text:style-name="P3"><text:span text:style-name="T3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Hidden Area Mask</text:p>
          </table:table-cell>
          <table:table-cell table:style-name="ce37" table:content-validation-name="val9" office:value-type="string" calcext:value-type="string">
            <office:annotation draw:style-name="gr7" draw:text-style-name="P4" svg:width="161.8pt" svg:height="68.74pt" svg:x="0pt" svg:y="149.47pt" draw:caption-point-x="584.39pt" draw:caption-point-y="42.8pt">
              <dc:date>2019-12-03T00:00:00</dc:date>
              <text:p text:style-name="P3"><text:span text:style-name="T3">Prefer ‘ON’ to reduce possiblity of artifacts.</text:span></text:p>
              <text:p text:style-name="P3"><text:span text:style-name="T3"/></text:p>
              <text:p text:style-name="P3"><text:span text:style-name="T3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8" draw:text-style-name="P6" svg:width="135.16pt" svg:height="128.86pt" svg:x="0pt" svg:y="162.26pt" draw:caption-point-x="584.39pt" draw:caption-point-y="42.8pt">
              <dc:date>2020-02-04T00:00:00</dc:date>
              <text:p text:style-name="P5"><text:span text:style-name="T3">Set ‘1.0’ for any headset (typically non-pimax) without driver supersampling!</text:span></text:p>
              <text:p text:style-name="P5"><text:span text:style-name="T3"/></text:p>
              <text:p text:style-name="P5"><text:span text:style-name="T3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GPU Catalyst</text:p>
          </table:table-cell>
          <table:table-cell table:style-name="ce33" table:content-validation-name="val11" office:value-type="float" office:value="0" calcext:value-type="float">
            <office:annotation draw:style-name="gr9" draw:text-style-name="P4" svg:width="82.18pt" svg:height="106.47pt" svg:x="601.68pt" svg:y="175.07pt" draw:caption-point-x="-17.29pt" draw:caption-point-y="42.8pt">
              <dc:date>2020-04-13T00:00:00</dc:date>
              <text:p text:style-name="P3"><text:span text:style-name="T3">WARNING: Always set ‘0’ unless GPU utilization remains well below 90% under frame dropping conditions!</text:span></text:p>
            </office:annotation>
            <text:p>0.0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1]" office:value-type="float" office:value="2700" calcext:value-type="float">
            <office:annotation draw:style-name="gr10" draw:text-style-name="P6" svg:width="102.53pt" svg:height="140.06pt" svg:x="0pt" svg:y="200.66pt" draw:caption-point-x="584.39pt" draw:caption-point-y="55.62pt">
              <dc:date>2019-12-03T00:00:00</dc:date>
              <text:p text:style-name="P5"><text:span text:style-name="T3">Expect SteamVR will automatically adjust to correct value when ‘Parallel Projections’ is toggled.</text:span></text:p>
              <text:p text:style-name="P5"><text:span text:style-name="T3"/></text:p>
              <text:p text:style-name="P5"><text:span text:style-name="T3">High values may cause VRAM exhaustion when overlay applicatons are running, even if not visible.</text:span></text:p>
            </office:annotation>
            <text:p>2700</text:p>
          </table:table-cell>
          <table:table-cell office:value-type="string" calcext:value-type="string">
            <text:p>Add SR</text:p>
          </table:table-cell>
          <table:table-cell table:style-name="ce79" table:content-validation-name="val17" office:value-type="float" office:value="1" calcext:value-type="float">
            <office:annotation draw:style-name="gr5" draw:text-style-name="P4" svg:width="82.18pt" svg:height="61.68pt" svg:x="0pt" svg:y="213.48pt" draw:caption-point-x="692.7pt" draw:caption-point-y="42.8pt">
              <dc:date>2019-11-30T00:00:00</dc:date>
              <text:p text:style-name="P3"><text:span text:style-name="T3">Setting this too high will also degrade VR application framerate.</text:span></text:p>
            </office:annotation>
            <text:p>1.00</text:p>
          </table:table-cell>
          <table:table-cell table:number-columns-repeated="59"/>
        </table:table-row>
        <table:table-row table:style-name="ro1">
          <table:table-cell table:style-name="ce15" table:formula="of:=[.C21]/[.O13]/[.C4]" office:value-type="float" office:value="1.25" calcext:value-type="float">
            <text:p>1.25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55" office:value-type="string" calcext:value-type="string">
            <office:annotation draw:style-name="gr4" draw:text-style-name="P4" svg:width="82.18pt" svg:height="51pt" svg:x="0pt" svg:y="226.26pt" draw:caption-point-x="638.56pt" draw:caption-point-y="42.8pt">
              <dc:date>2019-11-29T00:00:00</dc:date>
              <text:p text:style-name="P3"><text:span text:style-name="T3">Equivalent.</text:span></text:p>
            </office:annotation>
            <text:p>v</text:p>
          </table:table-cell>
          <table:table-cell table:style-name="ce104" table:formula="of:=ROUNDDOWN([.C4]*[.C17]*[.E21];0)" office:value-type="float" office:value="2700" calcext:value-type="float">
            <text:p>2700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C21]/[.O13]/[.C4]" office:value-type="float" office:value="1.25" calcext:value-type="float">
            <text:p>1.2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1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19" table:formula="of:=ROUNDUP(([.C21]/[.C55])^2*([.C10]/[.C44]);3)" office:value-type="float" office:value="0.974" calcext:value-type="float">
            <text:p>0.974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 office:value-type="string" calcext:value-type="string">
            <text:p>Equivalent</text:p>
          </table:table-cell>
          <table:table-cell table:style-name="ce18" table:formula="of:=CONCATENATE(ROUNDDOWN([.G22]*[.C3];0);&quot;x&quot;;ROUNDDOWN([.G22]*[.C4];0))" office:value-type="string" office:string-value="4800x2700" calcext:value-type="string">
            <text:p>4800x2700</text:p>
          </table:table-cell>
          <table:table-cell table:style-name="ce55" office:value-type="string" calcext:value-type="string">
            <text:p>vAngular</text:p>
          </table:table-cell>
          <table:table-cell table:formula="of:=ROUND([.E22]/[.C6];5)" office:value-type="float" office:value="24.54545" calcext:value-type="float">
            <text:p>24.54545</text:p>
          </table:table-cell>
          <table:table-cell table:style-name="ce55" office:value-type="string" calcext:value-type="string">
            <text:p>Load</text:p>
          </table:table-cell>
          <table:table-cell table:style-name="ce19" table:formula="of:=ROUNDUP(([.C21]/[.C55])^2;3)" office:value-type="float" office:value="0.974" calcext:value-type="float">
            <office:annotation draw:style-name="gr11" draw:text-style-name="P4" svg:width="343.3pt" svg:height="116.87pt" svg:x="166.39pt" svg:y="149.5pt" draw:caption-point-x="959.5pt" draw:caption-point-y="132.38pt">
              <dc:date>2019-11-30T00:00:00</dc:date>
              <text:p text:style-name="P3"><text:span text:style-name="T3">PASS/FAIL</text:span></text:p>
              <text:p text:style-name="P3"><text:span text:style-name="T3"/></text:p>
              <text:p text:style-name="P3"><text:span text:style-name="T3">&gt;1 FAIL</text:span></text:p>
              <text:p text:style-name="P3"><text:span text:style-name="T3">Detects rendered pixels exceeding previous test.</text:span></text:p>
              <text:p text:style-name="P3"><text:span text:style-name="T3"/></text:p>
              <text:p text:style-name="P3"><text:span text:style-name="T3">Test highest performant resolution and document under inputs to ‘Limits’ section of spreadsheet.</text:span></text:p>
              <text:p text:style-name="P3"><text:span text:style-name="T3"/></text:p>
              <text:p text:style-name="P3"><text:span text:style-name="T3">May be an overestimate if horizontal pixels rendered or inefficiency is less.</text:span></text:p>
            </office:annotation>
            <text:p>0.974</text:p>
          </table:table-cell>
          <table:table-cell/>
          <table:table-cell table:formula="of:=[.C21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0"/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/>
          <table:table-cell table:style-name="ce18"/>
          <table:table-cell table:style-name="ce55"/>
          <table:table-cell/>
          <table:table-cell table:style-name="ce55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6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79" table:content-validation-name="val18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6]/[.O13]/[.C4]" office:value-type="float" office:value="1.25" calcext:value-type="float">
            <text:p>1.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6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5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55" office:value-type="string" calcext:value-type="string">
            <text:p>Pixel Density</text:p>
          </table:table-cell>
          <table:table-cell table:style-name="ce40" table:content-validation-name="val12" office:value-type="float" office:value="1" calcext:value-type="float">
            <text:p>1.0</text:p>
          </table:table-cell>
          <table:table-cell table:style-name="ce55" office:value-type="string" calcext:value-type="string">
            <office:annotation draw:style-name="gr4" draw:text-style-name="P4" svg:width="82.18pt" svg:height="51pt" svg:x="0pt" svg:y="315.86pt" draw:caption-point-x="638.56pt" draw:caption-point-y="42.8pt">
              <dc:date>2019-11-29T00:00:00</dc:date>
              <text:p text:style-name="P3"><text:span text:style-name="T3">Equivalent.</text:span></text:p>
            </office:annotation>
            <text:p>v</text:p>
          </table:table-cell>
          <table:table-cell table:style-name="ce104" table:formula="of:=ROUNDDOWN([.C4]*[.C17]*[.E26]*[.C29];0)" office:value-type="float" office:value="2700" calcext:value-type="float">
            <text:p>2700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E29]/[.C4]" office:value-type="float" office:value="1.25" calcext:value-type="float">
            <office:annotation draw:style-name="gr13" draw:text-style-name="P4" svg:width="71.63pt" svg:height="30.84pt" svg:x="109.87pt" svg:y="312.29pt" draw:caption-point-x="691.14pt" draw:caption-point-y="46.37pt">
              <dc:date>2019-11-30T00:00:00</dc:date>
              <text:p text:style-name="P3"><text:span text:style-name="T3">Prefer ~1.5 for text clarity.</text:span></text:p>
            </office:annotation>
            <text:p>1.2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6]*[.C29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15" table:formula="of:=[.E29]/[.C4]" office:value-type="float" office:value="1.25" calcext:value-type="float">
            <office:annotation draw:style-name="gr13" draw:text-style-name="P4" svg:width="71.63pt" svg:height="30.84pt" svg:x="46.32pt" svg:y="325.11pt" draw:caption-point-x="50.23pt" draw:caption-point-y="46.37pt">
              <dc:date>2019-11-30T00:00:00</dc:date>
              <text:p text:style-name="P3"><text:span text:style-name="T3">Prefer ~1.5 for text clarity.</text:span></text:p>
            </office:annotation>
            <text:p>1.25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5" table:formula="of:=CONCATENATE(ROUNDDOWN([.G29]*[.C3];0);&quot;x&quot;;ROUNDDOWN([.G29]*[.C4];0))" office:value-type="string" office:string-value="4800x2700" calcext:value-type="string">
            <office:annotation draw:style-name="gr14" draw:text-style-name="P4" svg:width="507.6pt" svg:height="319.21pt" svg:x="0pt" svg:y="200.13pt" draw:caption-point-x="909.3pt" draw:caption-point-y="171.35pt">
              <dc:date>2019-11-29T00:00:00</dc:date>
              <text:p text:style-name="P3"><text:span text:style-name="T3">INACCURATE</text:span></text:p>
              <text:p text:style-name="P3"><text:span text:style-name="T3"/></text:p>
              <text:p text:style-name="P3"><text:span text:style-name="T3">Equivalent display panel resolution for relative comparisons ONLY.</text:span></text:p>
              <text:p text:style-name="P3"><text:span text:style-name="T3"/></text:p>
              <text:p text:style-name="P3"><text:span text:style-name="T3">Margin of error is &gt;+/-20% for vAngular, vFOV, or any derivative. Exaggerated vFOV marketing claims may be taken at face value, aggregated, or rounded.</text:span></text:p>
              <text:p text:style-name="P3"><text:span text:style-name="T3"/></text:p>
              <text:p text:style-name="P3"><text:span text:style-name="T3">Drastic differences in optics quality and pixel usage are also more significant.</text:span></text:p>
              <text:p text:style-name="P3"><text:span text:style-name="T3"/></text:p>
              <text:p text:style-name="P3"><text:span text:style-name="T3">No part of this list is intended as PASS/FAIL criteria.</text:span></text:p>
              <text:p text:style-name="P3"><text:span text:style-name="T3"/></text:p>
              <text:p text:style-name="P3"><text:span text:style-name="T3"/></text:p>
              <text:p text:style-name="P3"><text:span text:style-name="T3">Pimax 8kX Native</text:span><text:span text:style-name="T3"><text:tab/></text:span><text:span text:style-name="T3"><text:tab/></text:span><text:span text:style-name="T3">2160v, 4k UHD</text:span><text:span text:style-name="T3"><text:tab/></text:span><text:span text:style-name="T3"><text:tab/></text:span><text:span text:style-name="T3"><text:tab/></text:span><text:span text:style-name="T3">3840x2160</text:span><text:span text:style-name="T3"><text:tab/></text:span><text:span text:style-name="T3">110vFOV (predicted)</text:span><text:span text:style-name="T3"><text:tab/></text:span><text:span text:style-name="T3"><text:tab/></text:span><text:span text:style-name="T3">19.6vAngular</text:span></text:p>
              <text:p text:style-name="P3"><text:span text:style-name="T3">Pimax 5kp Native</text:span><text:span text:style-name="T3"><text:tab/></text:span><text:span text:style-name="T3"><text:tab/></text:span><text:span text:style-name="T3">1440v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560x1440</text:span><text:span text:style-name="T3"><text:tab/></text:span><text:span text:style-name="T3">110vFOV</text:span><text:span text:style-name="T3"><text:tab/></text:span><text:span text:style-name="T3"><text:tab/></text:span><text:span text:style-name="T3"><text:tab/></text:span><text:span text:style-name="T3"><text:tab/></text:span><text:span text:style-name="T3">13.1vAngular</text:span></text:p>
              <text:p text:style-name="P3"><text:span text:style-name="T3"/></text:p>
              <text:p text:style-name="P3"><text:span text:style-name="T3">HP Reverb</text:span><text:span text:style-name="T3"><text:tab/></text:span><text:span text:style-name="T3"><text:tab/></text:span><text:span text:style-name="T3"><text:tab/></text:span><text:span text:style-name="T3">2160v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160x2160</text:span><text:span text:style-name="T3"><text:tab/></text:span><text:span text:style-name="T3">110vFOV</text:span><text:span text:style-name="T3"><text:tab/></text:span><text:span text:style-name="T3"><text:tab/></text:span><text:span text:style-name="T3"><text:tab/></text:span><text:span text:style-name="T3"><text:tab/></text:span><text:span text:style-name="T3">19.6vAngular</text:span></text:p>
              <text:p text:style-name="P3"><text:span text:style-name="T3"/></text:p>
              <text:p text:style-name="P3"><text:span text:style-name="T3">Valve Index</text:span><text:span text:style-name="T3"><text:tab/></text:span><text:span text:style-name="T3"><text:tab/></text:span><text:span text:style-name="T3"><text:tab/></text:span><text:span text:style-name="T3">1600v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880x1600</text:span><text:span text:style-name="T3"><text:tab/></text:span><text:span text:style-name="T3">130vFOV</text:span><text:span text:style-name="T3"><text:tab/></text:span><text:span text:style-name="T3"><text:tab/></text:span><text:span text:style-name="T3"><text:tab/></text:span><text:span text:style-name="T3"><text:tab/></text:span><text:span text:style-name="T3">12.3vAngular</text:span></text:p>
              <text:p text:style-name="P3"><text:span text:style-name="T3"/></text:p>
              <text:p text:style-name="P3"><text:span text:style-name="T3">HTC Vive Pro</text:span><text:span text:style-name="T3"><text:tab/></text:span><text:span text:style-name="T3"><text:tab/></text:span><text:span text:style-name="T3"><text:tab/></text:span><text:span text:style-name="T3">1600v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440x1600</text:span><text:span text:style-name="T3"><text:tab/></text:span><text:span text:style-name="T3">110vFOV</text:span><text:span text:style-name="T3"><text:tab/></text:span><text:span text:style-name="T3"><text:tab/></text:span><text:span text:style-name="T3"><text:tab/></text:span><text:span text:style-name="T3"><text:tab/></text:span><text:span text:style-name="T3">14.54vAngular</text:span></text:p>
              <text:p text:style-name="P3"><text:span text:style-name="T3">HTC Vive</text:span><text:span text:style-name="T3"><text:tab/></text:span><text:span text:style-name="T3"><text:tab/></text:span><text:span text:style-name="T3"><text:tab/></text:span><text:span text:style-name="T3">1200v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080x1200</text:span><text:span text:style-name="T3"><text:tab/></text:span><text:span text:style-name="T3">110vFOV</text:span><text:span text:style-name="T3"><text:tab/></text:span><text:span text:style-name="T3"><text:tab/></text:span><text:span text:style-name="T3"><text:tab/></text:span><text:span text:style-name="T3"><text:tab/></text:span><text:span text:style-name="T3">10.9vAngular</text:span></text:p>
              <text:p text:style-name="P3"><text:span text:style-name="T3"/></text:p>
              <text:p text:style-name="P3"><text:span text:style-name="T3"/></text:p>
              <text:p text:style-name="P3"><text:span text:style-name="T3">4k Monitor 65in</text:span><text:span text:style-name="T3"><text:tab/></text:span><text:span text:style-name="T3"><text:tab/></text:span><text:span text:style-name="T3">2160v, 4k UHD</text:span><text:span text:style-name="T3"><text:tab/></text:span><text:span text:style-name="T3"><text:tab/></text:span><text:span text:style-name="T3"><text:tab/></text:span><text:span text:style-name="T3">3840x2160</text:span><text:span text:style-name="T3"><text:tab/></text:span><text:span text:style-name="T3">~70vFOV (at 42in)</text:span><text:span text:style-name="T3"><text:tab/></text:span><text:span text:style-name="T3"><text:tab/></text:span><text:span text:style-name="T3">~30vAngular</text:span></text:p>
              <text:p text:style-name="P3"><text:span text:style-name="T3">1080p Monitor 22in</text:span><text:span text:style-name="T3"><text:tab/></text:span><text:span text:style-name="T3">1080v, Full HD</text:span><text:span text:style-name="T3"><text:tab/></text:span><text:span text:style-name="T3"><text:tab/></text:span><text:span text:style-name="T3"><text:tab/></text:span><text:span text:style-name="T3">1920x1080</text:span><text:span text:style-name="T3"><text:tab/></text:span><text:span text:style-name="T3">~30vFOV (at 42in)</text:span><text:span text:style-name="T3"><text:tab/></text:span><text:span text:style-name="T3"><text:tab/></text:span><text:span text:style-name="T3">~35vAngular</text:span></text:p>
              <text:p text:style-name="P3"><text:span text:style-name="T3"/></text:p>
              <text:p text:style-name="P3"><text:span text:style-name="T3">Human Vision (~20/20, ~1arcminute, ~1/60deg, ~60’px’/deg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~60vAngular</text:span></text:p>
              <text:p text:style-name="P3"><text:span text:style-name="T3">Human Vision (readable text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&lt;10vAngular</text:span></text:p>
            </office:annotation>
            <text:p>4800x2700</text:p>
          </table:table-cell>
          <table:table-cell table:style-name="ce55" office:value-type="string" calcext:value-type="string">
            <text:p>vAngular</text:p>
          </table:table-cell>
          <table:table-cell table:formula="of:=ROUND([.E29]/[.C6];5)" office:value-type="float" office:value="24.54545" calcext:value-type="float">
            <office:annotation draw:style-name="gr12" draw:text-style-name="P4" svg:width="216.54pt" svg:height="162.45pt" svg:x="156.3pt" svg:y="193.35pt" draw:caption-point-x="861.31pt" draw:caption-point-y="178.13pt">
              <dc:date>2019-11-30T00:00:00</dc:date>
              <text:p text:style-name="P3"><text:span text:style-name="T3">Values &gt;1.5x native will NOT be meaningfully better.</text:span></text:p>
              <text:p text:style-name="P3"><text:span text:style-name="T3"/></text:p>
              <text:p text:style-name="P3"><text:span text:style-name="T3">Margin of error &gt;+/-20%.</text:span></text:p>
              <text:p text:style-name="P3"><text:span text:style-name="T3"/></text:p>
              <text:p text:style-name="P3"><text:span text:style-name="T3">Highly nonlinear due to human vision thresholds and sampling error.</text:span></text:p>
              <text:p text:style-name="P3"><text:span text:style-name="T3"/></text:p>
              <text:p text:style-name="P3"><text:span text:style-name="T3">Optical artifacts may degrade useful resolution further.</text:span></text:p>
              <text:p text:style-name="P3"><text:span text:style-name="T3"/></text:p>
              <text:p text:style-name="P3"><text:span text:style-name="T3">Do NOT consider as PASS/FAIL except when evaluating super-resolution settings for the same hardware and software.</text:span></text:p>
            </office:annotation>
            <text:p>24.54545</text:p>
          </table:table-cell>
          <table:table-cell table:style-name="ce55" office:value-type="string" calcext:value-type="string">
            <text:p>Load</text:p>
          </table:table-cell>
          <table:table-cell table:style-name="ce19" table:formula="of:=ROUNDUP(((([.C26]*[.C29])/([.C60]*[.C63]))^2)*([.C10]/[.C44]);3)" office:value-type="float" office:value="0.676" calcext:value-type="float">
            <office:annotation draw:style-name="gr11" draw:text-style-name="P4" svg:width="343.3pt" svg:height="116.87pt" svg:x="166.39pt" svg:y="239.1pt" draw:caption-point-x="959.5pt" draw:caption-point-y="132.38pt">
              <dc:date>2019-11-30T00:00:00</dc:date>
              <text:p text:style-name="P3"><text:span text:style-name="T3">PASS/FAIL</text:span></text:p>
              <text:p text:style-name="P3"><text:span text:style-name="T3"/></text:p>
              <text:p text:style-name="P3"><text:span text:style-name="T3">&gt;1 FAIL</text:span></text:p>
              <text:p text:style-name="P3"><text:span text:style-name="T3">Detects rendered pixels exceeding previous test.</text:span></text:p>
              <text:p text:style-name="P3"><text:span text:style-name="T3"/></text:p>
              <text:p text:style-name="P3"><text:span text:style-name="T3">Test highest performant resolution and document under inputs to ‘Limits’ section of spreadsheet.</text:span></text:p>
              <text:p text:style-name="P3"><text:span text:style-name="T3"/></text:p>
              <text:p text:style-name="P3"><text:span text:style-name="T3">May be an overestimate if horizontal pixels rendered or inefficiency is less.</text:span></text:p>
            </office:annotation>
            <text:p>0.676</text:p>
          </table:table-cell>
          <table:table-cell/>
          <table:table-cell table:formula="of:=[.C26]*[.C29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>
          <table:table-cell table:style-name="ce21" table:formula="of:=ROUNDUP(((([.C26]*[.C29])/([.C60]*[.C63]))^2)*([.C10]/[.C44]);3)" office:value-type="float" office:value="0.676" calcext:value-type="float">
            <office:annotation draw:style-name="gr11" draw:text-style-name="P4" svg:width="343.3pt" svg:height="116.87pt" svg:x="0pt" svg:y="251.89pt" draw:caption-point-x="96.55pt" draw:caption-point-y="132.38pt">
              <dc:date>2019-11-30T00:00:00</dc:date>
              <text:p text:style-name="P3"><text:span text:style-name="T3">PASS/FAIL</text:span></text:p>
              <text:p text:style-name="P3"><text:span text:style-name="T3"/></text:p>
              <text:p text:style-name="P3"><text:span text:style-name="T3">&gt;1 FAIL</text:span></text:p>
              <text:p text:style-name="P3"><text:span text:style-name="T3">Detects rendered pixels exceeding previous test.</text:span></text:p>
              <text:p text:style-name="P3"><text:span text:style-name="T3"/></text:p>
              <text:p text:style-name="P3"><text:span text:style-name="T3">Test highest performant resolution and document under inputs to ‘Limits’ section of spreadsheet.</text:span></text:p>
              <text:p text:style-name="P3"><text:span text:style-name="T3"/></text:p>
              <text:p text:style-name="P3"><text:span text:style-name="T3">May be an overestimate if horizontal pixels rendered or inefficiency is less.</text:span></text:p>
            </office:annotation>
            <text:p>0.676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4" office:value-type="string" calcext:value-type="string">
            <text:p>Limits</text:p>
          </table:table-cell>
          <table:table-cell table:style-name="ce4" table:number-columns-repeated="63"/>
        </table:table-row>
        <table:table-row table:style-name="ro1">
          <table:table-cell table:style-name="ce5" office:value-type="string" calcext:value-type="string">
            <text:p>HMD</text:p>
          </table:table-cell>
          <table:table-cell table:style-name="ce5"/>
          <table:table-cell table:style-name="ce29" table:content-validation-name="val1" office:value-type="string" calcext:value-type="string">
            <text:p>Pimax 8kX</text:p>
          </table:table-cell>
          <table:table-cell table:style-name="ce5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6]=&quot;Pimax 8kX&quot;;3840;IF([.C36]=&quot;Pimax 5kp&quot;;2560;IF([.C36]=&quot;HP Reverb&quot;;2160;IF([.C36]=&quot;Valve Index&quot;;2880;IF([.C36]=&quot;HTC Vive Pro&quot;;1440;IF([.C36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6]=&quot;Pimax 8kX&quot;;2160;IF([.C36]=&quot;Pimax 5kp&quot;;1440;IF([.C36]=&quot;HP Reverb&quot;;2160;IF([.C36]=&quot;Valve Index&quot;;1600;IF([.C36]=&quot;HTC Vive Pro&quot;;1600;IF([.C36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6]=&quot;Pimax 8kX&quot;;170;IF([.C36]=&quot;Pimax 5kp&quot;;170;IF([.C36]=&quot;HP Reverb&quot;;110;IF([.C36]=&quot;Valve Index&quot;;130;IF([.C36]=&quot;HTC Vive Pro&quot;;110;IF([.C36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6]=&quot;Pimax 8kX&quot;;110;IF([.C36]=&quot;Pimax 5kp&quot;;110;IF([.C36]=&quot;HP Reverb&quot;;110;IF([.C36]=&quot;Valve Index&quot;;130;IF([.C36]=&quot;HTC Vive Pro&quot;;110;IF([.C36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6]=&quot;Pimax 8kX&quot;;ROUND([.C38]/[.C40];3);IF([.C36]=&quot;Pimax 5kp&quot;;ROUND([.C38]/[.C40];3);IF([.C36]=&quot;HP Reverb&quot;;ROUND([.C38]/[.C40];3);IF([.C36]=&quot;Valve Index&quot;;ROUND([.C38]/[.C40];3);IF([.C36]=&quot;HTC Vive Pro&quot;;ROUND([.C38]/[.C40];3);IF([.C36]=&quot;HTC Vive&quot;;ROUND([.C38]/[.C40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Backlight Brightness</text:p>
          </table:table-cell>
          <table:table-cell table:style-name="ce37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Refresh Rate (Hz)</text:p>
          </table:table-cell>
          <table:table-cell table:style-name="ce23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7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Fixed Foveated Rendering</text:p>
          </table:table-cell>
          <table:table-cell table:style-name="ce37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Parallel Projections</text:p>
          </table:table-cell>
          <table:table-cell table:style-name="ce29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7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7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7" table:content-validation-name="val8" office:value-type="string" calcext:value-type="string">
            <office:annotation draw:style-name="gr4" draw:text-style-name="P4" svg:width="82.18pt" svg:height="51pt" svg:x="209pt" svg:y="571.86pt" draw:caption-point-x="375.39pt" draw:caption-point-y="42.8pt">
              <dc:date>2019-11-29T00:00:00</dc:date>
              <text:p text:style-name="P3"><text:span text:style-name="T3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Hidden Area Mask</text:p>
          </table:table-cell>
          <table:table-cell table:style-name="ce37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Render Quality</text:p>
          </table:table-cell>
          <table:table-cell table:style-name="ce41" table:content-validation-name="val13" office:value-type="float" office:value="1.25" calcext:value-type="float">
            <text:p>1.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GPU Catalyst</text:p>
          </table:table-cell>
          <table:table-cell table:style-name="ce33" table:content-validation-name="val11" office:value-type="float" office:value="0" calcext:value-type="float">
            <office:annotation draw:style-name="gr9" draw:text-style-name="P4" svg:width="82.18pt" svg:height="106.47pt" svg:x="601.68pt" svg:y="610.27pt" draw:caption-point-x="-17.29pt" draw:caption-point-y="42.8pt">
              <dc:date>2020-04-13T00:00:00</dc:date>
              <text:p text:style-name="P3"><text:span text:style-name="T3">WARNING: Always set ‘0’ unless GPU utilization remains well below 90% under frame dropping conditions!</text:span></text:p>
            </office:annotation>
            <text:p>0.0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4" draw:text-style-name="P4" svg:width="82.18pt" svg:height="51pt" svg:x="0pt" svg:y="648.68pt" draw:caption-point-x="584.39pt" draw:caption-point-y="42.8pt">
              <dc:date>2020-02-04T00:00:00</dc:date>
              <text:p text:style-name="P3"><text:span text:style-name="T3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5]/([.C38]*[.C51]*[.O47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5]/[.O47]/[.C38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55" office:value-type="string" calcext:value-type="string">
            <text:p>v</text:p>
          </table:table-cell>
          <table:table-cell table:style-name="ce104" table:formula="of:=ROUNDDOWN([.C38]*[.C51]*[.E55];0)" office:value-type="float" office:value="2737" calcext:value-type="float">
            <text:p>2737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C55]/[.O47]/[.C38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1]*[.E55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18" table:formula="of:=CONCATENATE(ROUNDDOWN([.G56]*[.C37];0);&quot;x&quot;;ROUNDDOWN([.G56]*[.C38];0))" office:value-type="string" office:string-value="4865x2737" calcext:value-type="string">
            <text:p>4865x2737</text:p>
          </table:table-cell>
          <table:table-cell table:style-name="ce55" office:value-type="string" calcext:value-type="string">
            <text:p>vAngular</text:p>
          </table:table-cell>
          <table:table-cell table:formula="of:=ROUND([.E56]/[.C40];5)" office:value-type="float" office:value="24.88182" calcext:value-type="float">
            <text:p>24.88182</text:p>
          </table:table-cell>
          <table:table-cell table:style-name="ce55" office:value-type="string" calcext:value-type="string">
            <text:p>Load</text:p>
          </table:table-cell>
          <table:table-cell table:number-columns-repeated="2"/>
          <table:table-cell table:formula="of:=[.C55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0"/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/>
          <table:table-cell table:style-name="ce18"/>
          <table:table-cell table:style-name="ce55"/>
          <table:table-cell/>
          <table:table-cell table:style-name="ce55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4" draw:text-style-name="P4" svg:width="82.18pt" svg:height="51pt" svg:x="0pt" svg:y="712.66pt" draw:caption-point-x="584.39pt" draw:caption-point-y="42.8pt">
              <dc:date>2020-02-04T00:00:00</dc:date>
              <text:p text:style-name="P3"><text:span text:style-name="T3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60]/([.C38]*[.C51]*[.O47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60]/[.O47]/[.C38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1]*[.E60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5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55" office:value-type="string" calcext:value-type="string">
            <text:p>Pixel Density</text:p>
          </table:table-cell>
          <table:table-cell table:style-name="ce43" table:content-validation-name="val12" office:value-type="float" office:value="1.2" calcext:value-type="float">
            <text:p>1.2</text:p>
          </table:table-cell>
          <table:table-cell table:style-name="ce55" office:value-type="string" calcext:value-type="string">
            <text:p>v</text:p>
          </table:table-cell>
          <table:table-cell table:style-name="ce104" table:formula="of:=ROUNDDOWN([.C38]*[.C51]*[.E60]*[.C63];0)" office:value-type="float" office:value="3284" calcext:value-type="float">
            <text:p>3284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E63]/[.C38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1]*[.E60]*[.C63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3]/[.C38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5" table:formula="of:=CONCATENATE(ROUNDDOWN([.G63]*[.C37];0);&quot;x&quot;;ROUNDDOWN([.G63]*[.C38];0))" office:value-type="string" office:string-value="5838x3284" calcext:value-type="string">
            <text:p>5838x3284</text:p>
          </table:table-cell>
          <table:table-cell table:style-name="ce55" office:value-type="string" calcext:value-type="string">
            <text:p>vAngular</text:p>
          </table:table-cell>
          <table:table-cell table:formula="of:=ROUND([.E63]/[.C40];5)" office:value-type="float" office:value="29.85455" calcext:value-type="float">
            <text:p>29.85455</text:p>
          </table:table-cell>
          <table:table-cell table:style-name="ce55" office:value-type="string" calcext:value-type="string">
            <text:p>Load</text:p>
          </table:table-cell>
          <table:table-cell table:number-columns-repeated="2"/>
          <table:table-cell table:formula="of:=[.C60]*[.C63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4" office:value-type="string" calcext:value-type="string">
            <office:annotation draw:style-name="gr15" draw:text-style-name="P4" svg:width="359.35pt" svg:height="296.82pt" svg:x="48.13pt" svg:y="879.08pt" draw:caption-point-x="48.42pt" draw:caption-point-y="42.8pt">
              <dc:date>2020-02-04T00:00:00</dc:date>
              <text:p text:style-name="P3"><text:span text:style-name="T3">INACCURATE</text:span></text:p>
              <text:p text:style-name="P3"><text:span text:style-name="T3"/></text:p>
              <text:p text:style-name="P3"><text:span text:style-name="T3">Do NOT interpret linearly.</text:span></text:p>
              <text:p text:style-name="P3"><text:span text:style-name="T3"/></text:p>
              <text:p text:style-name="P3"><text:span text:style-name="T3">Read and understand formulas before drawing any conclusions.</text:span></text:p>
              <text:p text:style-name="P3"><text:span text:style-name="T3"/></text:p>
              <text:p text:style-name="P3"><text:span text:style-name="T3">-</text:span></text:p>
              <text:p text:style-name="P3"><text:span text:style-name="T3"/></text:p>
              <text:p text:style-name="P3"><text:span text:style-name="T3">Comparisons across vendors (NVIDIA, AMD, Intel), will be inaccurate by as much as +/-40%.</text:span></text:p>
              <text:p text:style-name="P3"><text:span text:style-name="T3"/></text:p>
              <text:p text:style-name="P3"><text:span text:style-name="T3">Comparisons across major design changes (AMD FX vs AMD Ryzen) will be inaccurate by as much as +100% -50% (+double -half). </text:span></text:p>
              <text:p text:style-name="P3"><text:span text:style-name="T3"/></text:p>
              <text:p text:style-name="P3"><text:span text:style-name="T3">GPU is the limiting factor for almost all applications. CPU and RAM predictions should generally be ignored unless the specific weaknesses are known to be relevant.</text:span></text:p>
              <text:p text:style-name="P3"><text:span text:style-name="T3"/></text:p>
              <text:p text:style-name="P3"><text:span text:style-name="T3">CPU/GPU utilization is never an indicator of frame dropping margins. FPSVR measured latencies are generally valid, though some noticeable timing spikes may not be detected.</text:span></text:p>
              <text:p text:style-name="P3"><text:span text:style-name="T3"/></text:p>
              <text:p text:style-name="P3"><text:span text:style-name="T3">Beware some loads are independent of resolution, imposing minimum requirements. CPU/GPU loads will not decrease consistently with resolution.</text:span></text:p>
              <text:p text:style-name="P3"><text:span text:style-name="T3"/></text:p>
              <text:p text:style-name="P3"><text:span text:style-name="T3">Penalty is NOT included in calculations!</text:span></text:p>
            </office:annotation>
            <text:p>Hardware</text:p>
          </table:table-cell>
          <table:table-cell table:style-name="ce4" table:number-columns-repeated="63"/>
        </table:table-row>
        <table:table-row table:style-name="ro1">
          <table:table-cell table:style-name="ce5" office:value-type="string" calcext:value-type="string">
            <text:p>HMD</text:p>
          </table:table-cell>
          <table:table-cell table:style-name="ce5"/>
          <table:table-cell table:style-name="ce44" table:content-validation-name="val1" office:value-type="string" calcext:value-type="string">
            <text:p>Pimax 8kX</text:p>
          </table:table-cell>
          <table:table-cell table:number-columns-repeated="4"/>
          <table:table-cell table:style-name="ce5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4]=&quot;Pimax 8kX&quot;;3840;IF([.C74]=&quot;Pimax 5kp&quot;;2560;IF([.C74]=&quot;HP Reverb&quot;;2160;IF([.C74]=&quot;Valve Index&quot;;2880;IF([.C74]=&quot;HTC Vive Pro&quot;;1440;IF([.C74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4]=&quot;Pimax 8kX&quot;;2160;IF([.C74]=&quot;Pimax 5kp&quot;;1440;IF([.C74]=&quot;HP Reverb&quot;;2160;IF([.C74]=&quot;Valve Index&quot;;1600;IF([.C74]=&quot;HTC Vive Pro&quot;;1600;IF([.C74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4]=&quot;Pimax 8kX&quot;;170;IF([.C74]=&quot;Pimax 5kp&quot;;170;IF([.C74]=&quot;HP Reverb&quot;;110;IF([.C74]=&quot;Valve Index&quot;;130;IF([.C74]=&quot;HTC Vive Pro&quot;;110;IF([.C74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4]=&quot;Pimax 8kX&quot;;110;IF([.C74]=&quot;Pimax 5kp&quot;;110;IF([.C74]=&quot;HP Reverb&quot;;110;IF([.C74]=&quot;Valve Index&quot;;130;IF([.C74]=&quot;HTC Vive Pro&quot;;110;IF([.C74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4]=&quot;Pimax 8kX&quot;;ROUND([.C76]/[.C78];3);IF([.C74]=&quot;Pimax 5kp&quot;;ROUND([.C76]/[.C78];3);IF([.C74]=&quot;HP Reverb&quot;;ROUND([.C76]/[.C78];3);IF([.C74]=&quot;Valve Index&quot;;ROUND([.C76]/[.C78];3);IF([.C74]=&quot;HTC Vive Pro&quot;;ROUND([.C76]/[.C78];3);IF([.C74]=&quot;HTC Vive&quot;;ROUND([.C76]/[.C78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5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51" table:content-validation-name="val14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2]=&quot;i9-9900KF_SL_at_5.1GHz&quot;;&quot;Intel&quot;;IF([.C82]=&quot;i9-9900KS_SL_at_5.2GHz&quot;;&quot;Intel&quot;;IF([.C82]=&quot;i9-9900KF&quot;;&quot;Intel&quot;;IF([.C82]=&quot;i7-8700K&quot;;&quot;Intel&quot;;IF([.C82]=&quot;i7-7700&quot;;&quot;Intel&quot;;IF([.C82]=&quot;Ryzen 5 3600X&quot;;&quot;AMD&quot;;IF([.C82]=&quot;Ryzen 7 2700X&quot;;&quot;AMD&quot;;IF([.C82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6" draw:text-style-name="P4" svg:width="82.18pt" svg:height="72.88pt" svg:x="48.13pt" svg:y="1019.88pt" draw:caption-point-x="48.42pt" draw:caption-point-y="42.8pt">
              <dc:date>2020-01-05T00:00:00</dc:date>
              <text:p text:style-name="P3"><text:span text:style-name="T3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2]=&quot;i9-9900KF_SL_at_5.1GHz&quot;;20369;IF([.C82]=&quot;i9-9900KS_SL_at_5.2GHz&quot;;21501;IF([.C82]=&quot;i9-9900KF&quot;;20369;IF([.C82]=&quot;i7-8700K&quot;;15933;IF([.C82]=&quot;i7-7700&quot;;10686;IF([.C82]=&quot;Ryzen 5 3600X&quot;;20520;IF([.C82]=&quot;Ryzen 7 2700X&quot;;16939;IF([.C82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6" draw:text-style-name="P4" svg:width="91.08pt" svg:height="72.88pt" svg:x="48.13pt" svg:y="1032.66pt" draw:caption-point-x="48.42pt" draw:caption-point-y="42.8pt">
              <dc:date>2020-01-05T00:00:00</dc:date>
              <text:p text:style-name="P3"><text:span text:style-name="T3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2]=&quot;i9-9900KF_SL_at_5.1GHz&quot;;2906;IF([.C82]=&quot;i9-9900KS_SL_at_5.2GHz&quot;;3011;IF([.C82]=&quot;i9-9900KF&quot;;2906;IF([.C82]=&quot;i7-8700K&quot;;2697;IF([.C82]=&quot;i7-7700&quot;;2342;IF([.C82]=&quot;Ryzen 5 3600X&quot;;2916;IF([.C82]=&quot;Ryzen 7 2700X&quot;;2183;IF([.C82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5]*([.C90]/[.C89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6]*[.C91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0" draw:text-style-name="P4" svg:width="82.18pt" svg:height="140.06pt" svg:x="48.13pt" svg:y="1071.07pt" draw:caption-point-x="48.42pt" draw:caption-point-y="42.8pt">
              <dc:date>2020-01-05T00:00:00</dc:date>
              <text:p text:style-name="P3"><text:span text:style-name="T3">Logical Cores</text:span></text:p>
              <text:p text:style-name="P3"><text:span text:style-name="T3"/></text:p>
              <text:p text:style-name="P3"><text:span text:style-name="T3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2]=&quot;i9-9900KF_SL_at_5.1GHz&quot;;16;IF([.C82]=&quot;i9-9900KS_SL_at_5.2GHz&quot;;16;IF([.C82]=&quot;i9-9900KF&quot;;16;IF([.C82]=&quot;i7-8700K&quot;;12;IF([.C82]=&quot;i7-7700&quot;;8;IF([.C82]=&quot;Ryzen 5 3600X&quot;;12;IF([.C82]=&quot;Ryzen 7 2700X&quot;;16;IF([.C82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6" draw:text-style-name="P4" svg:width="82.18pt" svg:height="72.88pt" svg:x="48.13pt" svg:y="1083.86pt" draw:caption-point-x="48.42pt" draw:caption-point-y="42.8pt">
              <dc:date>2020-01-05T00:00:00</dc:date>
              <text:p text:style-name="P3"><text:span text:style-name="T3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2]=&quot;i9-9900KF_SL_at_5.1GHz&quot;;5000;IF([.C82]=&quot;i9-9900KS_SL_at_5.2GHz&quot;;5000;IF([.C82]=&quot;i9-9900KF&quot;;5000;IF([.C82]=&quot;i7-8700K&quot;;4700;IF([.C82]=&quot;i7-7700&quot;;4200;IF([.C82]=&quot;Ryzen 5 3600X&quot;;4400;IF([.C82]=&quot;Ryzen 7 2700X&quot;;4300;IF([.C82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5" draw:text-style-name="P4" svg:width="82.18pt" svg:height="61.68pt" svg:x="48.13pt" svg:y="1096.67pt" draw:caption-point-x="48.42pt" draw:caption-point-y="42.8pt">
              <dc:date>2020-01-05T00:00:00</dc:date>
              <text:p text:style-name="P3"><text:span text:style-name="T3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2]=&quot;i9-9900KF_SL_at_5.1GHz&quot;;5100;IF([.C82]=&quot;i9-9900KS_SL_at_5.2GHz&quot;;5200;IF([.C82]=&quot;i9-9900KF&quot;;5000;IF([.C82]=&quot;i7-8700K&quot;;4700;IF([.C82]=&quot;i7-7700&quot;;4200;IF([.C82]=&quot;Ryzen 5 3600X&quot;;4400;IF([.C82]=&quot;Ryzen 7 2700X&quot;;4300;IF([.C82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7" draw:text-style-name="P4" svg:width="82.18pt" svg:height="184.85pt" svg:x="48.13pt" svg:y="1109.48pt" draw:caption-point-x="48.42pt" draw:caption-point-y="42.8pt">
              <dc:date>2020-01-05T00:00:00</dc:date>
              <text:p text:style-name="P3"><text:span text:style-name="T3">May be inaccurate and unfair.</text:span></text:p>
              <text:p text:style-name="P3"><text:span text:style-name="T3"/></text:p>
              <text:p text:style-name="P3"><text:span text:style-name="T3">Until proven otherwise.</text:span></text:p>
              <text:p text:style-name="P3"><text:span text:style-name="T3"/></text:p>
              <text:p text:style-name="P3"><text:span text:style-name="T3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3]=&quot;Intel&quot;;1;IF([.C83]=&quot;AMD&quot;;0.8;IF([.C83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58" table:content-validation-name="val15" office:value-type="string" calcext:value-type="string">
            <office:annotation draw:style-name="gr6" draw:text-style-name="P4" svg:width="180.17pt" svg:height="151.26pt" svg:x="0pt" svg:y="1147.86pt" draw:caption-point-x="584.39pt" draw:caption-point-y="42.8pt">
              <dc:date>2020-01-05T00:00:00</dc:date>
              <text:p text:style-name="P3"><text:span text:style-name="T3">Beware, cards with adequate air or water cooling cooling and power target settings are able to maintain boost clock continuously with typical applications.</text:span></text:p>
              <text:p text:style-name="P3"><text:span text:style-name="T3"/></text:p>
              <text:p text:style-name="P3"><text:span text:style-name="T3">Many, if not most, cards are not capable of this.</text:span></text:p>
              <text:p text:style-name="P3"><text:span text:style-name="T3"/></text:p>
              <text:p text:style-name="P3"><text:span text:style-name="T3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4]=&quot;NV_RTX_2080_Ti_at_2115MHz&quot;;&quot;NVIDIA&quot;;IF([.C94]=&quot;NV_TITAN_RTX&quot;;&quot;NVIDIA&quot;;IF([.C94]=&quot;NV_RTX_2080_Super&quot;;&quot;NVIDIA&quot;;IF([.C94]=&quot;NV_RTX_2070_Super&quot;;&quot;NVIDIA&quot;;IF([.C94]=&quot;NV_RTX_2060_Super&quot;;&quot;NVIDIA&quot;;IF([.C94]=&quot;NV_GTX_1080_Ti&quot;;&quot;NVIDIA&quot;;IF([.C94]=&quot;NV_GTX_1080&quot;;&quot;NVIDIA&quot;;IF([.C94]=&quot;AMD_Radeon_VII&quot;;&quot;AMD&quot;;IF([.C94]=&quot;AMD_Radeon_RX_5500_XT&quot;;&quot;AMD&quot;;IF([.C94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4]=&quot;NV_RTX_2080_Ti_at_2115MHz&quot;;4352;IF([.C94]=&quot;NV_TITAN_RTX&quot;;4608;IF([.C94]=&quot;NV_RTX_2080_Super&quot;;3072;IF([.C94]=&quot;NV_RTX_2070_Super&quot;;2560;IF([.C94]=&quot;NV_RTX_2060_Super&quot;;2176;IF([.C94]=&quot;NV_GTX_1080_Ti&quot;;3584;IF([.C94]=&quot;NV_GTX_1080&quot;;2560;IF([.C94]=&quot;AMD_Radeon_VII&quot;;3840;IF([.C94]=&quot;AMD_Radeon_RX_5500_XT&quot;;1408;IF([.C94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4]=&quot;NV_RTX_2080_Ti_at_2115MHz&quot;;272;IF([.C94]=&quot;NV_TITAN_RTX&quot;;288;IF([.C94]=&quot;NV_RTX_2080_Super&quot;;192;IF([.C94]=&quot;NV_RTX_2070_Super&quot;;160;IF([.C94]=&quot;NV_RTX_2060_Super&quot;;136;IF([.C94]=&quot;NV_GTX_1080_Ti&quot;;224;IF([.C94]=&quot;NV_GTX_1080&quot;;160;IF([.C94]=&quot;AMD_Radeon_VII&quot;;240;IF([.C94]=&quot;AMD_Radeon_RX_5500_XT&quot;;88;IF([.C94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4]=&quot;NV_RTX_2080_Ti_at_2115MHz&quot;;88;IF([.C94]=&quot;NV_TITAN_RTX&quot;;96;IF([.C94]=&quot;NV_RTX_2080_Super&quot;;64;IF([.C94]=&quot;NV_RTX_2070_Super&quot;;64;IF([.C94]=&quot;NV_RTX_2060_Super&quot;;64;IF([.C94]=&quot;NV_GTX_1080_Ti&quot;;88;IF([.C94]=&quot;NV_GTX_1080&quot;;64;IF([.C94]=&quot;AMD_Radeon_VII&quot;;64;IF([.C94]=&quot;AMD_Radeon_RX_5500_XT&quot;;32;IF([.C94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4]=&quot;NV_RTX_2080_Ti_at_2115MHz&quot;;616;IF([.C94]=&quot;NV_TITAN_RTX&quot;;672;IF([.C94]=&quot;NV_RTX_2080_Super&quot;;496;IF([.C94]=&quot;NV_RTX_2070_Super&quot;;448;IF([.C94]=&quot;NV_RTX_2060_Super&quot;;448;IF([.C94]=&quot;NV_GTX_1080_Ti&quot;;484;IF([.C94]=&quot;NV_GTX_1080&quot;;352;IF([.C94]=&quot;AMD_Radeon_VII&quot;;1028;IF([.C94]=&quot;AMD_Radeon_RX_5500_XT&quot;;224;IF([.C94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4]=&quot;NV_RTX_2080_Ti_at_2115MHz&quot;;11;IF([.C94]=&quot;NV_TITAN_RTX&quot;;24;IF([.C94]=&quot;NV_RTX_2080_Super&quot;;8;IF([.C94]=&quot;NV_RTX_2070_Super&quot;;8;IF([.C94]=&quot;NV_RTX_2060_Super&quot;;8;IF([.C94]=&quot;NV_GTX_1080_Ti&quot;;11;IF([.C94]=&quot;NV_GTX_1080&quot;;8;IF([.C94]=&quot;AMD_Radeon_VII&quot;;16;IF([.C94]=&quot;AMD_Radeon_RX_5500_XT&quot;;8;IF([.C94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4]=&quot;NV_RTX_2080_Ti_at_2115MHz&quot;;136;IF([.C94]=&quot;NV_TITAN_RTX&quot;;170;IF([.C94]=&quot;NV_RTX_2080_Super&quot;;116;IF([.C94]=&quot;NV_RTX_2070_Super&quot;;113;IF([.C94]=&quot;NV_RTX_2060_Super&quot;;106;IF([.C94]=&quot;NV_GTX_1080_Ti&quot;;139;IF([.C94]=&quot;NV_GTX_1080&quot;;111;IF([.C94]=&quot;AMD_Radeon_VII&quot;;112;IF([.C94]=&quot;AMD_Radeon_RX_5500_XT&quot;;59;IF([.C94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4]=&quot;NV_RTX_2080_Ti_at_2115MHz&quot;;410;IF([.C94]=&quot;NV_TITAN_RTX&quot;;510;IF([.C94]=&quot;NV_RTX_2080_Super&quot;;348;IF([.C94]=&quot;NV_RTX_2070_Super&quot;;283;IF([.C94]=&quot;NV_RTX_2060_Super&quot;;224;IF([.C94]=&quot;NV_GTX_1080_Ti&quot;;354;IF([.C94]=&quot;NV_GTX_1080&quot;;277;IF([.C94]=&quot;AMD_Radeon_VII&quot;;420;IF([.C94]=&quot;AMD_Radeon_RX_5500_XT&quot;;162;IF([.C94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4]=&quot;NV_RTX_2080_Ti_at_2115MHz&quot;;13448;IF([.C94]=&quot;NV_TITAN_RTX&quot;;16312;IF([.C94]=&quot;NV_RTX_2080_Super&quot;;11150;IF([.C94]=&quot;NV_RTX_2070_Super&quot;;9060;IF([.C94]=&quot;NV_RTX_2060_Super&quot;;7180;IF([.C94]=&quot;NV_GTX_1080_Ti&quot;;11339;IF([.C94]=&quot;NV_GTX_1080&quot;;8873;IF([.C94]=&quot;AMD_Radeon_VII&quot;;13824;IF([.C94]=&quot;AMD_Radeon_RX_5500_XT&quot;;5196;IF([.C94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48.13pt" svg:y="1275.87pt" draw:caption-point-x="48.42pt" draw:caption-point-y="42.8pt">
              <dc:date>2020-01-05T00:00:00</dc:date>
              <text:p text:style-name="P3"><text:span text:style-name="T3">Always boost clock.</text:span></text:p>
            </office:annotation>
            <text:p>Stock (MHz)</text:p>
          </table:table-cell>
          <table:table-cell/>
          <table:table-cell table:formula="of:=IF([.C94]=&quot;NV_RTX_2080_Ti_at_2115MHz&quot;;1545;IF([.C94]=&quot;NV_TITAN_RTX&quot;;1770;IF([.C94]=&quot;NV_RTX_2080_Super&quot;;1815;IF([.C94]=&quot;NV_RTX_2070_Super&quot;;1770;IF([.C94]=&quot;NV_RTX_2060_Super&quot;;1650;IF([.C94]=&quot;NV_GTX_1080_Ti&quot;;1582;IF([.C94]=&quot;NV_GTX_1080&quot;;1733;IF([.C94]=&quot;AMD_Radeon_VII&quot;;1750;IF([.C94]=&quot;AMD_Radeon_RX_5500_XT&quot;;1845;IF([.C94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4]=&quot;NV_RTX_2080_Ti_at_2115MHz&quot;;1755;IF([.C94]=&quot;NV_TITAN_RTX&quot;;1770;IF([.C94]=&quot;NV_RTX_2080_Super&quot;;1845;IF([.C94]=&quot;NV_RTX_2070_Super&quot;;1815;IF([.C94]=&quot;NV_RTX_2060_Super&quot;;1650;IF([.C94]=&quot;NV_GTX_1080_Ti&quot;;1746;IF([.C94]=&quot;NV_GTX_1080&quot;;1860;IF([.C94]=&quot;AMD_Radeon_VII&quot;;1750;IF([.C94]=&quot;AMD_Radeon_RX_5500_XT&quot;;1845;IF([.C94]=&quot;AMD_Radeon_RX_5700_XT_A&quot;;1980))))))))))" office:value-type="float" office:value="1755" calcext:value-type="float">
            <text:p>1755</text:p>
          </table:table-cell>
          <table:table-cell table:style-name="ce70" table:formula="of:=[.C105]/[.C104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4]=&quot;NV_RTX_2080_Ti_at_2115MHz&quot;;2115;IF([.C94]=&quot;NV_TITAN_RTX&quot;;2030;IF([.C94]=&quot;NV_RTX_2080_Super&quot;;2040;IF([.C94]=&quot;NV_RTX_2070_Super&quot;;2070;IF([.C94]=&quot;NV_RTX_2060_Super&quot;;1650;IF([.C94]=&quot;NV_GTX_1080_Ti&quot;;2037;IF([.C94]=&quot;NV_GTX_1080&quot;;2130;IF([.C94]=&quot;AMD_Radeon_VII&quot;;1900;IF([.C94]=&quot;AMD_Radeon_RX_5500_XT&quot;;1845;IF([.C94]=&quot;AMD_Radeon_RX_5700_XT_A&quot;;2150))))))))))" office:value-type="float" office:value="2115" calcext:value-type="float">
            <text:p>2115</text:p>
          </table:table-cell>
          <table:table-cell table:style-name="ce70" table:formula="of:=[.C106]/[.C105]" office:value-type="float" office:value="1.20512820512821" calcext:value-type="float">
            <text:p>1.205</text:p>
          </table:table-cell>
          <table:table-cell table:style-name="ce70" table:formula="of:=[.C106]/[.C104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48.13pt" svg:y="1314.26pt" draw:caption-point-x="48.42pt" draw:caption-point-y="42.8pt">
              <dc:date>2020-01-05T00:00:00</dc:date>
              <text:p text:style-name="P3"><text:span text:style-name="T3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6]*[.C96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58" table:content-validation-name="val16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51" table:content-validation-name="val14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4]=&quot;i9-9900KF_SL_at_5.1GHz&quot;;&quot;Intel&quot;;IF([.C114]=&quot;i9-9900KS_SL_at_5.2GHz&quot;;&quot;Intel&quot;;IF([.C114]=&quot;i9-9900KF&quot;;&quot;Intel&quot;;IF([.C114]=&quot;i7-8700K&quot;;&quot;Intel&quot;;IF([.C114]=&quot;i7-7700&quot;;&quot;Intel&quot;;IF([.C114]=&quot;Ryzen 5 3600X&quot;;&quot;AMD&quot;;IF([.C114]=&quot;Ryzen 7 2700X&quot;;&quot;AMD&quot;;IF([.C114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4]=&quot;i9-9900KF_SL_at_5.1GHz&quot;;20369;IF([.C114]=&quot;i9-9900KS_SL_at_5.2GHz&quot;;21501;IF([.C114]=&quot;i9-9900KF&quot;;20369;IF([.C114]=&quot;i7-8700K&quot;;15933;IF([.C114]=&quot;i7-7700&quot;;10686;IF([.C114]=&quot;Ryzen 5 3600X&quot;;20520;IF([.C114]=&quot;Ryzen 7 2700X&quot;;16939;IF([.C114]=&quot;FX-8350&quot;;8958))))))))" office:value-type="float" office:value="20520" calcext:value-type="float">
            <text:p>20520</text:p>
          </table:table-cell>
          <table:table-cell table:style-name="ce72" table:formula="of:=[.C116]/[.C84]" office:value-type="float" office:value="1.00741322598066" calcext:value-type="float">
            <text:p>1.007</text:p>
          </table:table-cell>
          <table:table-cell table:style-name="ce77" table:formula="of:=SQRT(([.$E$29]^2)*[.D116])" office:value-type="float" office:value="2709.98937588305" calcext:value-type="float">
            <text:p>2710</text:p>
          </table:table-cell>
          <table:table-cell table:style-name="ce72" table:formula="of:=[.E116]/[.$C$76]" office:value-type="float" office:value="1.25462471105697" calcext:value-type="float">
            <text:p>1.255</text:p>
          </table:table-cell>
          <table:table-cell table:style-name="ce72" table:formula="of:=[.F116]*[.$C$79]" office:value-type="float" office:value="24.6358108263146" calcext:value-type="float">
            <text:p>24.6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4]=&quot;i9-9900KF_SL_at_5.1GHz&quot;;2906;IF([.C114]=&quot;i9-9900KS_SL_at_5.2GHz&quot;;3011;IF([.C114]=&quot;i9-9900KF&quot;;2906;IF([.C114]=&quot;i7-8700K&quot;;2697;IF([.C114]=&quot;i7-7700&quot;;2342;IF([.C114]=&quot;Ryzen 5 3600X&quot;;2916;IF([.C114]=&quot;Ryzen 7 2700X&quot;;2183;IF([.C114]=&quot;FX-8350&quot;;1510))))))))" office:value-type="float" office:value="2916" calcext:value-type="float">
            <text:p>2916</text:p>
          </table:table-cell>
          <table:table-cell table:style-name="ce72" table:formula="of:=[.C117]/[.C85]" office:value-type="float" office:value="1.00344115622849" calcext:value-type="float">
            <text:p>1.003</text:p>
          </table:table-cell>
          <table:table-cell table:style-name="ce77" table:formula="of:=SQRT(([.$E$29]^2)*[.D117])" office:value-type="float" office:value="2704.64157124483" calcext:value-type="float">
            <text:p>2705</text:p>
          </table:table-cell>
          <table:table-cell table:style-name="ce72" table:formula="of:=[.E117]/[.$C$76]" office:value-type="float" office:value="1.25214887557631" calcext:value-type="float">
            <text:p>1.252</text:p>
          </table:table-cell>
          <table:table-cell table:style-name="ce72" table:formula="of:=[.F117]*[.$C$79]" office:value-type="float" office:value="24.5871953208164" calcext:value-type="float">
            <text:p>24.5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7]*([.C122]/[.C121])" office:value-type="float" office:value="2916" calcext:value-type="float">
            <text:p>2916</text:p>
          </table:table-cell>
          <table:table-cell table:style-name="ce72" table:formula="of:=[.C118]/[.C86]" office:value-type="float" office:value="0.983765839439699" calcext:value-type="float">
            <text:p>0.984</text:p>
          </table:table-cell>
          <table:table-cell table:style-name="ce77" table:formula="of:=SQRT(([.$E$29]^2)*[.D118])" office:value-type="float" office:value="2677.99420640064" calcext:value-type="float">
            <text:p>2678</text:p>
          </table:table-cell>
          <table:table-cell table:style-name="ce72" table:formula="of:=[.E118]/[.$C$76]" office:value-type="float" office:value="1.23981213259289" calcext:value-type="float">
            <text:p>1.240</text:p>
          </table:table-cell>
          <table:table-cell table:style-name="ce72" table:formula="of:=[.F118]*[.$C$79]" office:value-type="float" office:value="24.344951035594" calcext:value-type="float">
            <text:p>24.34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8]*[.C123]" office:value-type="float" office:value="2332.8" calcext:value-type="float">
            <text:p>2333</text:p>
          </table:table-cell>
          <table:table-cell table:style-name="ce72" table:formula="of:=[.C119]/[.C87]" office:value-type="float" office:value="0.787012671551759" calcext:value-type="float">
            <text:p>0.787</text:p>
          </table:table-cell>
          <table:table-cell table:style-name="ce77" table:formula="of:=SQRT(([.$E$29]^2)*[.D119])" office:value-type="float" office:value="2395.27083554498" calcext:value-type="float">
            <text:p>2395</text:p>
          </table:table-cell>
          <table:table-cell table:style-name="ce72" table:formula="of:=[.E119]/[.$C$76]" office:value-type="float" office:value="1.10892168312267" calcext:value-type="float">
            <text:p>1.109</text:p>
          </table:table-cell>
          <table:table-cell table:style-name="ce72" table:formula="of:=[.F119]*[.$C$79]" office:value-type="float" office:value="21.7747861697968" calcext:value-type="float">
            <text:p>21.7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4]=&quot;i9-9900KF_SL_at_5.1GHz&quot;;16;IF([.C114]=&quot;i9-9900KS_SL_at_5.2GHz&quot;;16;IF([.C114]=&quot;i9-9900KF&quot;;16;IF([.C114]=&quot;i7-8700K&quot;;12;IF([.C114]=&quot;i7-7700&quot;;8;IF([.C114]=&quot;Ryzen 5 3600X&quot;;12;IF([.C114]=&quot;Ryzen 7 2700X&quot;;16;IF([.C114]=&quot;FX-8350&quot;;8))))))))" office:value-type="float" office:value="12" calcext:value-type="float">
            <text:p>12</text:p>
          </table:table-cell>
          <table:table-cell table:style-name="ce72" table:formula="of:=[.C120]/[.C88]" office:value-type="float" office:value="0.75" calcext:value-type="float">
            <text:p>0.750</text:p>
          </table:table-cell>
          <table:table-cell table:style-name="ce77" table:formula="of:=SQRT(([.$E$29]^2)*[.D120])" office:value-type="float" office:value="2338.26859021798" calcext:value-type="float">
            <text:p>2338</text:p>
          </table:table-cell>
          <table:table-cell table:style-name="ce72" table:formula="of:=[.E120]/[.$C$76]" office:value-type="float" office:value="1.08253175473055" calcext:value-type="float">
            <text:p>1.083</text:p>
          </table:table-cell>
          <table:table-cell table:style-name="ce72" table:formula="of:=[.F120]*[.$C$79]" office:value-type="float" office:value="21.256593535889" calcext:value-type="float">
            <text:p>21.2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4]=&quot;i9-9900KF_SL_at_5.1GHz&quot;;5000;IF([.C114]=&quot;i9-9900KS_SL_at_5.2GHz&quot;;5000;IF([.C114]=&quot;i9-9900KF&quot;;5000;IF([.C114]=&quot;i7-8700K&quot;;4700;IF([.C114]=&quot;i7-7700&quot;;4200;IF([.C114]=&quot;Ryzen 5 3600X&quot;;4400;IF([.C114]=&quot;Ryzen 7 2700X&quot;;4300;IF([.C114]=&quot;FX-8350&quot;;4300))))))))" office:value-type="float" office:value="4400" calcext:value-type="float">
            <text:p>4400</text:p>
          </table:table-cell>
          <table:table-cell table:style-name="ce72" table:formula="of:=[.C121]/[.C89]" office:value-type="float" office:value="0.88" calcext:value-type="float">
            <text:p>0.880</text:p>
          </table:table-cell>
          <table:table-cell table:style-name="ce77" table:formula="of:=SQRT(([.$E$29]^2)*[.D121])" office:value-type="float" office:value="2532.82451030465" calcext:value-type="float">
            <text:p>2533</text:p>
          </table:table-cell>
          <table:table-cell table:style-name="ce72" table:formula="of:=[.E121]/[.$C$76]" office:value-type="float" office:value="1.17260393995586" calcext:value-type="float">
            <text:p>1.173</text:p>
          </table:table-cell>
          <table:table-cell table:style-name="ce72" table:formula="of:=[.F121]*[.$C$79]" office:value-type="float" office:value="23.0252509649732" calcext:value-type="float">
            <text:p>23.02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4]=&quot;i9-9900KF_SL_at_5.1GHz&quot;;5100;IF([.C114]=&quot;i9-9900KS_SL_at_5.2GHz&quot;;5200;IF([.C114]=&quot;i9-9900KF&quot;;5000;IF([.C114]=&quot;i7-8700K&quot;;4700;IF([.C114]=&quot;i7-7700&quot;;4200;IF([.C114]=&quot;Ryzen 5 3600X&quot;;4400;IF([.C114]=&quot;Ryzen 7 2700X&quot;;4300;IF([.C114]=&quot;FX-8350&quot;;4600))))))))" office:value-type="float" office:value="4400" calcext:value-type="float">
            <text:p>4400</text:p>
          </table:table-cell>
          <table:table-cell table:style-name="ce72" table:formula="of:=[.C122]/[.C90]" office:value-type="float" office:value="0.862745098039216" calcext:value-type="float">
            <text:p>0.863</text:p>
          </table:table-cell>
          <table:table-cell table:style-name="ce77" table:formula="of:=SQRT(([.$E$29]^2)*[.D122])" office:value-type="float" office:value="2507.86996566925" calcext:value-type="float">
            <text:p>2508</text:p>
          </table:table-cell>
          <table:table-cell table:style-name="ce72" table:formula="of:=[.E122]/[.$C$76]" office:value-type="float" office:value="1.16105091003206" calcext:value-type="float">
            <text:p>1.161</text:p>
          </table:table-cell>
          <table:table-cell table:style-name="ce72" table:formula="of:=[.F122]*[.$C$79]" office:value-type="float" office:value="22.7983956693895" calcext:value-type="float">
            <text:p>22.79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5]=&quot;Intel&quot;;1;IF([.C115]=&quot;AMD&quot;;0.8;IF([.C115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58" table:content-validation-name="val15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6]=&quot;NV_RTX_2080_Ti_at_2115MHz&quot;;&quot;NVIDIA&quot;;IF([.C126]=&quot;NV_TITAN_RTX&quot;;&quot;NVIDIA&quot;;IF([.C126]=&quot;NV_RTX_2080_Super&quot;;&quot;NVIDIA&quot;;IF([.C126]=&quot;NV_RTX_2070_Super&quot;;&quot;NVIDIA&quot;;IF([.C126]=&quot;NV_RTX_2060_Super&quot;;&quot;NVIDIA&quot;;IF([.C126]=&quot;NV_GTX_1080_Ti&quot;;&quot;NVIDIA&quot;;IF([.C126]=&quot;NV_GTX_1080&quot;;&quot;NVIDIA&quot;;IF([.C126]=&quot;AMD_Radeon_VII&quot;;&quot;AMD&quot;;IF([.C126]=&quot;AMD_Radeon_RX_5500_XT&quot;;&quot;AMD&quot;;IF([.C126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6]=&quot;NV_RTX_2080_Ti_at_2115MHz&quot;;4352;IF([.C126]=&quot;NV_TITAN_RTX&quot;;4608;IF([.C126]=&quot;NV_RTX_2080_Super&quot;;3072;IF([.C126]=&quot;NV_RTX_2070_Super&quot;;2560;IF([.C126]=&quot;NV_RTX_2060_Super&quot;;2176;IF([.C126]=&quot;NV_GTX_1080_Ti&quot;;3584;IF([.C126]=&quot;NV_GTX_1080&quot;;2560;IF([.C126]=&quot;AMD_Radeon_VII&quot;;3840;IF([.C126]=&quot;AMD_Radeon_RX_5500_XT&quot;;1408;IF([.C126]=&quot;AMD_Radeon_RX_5700_XT_A&quot;;2560))))))))))" office:value-type="float" office:value="3072" calcext:value-type="float">
            <text:p>3072</text:p>
          </table:table-cell>
          <table:table-cell table:style-name="ce72" table:formula="of:=[.C128]/[.C96]" office:value-type="float" office:value="0.705882352941176" calcext:value-type="float">
            <text:p>0.706</text:p>
          </table:table-cell>
          <table:table-cell table:style-name="ce77" table:formula="of:=SQRT(([.$E$29]^2)*[.D128])" office:value-type="float" office:value="2268.45373612538" calcext:value-type="float">
            <text:p>2268</text:p>
          </table:table-cell>
          <table:table-cell table:style-name="ce72" table:formula="of:=[.E128]/[.$C$76]" office:value-type="float" office:value="1.05021006302101" calcext:value-type="float">
            <text:p>1.050</text:p>
          </table:table-cell>
          <table:table-cell table:style-name="ce72" table:formula="of:=[.F128]*[.$C$79]" office:value-type="float" office:value="20.6219247974805" calcext:value-type="float">
            <text:p>20.6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6]=&quot;NV_RTX_2080_Ti_at_2115MHz&quot;;272;IF([.C126]=&quot;NV_TITAN_RTX&quot;;288;IF([.C126]=&quot;NV_RTX_2080_Super&quot;;192;IF([.C126]=&quot;NV_RTX_2070_Super&quot;;160;IF([.C126]=&quot;NV_RTX_2060_Super&quot;;136;IF([.C126]=&quot;NV_GTX_1080_Ti&quot;;224;IF([.C126]=&quot;NV_GTX_1080&quot;;160;IF([.C126]=&quot;AMD_Radeon_VII&quot;;240;IF([.C126]=&quot;AMD_Radeon_RX_5500_XT&quot;;88;IF([.C126]=&quot;AMD_Radeon_RX_5700_XT_A&quot;;160))))))))))" office:value-type="float" office:value="192" calcext:value-type="float">
            <text:p>192</text:p>
          </table:table-cell>
          <table:table-cell table:style-name="ce72" table:formula="of:=[.C129]/[.C97]" office:value-type="float" office:value="0.705882352941176" calcext:value-type="float">
            <text:p>0.706</text:p>
          </table:table-cell>
          <table:table-cell table:style-name="ce77" table:formula="of:=SQRT(([.$E$29]^2)*[.D129])" office:value-type="float" office:value="2268.45373612538" calcext:value-type="float">
            <text:p>2268</text:p>
          </table:table-cell>
          <table:table-cell table:style-name="ce72" table:formula="of:=[.E129]/[.$C$76]" office:value-type="float" office:value="1.05021006302101" calcext:value-type="float">
            <text:p>1.050</text:p>
          </table:table-cell>
          <table:table-cell table:style-name="ce72" table:formula="of:=[.F129]*[.$C$79]" office:value-type="float" office:value="20.6219247974805" calcext:value-type="float">
            <text:p>20.6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6]=&quot;NV_RTX_2080_Ti_at_2115MHz&quot;;88;IF([.C126]=&quot;NV_TITAN_RTX&quot;;96;IF([.C126]=&quot;NV_RTX_2080_Super&quot;;64;IF([.C126]=&quot;NV_RTX_2070_Super&quot;;64;IF([.C126]=&quot;NV_RTX_2060_Super&quot;;64;IF([.C126]=&quot;NV_GTX_1080_Ti&quot;;88;IF([.C126]=&quot;NV_GTX_1080&quot;;64;IF([.C126]=&quot;AMD_Radeon_VII&quot;;64;IF([.C126]=&quot;AMD_Radeon_RX_5500_XT&quot;;32;IF([.C126]=&quot;AMD_Radeon_RX_5700_XT_A&quot;;64))))))))))" office:value-type="float" office:value="64" calcext:value-type="float">
            <text:p>64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9]^2)*[.D130])" office:value-type="float" office:value="2302.56773664059" calcext:value-type="float">
            <text:p>2303</text:p>
          </table:table-cell>
          <table:table-cell table:style-name="ce72" table:formula="of:=[.E130]/[.$C$76]" office:value-type="float" office:value="1.06600358177805" calcext:value-type="float">
            <text:p>1.066</text:p>
          </table:table-cell>
          <table:table-cell table:style-name="ce72" table:formula="of:=[.F130]*[.$C$79]" office:value-type="float" office:value="20.9320463317938" calcext:value-type="float">
            <text:p>20.9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6]=&quot;NV_RTX_2080_Ti_at_2115MHz&quot;;616;IF([.C126]=&quot;NV_TITAN_RTX&quot;;672;IF([.C126]=&quot;NV_RTX_2080_Super&quot;;496;IF([.C126]=&quot;NV_RTX_2070_Super&quot;;448;IF([.C126]=&quot;NV_RTX_2060_Super&quot;;448;IF([.C126]=&quot;NV_GTX_1080_Ti&quot;;484;IF([.C126]=&quot;NV_GTX_1080&quot;;352;IF([.C126]=&quot;AMD_Radeon_VII&quot;;1028;IF([.C126]=&quot;AMD_Radeon_RX_5500_XT&quot;;224;IF([.C126]=&quot;AMD_Radeon_RX_5700_XT_A&quot;;448))))))))))" office:value-type="float" office:value="496" calcext:value-type="float">
            <text:p>496</text:p>
          </table:table-cell>
          <table:table-cell table:style-name="ce72" table:formula="of:=[.C131]/[.C99]" office:value-type="float" office:value="0.805194805194805" calcext:value-type="float">
            <text:p>0.805</text:p>
          </table:table-cell>
          <table:table-cell table:style-name="ce77" table:formula="of:=SQRT(([.$E$29]^2)*[.D131])" office:value-type="float" office:value="2422.78148619931" calcext:value-type="float">
            <text:p>2423</text:p>
          </table:table-cell>
          <table:table-cell table:style-name="ce72" table:formula="of:=[.E131]/[.$C$76]" office:value-type="float" office:value="1.12165809546264" calcext:value-type="float">
            <text:p>1.122</text:p>
          </table:table-cell>
          <table:table-cell table:style-name="ce72" table:formula="of:=[.F131]*[.$C$79]" office:value-type="float" office:value="22.0248783625045" calcext:value-type="float">
            <text:p>22.02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6]=&quot;NV_RTX_2080_Ti_at_2115MHz&quot;;11;IF([.C126]=&quot;NV_TITAN_RTX&quot;;24;IF([.C126]=&quot;NV_RTX_2080_Super&quot;;8;IF([.C126]=&quot;NV_RTX_2070_Super&quot;;8;IF([.C126]=&quot;NV_RTX_2060_Super&quot;;8;IF([.C126]=&quot;NV_GTX_1080_Ti&quot;;11;IF([.C126]=&quot;NV_GTX_1080&quot;;8;IF([.C126]=&quot;AMD_Radeon_VII&quot;;16;IF([.C126]=&quot;AMD_Radeon_RX_5500_XT&quot;;8;IF([.C126]=&quot;AMD_Radeon_RX_5700_XT_A&quot;;8))))))))))" office:value-type="float" office:value="8" calcext:value-type="float">
            <text:p>8</text:p>
          </table:table-cell>
          <table:table-cell table:style-name="ce72" table:formula="of:=[.C132]/[.C100]" office:value-type="float" office:value="0.727272727272727" calcext:value-type="float">
            <text:p>0.727</text:p>
          </table:table-cell>
          <table:table-cell table:style-name="ce77" table:formula="of:=SQRT(([.$E$29]^2)*[.D132])" office:value-type="float" office:value="2302.56773664059" calcext:value-type="float">
            <text:p>2303</text:p>
          </table:table-cell>
          <table:table-cell table:style-name="ce72" table:formula="of:=[.E132]/[.$C$76]" office:value-type="float" office:value="1.06600358177805" calcext:value-type="float">
            <text:p>1.066</text:p>
          </table:table-cell>
          <table:table-cell table:style-name="ce72" table:formula="of:=[.F132]*[.$C$79]" office:value-type="float" office:value="20.9320463317938" calcext:value-type="float">
            <text:p>20.9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6]=&quot;NV_RTX_2080_Ti_at_2115MHz&quot;;136;IF([.C126]=&quot;NV_TITAN_RTX&quot;;170;IF([.C126]=&quot;NV_RTX_2080_Super&quot;;116;IF([.C126]=&quot;NV_RTX_2070_Super&quot;;113;IF([.C126]=&quot;NV_RTX_2060_Super&quot;;106;IF([.C126]=&quot;NV_GTX_1080_Ti&quot;;139;IF([.C126]=&quot;NV_GTX_1080&quot;;111;IF([.C126]=&quot;AMD_Radeon_VII&quot;;112;IF([.C126]=&quot;AMD_Radeon_RX_5500_XT&quot;;59;IF([.C126]=&quot;AMD_Radeon_RX_5700_XT_A&quot;;127))))))))))" office:value-type="float" office:value="116" calcext:value-type="float">
            <text:p>116</text:p>
          </table:table-cell>
          <table:table-cell table:style-name="ce72" table:formula="of:=[.C133]/[.C101]" office:value-type="float" office:value="0.852941176470588" calcext:value-type="float">
            <text:p>0.853</text:p>
          </table:table-cell>
          <table:table-cell table:style-name="ce77" table:formula="of:=SQRT(([.$E$29]^2)*[.D133])" office:value-type="float" office:value="2493.57999199356" calcext:value-type="float">
            <text:p>2494</text:p>
          </table:table-cell>
          <table:table-cell table:style-name="ce72" table:formula="of:=[.E133]/[.$C$76]" office:value-type="float" office:value="1.1544351814785" calcext:value-type="float">
            <text:p>1.154</text:p>
          </table:table-cell>
          <table:table-cell table:style-name="ce72" table:formula="of:=[.F133]*[.$C$79]" office:value-type="float" office:value="22.6684892235118" calcext:value-type="float">
            <text:p>22.66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6]=&quot;NV_RTX_2080_Ti_at_2115MHz&quot;;410;IF([.C126]=&quot;NV_TITAN_RTX&quot;;510;IF([.C126]=&quot;NV_RTX_2080_Super&quot;;348;IF([.C126]=&quot;NV_RTX_2070_Super&quot;;283;IF([.C126]=&quot;NV_RTX_2060_Super&quot;;224;IF([.C126]=&quot;NV_GTX_1080_Ti&quot;;354;IF([.C126]=&quot;NV_GTX_1080&quot;;277;IF([.C126]=&quot;AMD_Radeon_VII&quot;;420;IF([.C126]=&quot;AMD_Radeon_RX_5500_XT&quot;;162;IF([.C126]=&quot;AMD_Radeon_RX_5700_XT_A&quot;;317))))))))))" office:value-type="float" office:value="348" calcext:value-type="float">
            <text:p>348</text:p>
          </table:table-cell>
          <table:table-cell table:style-name="ce72" table:formula="of:=[.C134]/[.C102]" office:value-type="float" office:value="0.848780487804878" calcext:value-type="float">
            <text:p>0.849</text:p>
          </table:table-cell>
          <table:table-cell table:style-name="ce77" table:formula="of:=SQRT(([.$E$29]^2)*[.D134])" office:value-type="float" office:value="2487.49065447442" calcext:value-type="float">
            <text:p>2487</text:p>
          </table:table-cell>
          <table:table-cell table:style-name="ce72" table:formula="of:=[.E134]/[.$C$76]" office:value-type="float" office:value="1.15161604373816" calcext:value-type="float">
            <text:p>1.152</text:p>
          </table:table-cell>
          <table:table-cell table:style-name="ce72" table:formula="of:=[.F134]*[.$C$79]" office:value-type="float" office:value="22.6131326348424" calcext:value-type="float">
            <text:p>22.6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6]=&quot;NV_RTX_2080_Ti_at_2115MHz&quot;;13448;IF([.C126]=&quot;NV_TITAN_RTX&quot;;16312;IF([.C126]=&quot;NV_RTX_2080_Super&quot;;11150;IF([.C126]=&quot;NV_RTX_2070_Super&quot;;9060;IF([.C126]=&quot;NV_RTX_2060_Super&quot;;7180;IF([.C126]=&quot;NV_GTX_1080_Ti&quot;;11339;IF([.C126]=&quot;NV_GTX_1080&quot;;8873;IF([.C126]=&quot;AMD_Radeon_VII&quot;;13824;IF([.C126]=&quot;AMD_Radeon_RX_5500_XT&quot;;5196;IF([.C126]=&quot;AMD_Radeon_RX_5700_XT_A&quot;;8602))))))))))" office:value-type="float" office:value="11150" calcext:value-type="float">
            <text:p>11150</text:p>
          </table:table-cell>
          <table:table-cell table:style-name="ce72" table:formula="of:=[.C135]/[.C103]" office:value-type="float" office:value="0.829119571683522" calcext:value-type="float">
            <text:p>0.829</text:p>
          </table:table-cell>
          <table:table-cell table:style-name="ce77" table:formula="of:=SQRT(([.$E$29]^2)*[.D135])" office:value-type="float" office:value="2458.51208611487" calcext:value-type="float">
            <text:p>2459</text:p>
          </table:table-cell>
          <table:table-cell table:style-name="ce72" table:formula="of:=[.E135]/[.$C$76]" office:value-type="float" office:value="1.13820003986799" calcext:value-type="float">
            <text:p>1.138</text:p>
          </table:table-cell>
          <table:table-cell table:style-name="ce72" table:formula="of:=[.F135]*[.$C$79]" office:value-type="float" office:value="22.3496959828479" calcext:value-type="float">
            <text:p>22.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6]=&quot;NV_RTX_2080_Ti_at_2115MHz&quot;;1545;IF([.C126]=&quot;NV_TITAN_RTX&quot;;1770;IF([.C126]=&quot;NV_RTX_2080_Super&quot;;1815;IF([.C126]=&quot;NV_RTX_2070_Super&quot;;1770;IF([.C126]=&quot;NV_RTX_2060_Super&quot;;1650;IF([.C126]=&quot;NV_GTX_1080_Ti&quot;;1582;IF([.C126]=&quot;NV_GTX_1080&quot;;1733;IF([.C126]=&quot;AMD_Radeon_VII&quot;;1750;IF([.C126]=&quot;AMD_Radeon_RX_5500_XT&quot;;1845;IF([.C126]=&quot;AMD_Radeon_RX_5700_XT_A&quot;;1980))))))))))" office:value-type="float" office:value="1815" calcext:value-type="float">
            <text:p>1815</text:p>
          </table:table-cell>
          <table:table-cell table:style-name="ce72" table:formula="of:=[.C136]/[.C104]" office:value-type="float" office:value="1.1747572815534" calcext:value-type="float">
            <text:p>1.175</text:p>
          </table:table-cell>
          <table:table-cell table:style-name="ce77" table:formula="of:=SQRT(([.$E$29]^2)*[.D136])" office:value-type="float" office:value="2926.42795614795" calcext:value-type="float">
            <text:p>2926</text:p>
          </table:table-cell>
          <table:table-cell table:style-name="ce72" table:formula="of:=[.E136]/[.$C$76]" office:value-type="float" office:value="1.3548277574759" calcext:value-type="float">
            <text:p>1.355</text:p>
          </table:table-cell>
          <table:table-cell table:style-name="ce72" table:formula="of:=[.F136]*[.$C$79]" office:value-type="float" office:value="26.6033978457968" calcext:value-type="float">
            <text:p>26.6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6]=&quot;NV_RTX_2080_Ti_at_2115MHz&quot;;1755;IF([.C126]=&quot;NV_TITAN_RTX&quot;;1770;IF([.C126]=&quot;NV_RTX_2080_Super&quot;;1845;IF([.C126]=&quot;NV_RTX_2070_Super&quot;;1815;IF([.C126]=&quot;NV_RTX_2060_Super&quot;;1650;IF([.C126]=&quot;NV_GTX_1080_Ti&quot;;1746;IF([.C126]=&quot;NV_GTX_1080&quot;;1860;IF([.C126]=&quot;AMD_Radeon_VII&quot;;1750;IF([.C126]=&quot;AMD_Radeon_RX_5500_XT&quot;;1845;IF([.C126]=&quot;AMD_Radeon_RX_5700_XT_A&quot;;1980))))))))))" office:value-type="float" office:value="1845" calcext:value-type="float">
            <text:p>1845</text:p>
          </table:table-cell>
          <table:table-cell table:style-name="ce72" table:formula="of:=[.C137]/[.C105]" office:value-type="float" office:value="1.05128205128205" calcext:value-type="float">
            <text:p>1.051</text:p>
          </table:table-cell>
          <table:table-cell table:style-name="ce77" table:formula="of:=SQRT(([.$E$29]^2)*[.D137])" office:value-type="float" office:value="2768.36524935677" calcext:value-type="float">
            <text:p>2768</text:p>
          </table:table-cell>
          <table:table-cell table:style-name="ce72" table:formula="of:=[.E137]/[.$C$76]" office:value-type="float" office:value="1.28165057840591" calcext:value-type="float">
            <text:p>1.282</text:p>
          </table:table-cell>
          <table:table-cell table:style-name="ce72" table:formula="of:=[.F137]*[.$C$79]" office:value-type="float" office:value="25.1664907575785" calcext:value-type="float">
            <text:p>25.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6]=&quot;NV_RTX_2080_Ti_at_2115MHz&quot;;2115;IF([.C126]=&quot;NV_TITAN_RTX&quot;;2030;IF([.C126]=&quot;NV_RTX_2080_Super&quot;;2040;IF([.C126]=&quot;NV_RTX_2070_Super&quot;;2070;IF([.C126]=&quot;NV_RTX_2060_Super&quot;;1650;IF([.C126]=&quot;NV_GTX_1080_Ti&quot;;2037;IF([.C126]=&quot;NV_GTX_1080&quot;;2130;IF([.C126]=&quot;AMD_Radeon_VII&quot;;1900;IF([.C126]=&quot;AMD_Radeon_RX_5500_XT&quot;;1845;IF([.C126]=&quot;AMD_Radeon_RX_5700_XT_A&quot;;2150))))))))))" office:value-type="float" office:value="2040" calcext:value-type="float">
            <text:p>2040</text:p>
          </table:table-cell>
          <table:table-cell table:style-name="ce72" table:formula="of:=[.C138]/[.C106]" office:value-type="float" office:value="0.964539007092199" calcext:value-type="float">
            <text:p>0.965</text:p>
          </table:table-cell>
          <table:table-cell table:style-name="ce77" table:formula="of:=SQRT(([.$E$29]^2)*[.D138])" office:value-type="float" office:value="2651.69556354083" calcext:value-type="float">
            <text:p>2652</text:p>
          </table:table-cell>
          <table:table-cell table:style-name="ce72" table:formula="of:=[.E138]/[.$C$76]" office:value-type="float" office:value="1.22763683497261" calcext:value-type="float">
            <text:p>1.228</text:p>
          </table:table-cell>
          <table:table-cell table:style-name="ce72" table:formula="of:=[.F138]*[.$C$79]" office:value-type="float" office:value="24.1058768915221" calcext:value-type="float">
            <text:p>24.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8]*[.C128]" office:value-type="float" office:value="6266880" calcext:value-type="float">
            <text:p>6266880</text:p>
          </table:table-cell>
          <table:table-cell table:style-name="ce72" table:formula="of:=[.C139]/[.C107]" office:value-type="float" office:value="0.680851063829787" calcext:value-type="float">
            <text:p>0.681</text:p>
          </table:table-cell>
          <table:table-cell table:style-name="ce77" table:formula="of:=SQRT(([.$E$29]^2)*[.D139])" office:value-type="float" office:value="2227.86989191899" calcext:value-type="float">
            <text:p>2228</text:p>
          </table:table-cell>
          <table:table-cell table:style-name="ce72" table:formula="of:=[.E139]/[.$C$76]" office:value-type="float" office:value="1.03142124625879" calcext:value-type="float">
            <text:p>1.031</text:p>
          </table:table-cell>
          <table:table-cell table:style-name="ce72" table:formula="of:=[.F139]*[.$C$79]" office:value-type="float" office:value="20.2529875915377" calcext:value-type="float">
            <text:p>20.253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58" table:content-validation-name="val16" office:value-type="float" office:value="3400" calcext:value-type="float">
            <text:p>3400</text:p>
          </table:table-cell>
          <table:table-cell table:style-name="ce72" table:formula="of:=[.C142]/[.C110]" office:value-type="float" office:value="1" calcext:value-type="float">
            <text:p>1.000</text:p>
          </table:table-cell>
          <table:table-cell table:style-name="ce77" table:formula="of:=SQRT(([.$E$29]^2)*[.D142])" office:value-type="float" office:value="2700" calcext:value-type="float">
            <text:p>2700</text:p>
          </table:table-cell>
          <table:table-cell table:style-name="ce72" table:formula="of:=[.E142]/[.$C$76]" office:value-type="float" office:value="1.25" calcext:value-type="float">
            <text:p>1.250</text:p>
          </table:table-cell>
          <table:table-cell table:style-name="ce72" table:formula="of:=[.F142]*[.$C$79]" office:value-type="float" office:value="24.545" calcext:value-type="float">
            <text:p>24.545</text:p>
          </table:table-cell>
          <table:table-cell table:number-columns-repeated="57"/>
        </table:table-row>
        <calcext:conditional-formats>
          <calcext:conditional-format calcext:target-range-address="RoboRecall.G22:RoboRecall.G22 RoboRecall.G29:RoboRecall.G29 RoboRecall.A30:RoboRecall.A30 RoboRecall.A22:RoboRecall.A22 RoboRecall.G56:RoboRecall.G56 RoboRecall.G63:RoboRecall.G63 RoboRecall.A64:RoboRecall.A64 RoboRecall.A56:RoboRecall.A56">
            <calcext:condition calcext:apply-style-name="Good - Framerate" calcext:value="&gt;=1.4" calcext:base-cell-address="RoboRecall.A22"/>
            <calcext:condition calcext:apply-style-name="Warn - Framerate" calcext:value="&gt;=1.2" calcext:base-cell-address="RoboRecall.A22"/>
            <calcext:condition calcext:apply-style-name="Bad - Framerate" calcext:value="&lt;1.2" calcext:base-cell-address="RoboRecall.A22"/>
          </calcext:conditional-format>
          <calcext:conditional-format calcext:target-range-address="RoboRecall.M30:RoboRecall.M30 RoboRecall.M23:RoboRecall.M23 RoboRecall.A23:RoboRecall.A23 RoboRecall.A31:RoboRecall.A31">
            <calcext:condition calcext:apply-style-name="Good - Framerate" calcext:value="&lt;=0.8" calcext:base-cell-address="RoboRecall.A23"/>
            <calcext:condition calcext:apply-style-name="Warn - Framerate" calcext:value="between(0.8,1)" calcext:base-cell-address="RoboRecall.A23"/>
            <calcext:condition calcext:apply-style-name="Bad - Framerate" calcext:value="&gt;=1" calcext:base-cell-address="RoboRecall.A23"/>
          </calcext:conditional-format>
        </calcext:conditional-formats>
      </table:table>
      <table:table table:name="RoboRecall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7" table:default-cell-style-name="Default"/>
        <table:table-row table:style-name="ro1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Value</text:p>
          </table:table-cell>
          <table:table-cell table:style-name="ce4" table:number-columns-repeated="62"/>
        </table:table-row>
        <table:table-row table:style-name="ro1" table:number-rows-repeated="48">
          <table:table-cell table:number-columns-repeated="64"/>
        </table:table-row>
        <table:table-row table:style-name="ro1">
          <table:table-cell table:style-name="ce86" office:value-type="string" calcext:value-type="string">
            <text:p>NVIDIA</text:p>
          </table:table-cell>
          <table:table-cell table:style-name="ce5" table:number-columns-repeated="5"/>
          <table:table-cell table:style-name="ce5" office:value-type="string" calcext:value-type="string">
            <office:annotation draw:style-name="gr4" draw:text-style-name="P4" svg:width="82.18pt" svg:height="51pt" svg:x="465pt" svg:y="627.19pt" draw:caption-point-x="460.35pt" draw:caption-point-y="0.28pt">
              <dc:date>2020-02-03T00:00:00</dc:date>
              <text:p text:style-name="P3"><text:span text:style-name="T2">Typical global defaults. Not to be taken literally.</text:span></text:p>
            </office:annotation>
            <text:p>Global</text:p>
          </table:table-cell>
          <table:table-cell table:style-name="ce5" table:number-columns-repeated="57"/>
        </table:table-row>
        <table:table-row table:style-name="ro1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Value</text:p>
          </table:table-cell>
          <table:table-cell table:style-name="ce4" table:number-columns-repeated="6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2" draw:text-style-name="P4" svg:width="164.13pt" svg:height="162.45pt" svg:x="0pt" svg:y="917.46pt" draw:caption-point-x="478.46pt" draw:caption-point-y="42.8pt">
              <dc:date>2020-02-03T00:00:00</dc:date>
              <text:p text:style-name="P3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3"><text:span text:style-name="T2"/></text:p>
              <text:p text:style-name="P3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7"/>
        </table:table-row>
      </table:table>
      <table:table table:name="BrassTactic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/>
          <table:table-cell table:style-name="ce4" office:value-type="string" calcext:value-type="string">
            <text:p>Numeric</text:p>
          </table:table-cell>
          <table:table-cell table:style-name="ce4" table:number-columns-repeated="49"/>
        </table:table-row>
        <table:table-row table:style-name="ro1">
          <table:table-cell table:style-name="ce5" office:value-type="string" calcext:value-type="string">
            <text:p>HMD</text:p>
          </table:table-cell>
          <table:table-cell table:style-name="ce5"/>
          <table:table-cell table:style-name="ce29" table:content-validation-name="val1" office:value-type="string" calcext:value-type="string">
            <office:annotation draw:style-name="gr3" draw:text-style-name="P6" svg:width="200.15pt" svg:height="110.95pt" svg:x="0pt" svg:y="14pt" draw:caption-point-x="584.39pt" draw:caption-point-y="-0.94pt">
              <dc:date>2020-02-04T00:00:00</dc:date>
              <text:p text:style-name="P5"><text:span text:style-name="T3">Regard as classes of headsets rather than specific models.</text:span></text:p>
              <text:p text:style-name="P5"><text:span text:style-name="T3"/></text:p>
              <text:p text:style-name="P5"><text:span text:style-name="T3">Pimax 8kX = Pimax Vision 8kX DSC Mode</text:span></text:p>
              <text:p text:style-name="P5"><text:span text:style-name="T3"/></text:p>
              <text:p text:style-name="P5"><text:span text:style-name="T3">Pimax 5kp = Pimax Vision 8kX Upscale Mode, Pimax Vision 8k+, Pimax 5k+, Pimax Artisan, etc</text:span></text:p>
            </office:annotation>
            <text:p>Pimax 8kX</text:p>
          </table:table-cell>
          <table:table-cell table:style-name="ce5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5" draw:text-style-name="P4" svg:width="123.96pt" svg:height="61.68pt" svg:x="0pt" svg:y="8.67pt" draw:caption-point-x="584.39pt" draw:caption-point-y="42.8pt">
              <dc:date>2019-11-29T00:00:00</dc:date>
              <text:p text:style-name="P3"><text:span text:style-name="T3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Backlight Brightness</text:p>
          </table:table-cell>
          <table:table-cell table:style-name="ce37" table:content-validation-name="val2" office:value-type="string" calcext:value-type="string">
            <office:annotation draw:style-name="gr5" draw:text-style-name="P4" svg:width="109.19pt" svg:height="61.68pt" svg:x="0pt" svg:y="64.01pt" draw:caption-point-x="584.39pt" draw:caption-point-y="38.66pt">
              <dc:date>2020-02-04T00:00:00</dc:date>
              <text:p text:style-name="P3"><text:span text:style-name="T3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Refresh Rate (Hz)</text:p>
          </table:table-cell>
          <table:table-cell table:style-name="ce29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7" table:content-validation-name="val4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Fixed Foveated Rendering</text:p>
          </table:table-cell>
          <table:table-cell table:style-name="ce37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Parallel Projections</text:p>
          </table:table-cell>
          <table:table-cell table:style-name="ce29" table:content-validation-name="val6" office:value-type="string" calcext:value-type="string">
            <office:annotation draw:style-name="gr6" draw:text-style-name="P4" svg:width="265.86pt" svg:height="151.26pt" svg:x="0pt" svg:y="111.06pt" draw:caption-point-x="584.39pt" draw:caption-point-y="42.8pt">
              <dc:date>2020-02-04T00:00:00</dc:date>
              <text:p text:style-name="P3"><text:span text:style-name="T3">Prefer ‘OFF’. As required, ‘ON’, costs performance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5" draw:text-style-name="P4" svg:width="82.18pt" svg:height="61.68pt" svg:x="682.78pt" svg:y="111.06pt" draw:caption-point-x="571.12pt" draw:caption-point-y="42.8pt">
              <dc:date>2019-11-30T00:00:00</dc:date>
              <text:p text:style-name="P3"><text:span text:style-name="T3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7" table:content-validation-name="val7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7" table:content-validation-name="val8" office:value-type="string" calcext:value-type="string">
            <office:annotation draw:style-name="gr4" draw:text-style-name="P4" svg:width="82.18pt" svg:height="51pt" svg:x="0pt" svg:y="136.66pt" draw:caption-point-x="584.39pt" draw:caption-point-y="42.8pt">
              <dc:date>2019-11-29T00:00:00</dc:date>
              <text:p text:style-name="P3"><text:span text:style-name="T3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Hidden Area Mask</text:p>
          </table:table-cell>
          <table:table-cell table:style-name="ce37" table:content-validation-name="val9" office:value-type="string" calcext:value-type="string">
            <office:annotation draw:style-name="gr7" draw:text-style-name="P4" svg:width="161.8pt" svg:height="68.74pt" svg:x="0pt" svg:y="149.47pt" draw:caption-point-x="584.39pt" draw:caption-point-y="42.8pt">
              <dc:date>2019-12-03T00:00:00</dc:date>
              <text:p text:style-name="P3"><text:span text:style-name="T3">Prefer ‘ON’ to reduce possiblity of artifacts.</text:span></text:p>
              <text:p text:style-name="P3"><text:span text:style-name="T3"/></text:p>
              <text:p text:style-name="P3"><text:span text:style-name="T3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8" draw:text-style-name="P6" svg:width="135.16pt" svg:height="128.86pt" svg:x="0pt" svg:y="162.26pt" draw:caption-point-x="584.39pt" draw:caption-point-y="42.8pt">
              <dc:date>2020-02-04T00:00:00</dc:date>
              <text:p text:style-name="P5"><text:span text:style-name="T3">Set ‘1.0’ for any headset (typically non-pimax) without driver supersampling!</text:span></text:p>
              <text:p text:style-name="P5"><text:span text:style-name="T3"/></text:p>
              <text:p text:style-name="P5"><text:span text:style-name="T3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GPU Catalyst</text:p>
          </table:table-cell>
          <table:table-cell table:style-name="ce33" table:content-validation-name="val11" office:value-type="float" office:value="0" calcext:value-type="float">
            <office:annotation draw:style-name="gr9" draw:text-style-name="P4" svg:width="82.18pt" svg:height="106.47pt" svg:x="601.68pt" svg:y="175.07pt" draw:caption-point-x="-17.29pt" draw:caption-point-y="42.8pt">
              <dc:date>2020-04-13T00:00:00</dc:date>
              <text:p text:style-name="P3"><text:span text:style-name="T3">WARNING: Always set ‘0’ unless GPU utilization remains well below 90% under frame dropping conditions!</text:span></text:p>
            </office:annotation>
            <text:p>0.0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1]" office:value-type="float" office:value="2700" calcext:value-type="float">
            <office:annotation draw:style-name="gr10" draw:text-style-name="P6" svg:width="102.53pt" svg:height="140.06pt" svg:x="0pt" svg:y="200.66pt" draw:caption-point-x="584.39pt" draw:caption-point-y="55.62pt">
              <dc:date>2019-12-03T00:00:00</dc:date>
              <text:p text:style-name="P5"><text:span text:style-name="T3">Expect SteamVR will automatically adjust to correct value when ‘Parallel Projections’ is toggled.</text:span></text:p>
              <text:p text:style-name="P5"><text:span text:style-name="T3"/></text:p>
              <text:p text:style-name="P5"><text:span text:style-name="T3">High values may cause VRAM exhaustion when overlay applicatons are running, even if not visible.</text:span></text:p>
            </office:annotation>
            <text:p>2700</text:p>
          </table:table-cell>
          <table:table-cell office:value-type="string" calcext:value-type="string">
            <text:p>Add SR</text:p>
          </table:table-cell>
          <table:table-cell table:style-name="ce79" table:content-validation-name="val17" office:value-type="float" office:value="1" calcext:value-type="float">
            <office:annotation draw:style-name="gr5" draw:text-style-name="P4" svg:width="82.18pt" svg:height="61.68pt" svg:x="0pt" svg:y="213.48pt" draw:caption-point-x="692.7pt" draw:caption-point-y="42.8pt">
              <dc:date>2019-11-30T00:00:00</dc:date>
              <text:p text:style-name="P3"><text:span text:style-name="T3">Setting this too high will also degrade VR application framerate.</text:span></text:p>
            </office:annotation>
            <text:p>1.00</text:p>
          </table:table-cell>
          <table:table-cell table:number-columns-repeated="59"/>
        </table:table-row>
        <table:table-row table:style-name="ro1">
          <table:table-cell table:style-name="ce88" table:formula="of:=[.C21]/[.O13]/[.C4]" office:value-type="float" office:value="1.25" calcext:value-type="float">
            <text:p>1.25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55" office:value-type="string" calcext:value-type="string">
            <office:annotation draw:style-name="gr4" draw:text-style-name="P4" svg:width="82.18pt" svg:height="51pt" svg:x="0pt" svg:y="226.26pt" draw:caption-point-x="638.56pt" draw:caption-point-y="42.8pt">
              <dc:date>2019-11-29T00:00:00</dc:date>
              <text:p text:style-name="P3"><text:span text:style-name="T3">Equivalent.</text:span></text:p>
            </office:annotation>
            <text:p>v</text:p>
          </table:table-cell>
          <table:table-cell table:style-name="ce104" table:formula="of:=ROUNDDOWN([.C4]*[.C17]*[.E21];0)" office:value-type="float" office:value="2700" calcext:value-type="float">
            <text:p>2700</text:p>
          </table:table-cell>
          <table:table-cell table:style-name="ce55" office:value-type="string" calcext:value-type="string">
            <text:p>Total SR</text:p>
          </table:table-cell>
          <table:table-cell table:style-name="ce88" table:formula="of:=[.C21]/[.O13]/[.C4]" office:value-type="float" office:value="1.25" calcext:value-type="float">
            <text:p>1.2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1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89" table:formula="of:=ROUNDUP(([.C21]/[.C55])^2*([.C10]/[.C44]);3)" office:value-type="float" office:value="0.974" calcext:value-type="float">
            <text:p>0.974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 office:value-type="string" calcext:value-type="string">
            <text:p>Equivalent</text:p>
          </table:table-cell>
          <table:table-cell table:style-name="ce18" table:formula="of:=CONCATENATE(ROUNDDOWN([.G22]*[.C3];0);&quot;x&quot;;ROUNDDOWN([.G22]*[.C4];0))" office:value-type="string" office:string-value="4800x2700" calcext:value-type="string">
            <text:p>4800x2700</text:p>
          </table:table-cell>
          <table:table-cell table:style-name="ce55" office:value-type="string" calcext:value-type="string">
            <text:p>vAngular</text:p>
          </table:table-cell>
          <table:table-cell table:formula="of:=ROUND([.E22]/[.C6];5)" office:value-type="float" office:value="24.54545" calcext:value-type="float">
            <text:p>24.54545</text:p>
          </table:table-cell>
          <table:table-cell table:style-name="ce55" office:value-type="string" calcext:value-type="string">
            <text:p>Load</text:p>
          </table:table-cell>
          <table:table-cell table:style-name="ce89" table:formula="of:=ROUNDUP(([.C21]/[.C55])^2;3)" office:value-type="float" office:value="0.974" calcext:value-type="float">
            <office:annotation draw:style-name="gr11" draw:text-style-name="P4" svg:width="343.3pt" svg:height="116.87pt" svg:x="166.39pt" svg:y="149.5pt" draw:caption-point-x="959.5pt" draw:caption-point-y="132.38pt">
              <dc:date>2019-11-30T00:00:00</dc:date>
              <text:p text:style-name="P3"><text:span text:style-name="T3">PASS/FAIL</text:span></text:p>
              <text:p text:style-name="P3"><text:span text:style-name="T3"/></text:p>
              <text:p text:style-name="P3"><text:span text:style-name="T3">&gt;1 FAIL</text:span></text:p>
              <text:p text:style-name="P3"><text:span text:style-name="T3">Detects rendered pixels exceeding previous test.</text:span></text:p>
              <text:p text:style-name="P3"><text:span text:style-name="T3"/></text:p>
              <text:p text:style-name="P3"><text:span text:style-name="T3">Test highest performant resolution and document under inputs to ‘Limits’ section of spreadsheet.</text:span></text:p>
              <text:p text:style-name="P3"><text:span text:style-name="T3"/></text:p>
              <text:p text:style-name="P3"><text:span text:style-name="T3">May be an overestimate if horizontal pixels rendered or inefficiency is less.</text:span></text:p>
            </office:annotation>
            <text:p>0.974</text:p>
          </table:table-cell>
          <table:table-cell/>
          <table:table-cell table:formula="of:=[.C21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0"/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/>
          <table:table-cell table:style-name="ce18"/>
          <table:table-cell table:style-name="ce55"/>
          <table:table-cell/>
          <table:table-cell table:style-name="ce55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6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79" table:content-validation-name="val18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6]/[.O13]/[.C4]" office:value-type="float" office:value="1.25" calcext:value-type="float">
            <text:p>1.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6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5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55" office:value-type="string" calcext:value-type="string">
            <text:p>Pixel Density</text:p>
          </table:table-cell>
          <table:table-cell table:style-name="ce40" table:content-validation-name="val12" office:value-type="float" office:value="1" calcext:value-type="float">
            <text:p>1.0</text:p>
          </table:table-cell>
          <table:table-cell table:style-name="ce55" office:value-type="string" calcext:value-type="string">
            <office:annotation draw:style-name="gr4" draw:text-style-name="P4" svg:width="82.18pt" svg:height="51pt" svg:x="0pt" svg:y="315.86pt" draw:caption-point-x="638.56pt" draw:caption-point-y="42.8pt">
              <dc:date>2019-11-29T00:00:00</dc:date>
              <text:p text:style-name="P3"><text:span text:style-name="T3">Equivalent.</text:span></text:p>
            </office:annotation>
            <text:p>v</text:p>
          </table:table-cell>
          <table:table-cell table:style-name="ce104" table:formula="of:=ROUNDDOWN([.C4]*[.C17]*[.E26]*[.C29];0)" office:value-type="float" office:value="2700" calcext:value-type="float">
            <text:p>2700</text:p>
          </table:table-cell>
          <table:table-cell table:style-name="ce55" office:value-type="string" calcext:value-type="string">
            <text:p>Total SR</text:p>
          </table:table-cell>
          <table:table-cell table:style-name="ce88" table:formula="of:=[.E29]/[.C4]" office:value-type="float" office:value="1.25" calcext:value-type="float">
            <office:annotation draw:style-name="gr13" draw:text-style-name="P4" svg:width="71.63pt" svg:height="30.84pt" svg:x="109.87pt" svg:y="312.29pt" draw:caption-point-x="691.14pt" draw:caption-point-y="46.37pt">
              <dc:date>2019-11-30T00:00:00</dc:date>
              <text:p text:style-name="P3"><text:span text:style-name="T3">Prefer ~1.5 for text clarity.</text:span></text:p>
            </office:annotation>
            <text:p>1.2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6]*[.C29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88" table:formula="of:=[.E29]/[.C4]" office:value-type="float" office:value="1.25" calcext:value-type="float">
            <office:annotation draw:style-name="gr13" draw:text-style-name="P4" svg:width="71.63pt" svg:height="30.84pt" svg:x="46.32pt" svg:y="325.11pt" draw:caption-point-x="50.23pt" draw:caption-point-y="46.37pt">
              <dc:date>2019-11-30T00:00:00</dc:date>
              <text:p text:style-name="P3"><text:span text:style-name="T3">Prefer ~1.5 for text clarity.</text:span></text:p>
            </office:annotation>
            <text:p>1.25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5" table:formula="of:=CONCATENATE(ROUNDDOWN([.G29]*[.C3];0);&quot;x&quot;;ROUNDDOWN([.G29]*[.C4];0))" office:value-type="string" office:string-value="4800x2700" calcext:value-type="string">
            <office:annotation draw:style-name="gr14" draw:text-style-name="P4" svg:width="507.6pt" svg:height="319.21pt" svg:x="0pt" svg:y="200.13pt" draw:caption-point-x="909.3pt" draw:caption-point-y="171.35pt">
              <dc:date>2019-11-29T00:00:00</dc:date>
              <text:p text:style-name="P3"><text:span text:style-name="T3">INACCURATE</text:span></text:p>
              <text:p text:style-name="P3"><text:span text:style-name="T3"/></text:p>
              <text:p text:style-name="P3"><text:span text:style-name="T3">Equivalent display panel resolution for relative comparisons ONLY.</text:span></text:p>
              <text:p text:style-name="P3"><text:span text:style-name="T3"/></text:p>
              <text:p text:style-name="P3"><text:span text:style-name="T3">Margin of error is &gt;+/-20% for vAngular, vFOV, or any derivative. Exaggerated vFOV marketing claims may be taken at face value, aggregated, or rounded.</text:span></text:p>
              <text:p text:style-name="P3"><text:span text:style-name="T3"/></text:p>
              <text:p text:style-name="P3"><text:span text:style-name="T3">Drastic differences in optics quality and pixel usage are also more significant.</text:span></text:p>
              <text:p text:style-name="P3"><text:span text:style-name="T3"/></text:p>
              <text:p text:style-name="P3"><text:span text:style-name="T3">No part of this list is intended as PASS/FAIL criteria.</text:span></text:p>
              <text:p text:style-name="P3"><text:span text:style-name="T3"/></text:p>
              <text:p text:style-name="P3"><text:span text:style-name="T3"/></text:p>
              <text:p text:style-name="P3"><text:span text:style-name="T3">Pimax 8kX Native</text:span><text:span text:style-name="T3"><text:tab/></text:span><text:span text:style-name="T3"><text:tab/></text:span><text:span text:style-name="T3">2160v, 4k UHD</text:span><text:span text:style-name="T3"><text:tab/></text:span><text:span text:style-name="T3"><text:tab/></text:span><text:span text:style-name="T3"><text:tab/></text:span><text:span text:style-name="T3">3840x2160</text:span><text:span text:style-name="T3"><text:tab/></text:span><text:span text:style-name="T3">110vFOV (predicted)</text:span><text:span text:style-name="T3"><text:tab/></text:span><text:span text:style-name="T3"><text:tab/></text:span><text:span text:style-name="T3">19.6vAngular</text:span></text:p>
              <text:p text:style-name="P3"><text:span text:style-name="T3">Pimax 5kp Native</text:span><text:span text:style-name="T3"><text:tab/></text:span><text:span text:style-name="T3"><text:tab/></text:span><text:span text:style-name="T3">1440v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560x1440</text:span><text:span text:style-name="T3"><text:tab/></text:span><text:span text:style-name="T3">110vFOV</text:span><text:span text:style-name="T3"><text:tab/></text:span><text:span text:style-name="T3"><text:tab/></text:span><text:span text:style-name="T3"><text:tab/></text:span><text:span text:style-name="T3"><text:tab/></text:span><text:span text:style-name="T3">13.1vAngular</text:span></text:p>
              <text:p text:style-name="P3"><text:span text:style-name="T3"/></text:p>
              <text:p text:style-name="P3"><text:span text:style-name="T3">HP Reverb</text:span><text:span text:style-name="T3"><text:tab/></text:span><text:span text:style-name="T3"><text:tab/></text:span><text:span text:style-name="T3"><text:tab/></text:span><text:span text:style-name="T3">2160v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160x2160</text:span><text:span text:style-name="T3"><text:tab/></text:span><text:span text:style-name="T3">110vFOV</text:span><text:span text:style-name="T3"><text:tab/></text:span><text:span text:style-name="T3"><text:tab/></text:span><text:span text:style-name="T3"><text:tab/></text:span><text:span text:style-name="T3"><text:tab/></text:span><text:span text:style-name="T3">19.6vAngular</text:span></text:p>
              <text:p text:style-name="P3"><text:span text:style-name="T3"/></text:p>
              <text:p text:style-name="P3"><text:span text:style-name="T3">Valve Index</text:span><text:span text:style-name="T3"><text:tab/></text:span><text:span text:style-name="T3"><text:tab/></text:span><text:span text:style-name="T3"><text:tab/></text:span><text:span text:style-name="T3">1600v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880x1600</text:span><text:span text:style-name="T3"><text:tab/></text:span><text:span text:style-name="T3">130vFOV</text:span><text:span text:style-name="T3"><text:tab/></text:span><text:span text:style-name="T3"><text:tab/></text:span><text:span text:style-name="T3"><text:tab/></text:span><text:span text:style-name="T3"><text:tab/></text:span><text:span text:style-name="T3">12.3vAngular</text:span></text:p>
              <text:p text:style-name="P3"><text:span text:style-name="T3"/></text:p>
              <text:p text:style-name="P3"><text:span text:style-name="T3">HTC Vive Pro</text:span><text:span text:style-name="T3"><text:tab/></text:span><text:span text:style-name="T3"><text:tab/></text:span><text:span text:style-name="T3"><text:tab/></text:span><text:span text:style-name="T3">1600v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440x1600</text:span><text:span text:style-name="T3"><text:tab/></text:span><text:span text:style-name="T3">110vFOV</text:span><text:span text:style-name="T3"><text:tab/></text:span><text:span text:style-name="T3"><text:tab/></text:span><text:span text:style-name="T3"><text:tab/></text:span><text:span text:style-name="T3"><text:tab/></text:span><text:span text:style-name="T3">14.54vAngular</text:span></text:p>
              <text:p text:style-name="P3"><text:span text:style-name="T3">HTC Vive</text:span><text:span text:style-name="T3"><text:tab/></text:span><text:span text:style-name="T3"><text:tab/></text:span><text:span text:style-name="T3"><text:tab/></text:span><text:span text:style-name="T3">1200v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080x1200</text:span><text:span text:style-name="T3"><text:tab/></text:span><text:span text:style-name="T3">110vFOV</text:span><text:span text:style-name="T3"><text:tab/></text:span><text:span text:style-name="T3"><text:tab/></text:span><text:span text:style-name="T3"><text:tab/></text:span><text:span text:style-name="T3"><text:tab/></text:span><text:span text:style-name="T3">10.9vAngular</text:span></text:p>
              <text:p text:style-name="P3"><text:span text:style-name="T3"/></text:p>
              <text:p text:style-name="P3"><text:span text:style-name="T3"/></text:p>
              <text:p text:style-name="P3"><text:span text:style-name="T3">4k Monitor 65in</text:span><text:span text:style-name="T3"><text:tab/></text:span><text:span text:style-name="T3"><text:tab/></text:span><text:span text:style-name="T3">2160v, 4k UHD</text:span><text:span text:style-name="T3"><text:tab/></text:span><text:span text:style-name="T3"><text:tab/></text:span><text:span text:style-name="T3"><text:tab/></text:span><text:span text:style-name="T3">3840x2160</text:span><text:span text:style-name="T3"><text:tab/></text:span><text:span text:style-name="T3">~70vFOV (at 42in)</text:span><text:span text:style-name="T3"><text:tab/></text:span><text:span text:style-name="T3"><text:tab/></text:span><text:span text:style-name="T3">~30vAngular</text:span></text:p>
              <text:p text:style-name="P3"><text:span text:style-name="T3">1080p Monitor 22in</text:span><text:span text:style-name="T3"><text:tab/></text:span><text:span text:style-name="T3">1080v, Full HD</text:span><text:span text:style-name="T3"><text:tab/></text:span><text:span text:style-name="T3"><text:tab/></text:span><text:span text:style-name="T3"><text:tab/></text:span><text:span text:style-name="T3">1920x1080</text:span><text:span text:style-name="T3"><text:tab/></text:span><text:span text:style-name="T3">~30vFOV (at 42in)</text:span><text:span text:style-name="T3"><text:tab/></text:span><text:span text:style-name="T3"><text:tab/></text:span><text:span text:style-name="T3">~35vAngular</text:span></text:p>
              <text:p text:style-name="P3"><text:span text:style-name="T3"/></text:p>
              <text:p text:style-name="P3"><text:span text:style-name="T3">Human Vision (~20/20, ~1arcminute, ~1/60deg, ~60’px’/deg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~60vAngular</text:span></text:p>
              <text:p text:style-name="P3"><text:span text:style-name="T3">Human Vision (readable text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&lt;10vAngular</text:span></text:p>
            </office:annotation>
            <text:p>4800x2700</text:p>
          </table:table-cell>
          <table:table-cell table:style-name="ce55" office:value-type="string" calcext:value-type="string">
            <text:p>vAngular</text:p>
          </table:table-cell>
          <table:table-cell table:formula="of:=ROUND([.E29]/[.C6];5)" office:value-type="float" office:value="24.54545" calcext:value-type="float">
            <office:annotation draw:style-name="gr12" draw:text-style-name="P4" svg:width="216.54pt" svg:height="162.45pt" svg:x="156.3pt" svg:y="193.35pt" draw:caption-point-x="861.31pt" draw:caption-point-y="178.13pt">
              <dc:date>2019-11-30T00:00:00</dc:date>
              <text:p text:style-name="P3"><text:span text:style-name="T3">Values &gt;1.5x native will NOT be meaningfully better.</text:span></text:p>
              <text:p text:style-name="P3"><text:span text:style-name="T3"/></text:p>
              <text:p text:style-name="P3"><text:span text:style-name="T3">Margin of error &gt;+/-20%.</text:span></text:p>
              <text:p text:style-name="P3"><text:span text:style-name="T3"/></text:p>
              <text:p text:style-name="P3"><text:span text:style-name="T3">Highly nonlinear due to human vision thresholds and sampling error.</text:span></text:p>
              <text:p text:style-name="P3"><text:span text:style-name="T3"/></text:p>
              <text:p text:style-name="P3"><text:span text:style-name="T3">Optical artifacts may degrade useful resolution further.</text:span></text:p>
              <text:p text:style-name="P3"><text:span text:style-name="T3"/></text:p>
              <text:p text:style-name="P3"><text:span text:style-name="T3">Do NOT consider as PASS/FAIL except when evaluating super-resolution settings for the same hardware and software.</text:span></text:p>
            </office:annotation>
            <text:p>24.54545</text:p>
          </table:table-cell>
          <table:table-cell table:style-name="ce55" office:value-type="string" calcext:value-type="string">
            <text:p>Load</text:p>
          </table:table-cell>
          <table:table-cell table:style-name="ce89" table:formula="of:=ROUNDUP(((([.C26]*[.C29])/([.C60]*[.C63]))^2)*([.C10]/[.C44]);3)" office:value-type="float" office:value="0.676" calcext:value-type="float">
            <office:annotation draw:style-name="gr11" draw:text-style-name="P4" svg:width="343.3pt" svg:height="116.87pt" svg:x="166.39pt" svg:y="239.1pt" draw:caption-point-x="959.5pt" draw:caption-point-y="132.38pt">
              <dc:date>2019-11-30T00:00:00</dc:date>
              <text:p text:style-name="P3"><text:span text:style-name="T3">PASS/FAIL</text:span></text:p>
              <text:p text:style-name="P3"><text:span text:style-name="T3"/></text:p>
              <text:p text:style-name="P3"><text:span text:style-name="T3">&gt;1 FAIL</text:span></text:p>
              <text:p text:style-name="P3"><text:span text:style-name="T3">Detects rendered pixels exceeding previous test.</text:span></text:p>
              <text:p text:style-name="P3"><text:span text:style-name="T3"/></text:p>
              <text:p text:style-name="P3"><text:span text:style-name="T3">Test highest performant resolution and document under inputs to ‘Limits’ section of spreadsheet.</text:span></text:p>
              <text:p text:style-name="P3"><text:span text:style-name="T3"/></text:p>
              <text:p text:style-name="P3"><text:span text:style-name="T3">May be an overestimate if horizontal pixels rendered or inefficiency is less.</text:span></text:p>
            </office:annotation>
            <text:p>0.676</text:p>
          </table:table-cell>
          <table:table-cell/>
          <table:table-cell table:formula="of:=[.C26]*[.C29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>
          <table:table-cell table:style-name="ce90" table:formula="of:=ROUNDUP(((([.C26]*[.C29])/([.C60]*[.C63]))^2)*([.C10]/[.C44]);3)" office:value-type="float" office:value="0.676" calcext:value-type="float">
            <office:annotation draw:style-name="gr11" draw:text-style-name="P4" svg:width="343.3pt" svg:height="116.87pt" svg:x="0pt" svg:y="251.89pt" draw:caption-point-x="96.55pt" draw:caption-point-y="132.38pt">
              <dc:date>2019-11-30T00:00:00</dc:date>
              <text:p text:style-name="P3"><text:span text:style-name="T3">PASS/FAIL</text:span></text:p>
              <text:p text:style-name="P3"><text:span text:style-name="T3"/></text:p>
              <text:p text:style-name="P3"><text:span text:style-name="T3">&gt;1 FAIL</text:span></text:p>
              <text:p text:style-name="P3"><text:span text:style-name="T3">Detects rendered pixels exceeding previous test.</text:span></text:p>
              <text:p text:style-name="P3"><text:span text:style-name="T3"/></text:p>
              <text:p text:style-name="P3"><text:span text:style-name="T3">Test highest performant resolution and document under inputs to ‘Limits’ section of spreadsheet.</text:span></text:p>
              <text:p text:style-name="P3"><text:span text:style-name="T3"/></text:p>
              <text:p text:style-name="P3"><text:span text:style-name="T3">May be an overestimate if horizontal pixels rendered or inefficiency is less.</text:span></text:p>
            </office:annotation>
            <text:p>0.676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4" office:value-type="string" calcext:value-type="string">
            <text:p>Limits</text:p>
          </table:table-cell>
          <table:table-cell table:style-name="ce4" table:number-columns-repeated="63"/>
        </table:table-row>
        <table:table-row table:style-name="ro1">
          <table:table-cell table:style-name="ce5" office:value-type="string" calcext:value-type="string">
            <text:p>HMD</text:p>
          </table:table-cell>
          <table:table-cell table:style-name="ce5"/>
          <table:table-cell table:style-name="ce29" table:content-validation-name="val1" office:value-type="string" calcext:value-type="string">
            <text:p>Pimax 8kX</text:p>
          </table:table-cell>
          <table:table-cell table:style-name="ce5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6]=&quot;Pimax 8kX&quot;;3840;IF([.C36]=&quot;Pimax 5kp&quot;;2560;IF([.C36]=&quot;HP Reverb&quot;;2160;IF([.C36]=&quot;Valve Index&quot;;2880;IF([.C36]=&quot;HTC Vive Pro&quot;;1440;IF([.C36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6]=&quot;Pimax 8kX&quot;;2160;IF([.C36]=&quot;Pimax 5kp&quot;;1440;IF([.C36]=&quot;HP Reverb&quot;;2160;IF([.C36]=&quot;Valve Index&quot;;1600;IF([.C36]=&quot;HTC Vive Pro&quot;;1600;IF([.C36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6]=&quot;Pimax 8kX&quot;;170;IF([.C36]=&quot;Pimax 5kp&quot;;170;IF([.C36]=&quot;HP Reverb&quot;;110;IF([.C36]=&quot;Valve Index&quot;;130;IF([.C36]=&quot;HTC Vive Pro&quot;;110;IF([.C36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6]=&quot;Pimax 8kX&quot;;110;IF([.C36]=&quot;Pimax 5kp&quot;;110;IF([.C36]=&quot;HP Reverb&quot;;110;IF([.C36]=&quot;Valve Index&quot;;130;IF([.C36]=&quot;HTC Vive Pro&quot;;110;IF([.C36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6]=&quot;Pimax 8kX&quot;;ROUND([.C38]/[.C40];3);IF([.C36]=&quot;Pimax 5kp&quot;;ROUND([.C38]/[.C40];3);IF([.C36]=&quot;HP Reverb&quot;;ROUND([.C38]/[.C40];3);IF([.C36]=&quot;Valve Index&quot;;ROUND([.C38]/[.C40];3);IF([.C36]=&quot;HTC Vive Pro&quot;;ROUND([.C38]/[.C40];3);IF([.C36]=&quot;HTC Vive&quot;;ROUND([.C38]/[.C40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Backlight Brightness</text:p>
          </table:table-cell>
          <table:table-cell table:style-name="ce37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Refresh Rate (Hz)</text:p>
          </table:table-cell>
          <table:table-cell table:style-name="ce29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7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Fixed Foveated Rendering</text:p>
          </table:table-cell>
          <table:table-cell table:style-name="ce37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Parallel Projections</text:p>
          </table:table-cell>
          <table:table-cell table:style-name="ce29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7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7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7" table:content-validation-name="val8" office:value-type="string" calcext:value-type="string">
            <office:annotation draw:style-name="gr4" draw:text-style-name="P4" svg:width="82.18pt" svg:height="51pt" svg:x="209pt" svg:y="571.86pt" draw:caption-point-x="375.39pt" draw:caption-point-y="42.8pt">
              <dc:date>2019-11-29T00:00:00</dc:date>
              <text:p text:style-name="P3"><text:span text:style-name="T3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Hidden Area Mask</text:p>
          </table:table-cell>
          <table:table-cell table:style-name="ce37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Render Quality</text:p>
          </table:table-cell>
          <table:table-cell table:style-name="ce41" table:content-validation-name="val13" office:value-type="float" office:value="1.25" calcext:value-type="float">
            <text:p>1.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GPU Catalyst</text:p>
          </table:table-cell>
          <table:table-cell table:style-name="ce33" table:content-validation-name="val11" office:value-type="float" office:value="0" calcext:value-type="float">
            <office:annotation draw:style-name="gr9" draw:text-style-name="P4" svg:width="82.18pt" svg:height="106.47pt" svg:x="601.68pt" svg:y="610.27pt" draw:caption-point-x="-17.29pt" draw:caption-point-y="42.8pt">
              <dc:date>2020-04-13T00:00:00</dc:date>
              <text:p text:style-name="P3"><text:span text:style-name="T3">WARNING: Always set ‘0’ unless GPU utilization remains well below 90% under frame dropping conditions!</text:span></text:p>
            </office:annotation>
            <text:p>0.0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4" draw:text-style-name="P4" svg:width="82.18pt" svg:height="51pt" svg:x="0pt" svg:y="648.68pt" draw:caption-point-x="584.39pt" draw:caption-point-y="42.8pt">
              <dc:date>2020-02-04T00:00:00</dc:date>
              <text:p text:style-name="P3"><text:span text:style-name="T3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5]/([.C38]*[.C51]*[.O47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88" table:formula="of:=[.C55]/[.O47]/[.C38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55" office:value-type="string" calcext:value-type="string">
            <text:p>v</text:p>
          </table:table-cell>
          <table:table-cell table:style-name="ce104" table:formula="of:=ROUNDDOWN([.C38]*[.C51]*[.E55];0)" office:value-type="float" office:value="2737" calcext:value-type="float">
            <text:p>2737</text:p>
          </table:table-cell>
          <table:table-cell table:style-name="ce55" office:value-type="string" calcext:value-type="string">
            <text:p>Total SR</text:p>
          </table:table-cell>
          <table:table-cell table:style-name="ce88" table:formula="of:=[.C55]/[.O47]/[.C38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1]*[.E55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18" table:formula="of:=CONCATENATE(ROUNDDOWN([.G56]*[.C37];0);&quot;x&quot;;ROUNDDOWN([.G56]*[.C38];0))" office:value-type="string" office:string-value="4865x2737" calcext:value-type="string">
            <text:p>4865x2737</text:p>
          </table:table-cell>
          <table:table-cell table:style-name="ce55" office:value-type="string" calcext:value-type="string">
            <text:p>vAngular</text:p>
          </table:table-cell>
          <table:table-cell table:formula="of:=ROUND([.E56]/[.C40];5)" office:value-type="float" office:value="24.88182" calcext:value-type="float">
            <text:p>24.88182</text:p>
          </table:table-cell>
          <table:table-cell table:style-name="ce55" office:value-type="string" calcext:value-type="string">
            <text:p>Load</text:p>
          </table:table-cell>
          <table:table-cell table:number-columns-repeated="2"/>
          <table:table-cell table:formula="of:=[.C55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0"/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/>
          <table:table-cell table:style-name="ce18"/>
          <table:table-cell table:style-name="ce55"/>
          <table:table-cell/>
          <table:table-cell table:style-name="ce55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4" draw:text-style-name="P4" svg:width="82.18pt" svg:height="51pt" svg:x="0pt" svg:y="712.66pt" draw:caption-point-x="584.39pt" draw:caption-point-y="42.8pt">
              <dc:date>2020-02-04T00:00:00</dc:date>
              <text:p text:style-name="P3"><text:span text:style-name="T3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60]/([.C38]*[.C51]*[.O47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60]/[.O47]/[.C38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1]*[.E60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5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55" office:value-type="string" calcext:value-type="string">
            <text:p>Pixel Density</text:p>
          </table:table-cell>
          <table:table-cell table:style-name="ce43" table:content-validation-name="val12" office:value-type="float" office:value="1.2" calcext:value-type="float">
            <text:p>1.2</text:p>
          </table:table-cell>
          <table:table-cell table:style-name="ce55" office:value-type="string" calcext:value-type="string">
            <text:p>v</text:p>
          </table:table-cell>
          <table:table-cell table:style-name="ce104" table:formula="of:=ROUNDDOWN([.C38]*[.C51]*[.E60]*[.C63];0)" office:value-type="float" office:value="3284" calcext:value-type="float">
            <text:p>3284</text:p>
          </table:table-cell>
          <table:table-cell table:style-name="ce55" office:value-type="string" calcext:value-type="string">
            <text:p>Total SR</text:p>
          </table:table-cell>
          <table:table-cell table:style-name="ce88" table:formula="of:=[.E63]/[.C38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1]*[.E60]*[.C63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88" table:formula="of:=[.E63]/[.C38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5" table:formula="of:=CONCATENATE(ROUNDDOWN([.G63]*[.C37];0);&quot;x&quot;;ROUNDDOWN([.G63]*[.C38];0))" office:value-type="string" office:string-value="5838x3284" calcext:value-type="string">
            <text:p>5838x3284</text:p>
          </table:table-cell>
          <table:table-cell table:style-name="ce55" office:value-type="string" calcext:value-type="string">
            <text:p>vAngular</text:p>
          </table:table-cell>
          <table:table-cell table:formula="of:=ROUND([.E63]/[.C40];5)" office:value-type="float" office:value="29.85455" calcext:value-type="float">
            <text:p>29.85455</text:p>
          </table:table-cell>
          <table:table-cell table:style-name="ce55" office:value-type="string" calcext:value-type="string">
            <text:p>Load</text:p>
          </table:table-cell>
          <table:table-cell table:number-columns-repeated="2"/>
          <table:table-cell table:formula="of:=[.C60]*[.C63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4" office:value-type="string" calcext:value-type="string">
            <office:annotation draw:style-name="gr15" draw:text-style-name="P4" svg:width="359.35pt" svg:height="296.82pt" svg:x="48.13pt" svg:y="879.08pt" draw:caption-point-x="48.42pt" draw:caption-point-y="42.8pt">
              <dc:date>2020-02-04T00:00:00</dc:date>
              <text:p text:style-name="P3"><text:span text:style-name="T3">INACCURATE</text:span></text:p>
              <text:p text:style-name="P3"><text:span text:style-name="T3"/></text:p>
              <text:p text:style-name="P3"><text:span text:style-name="T3">Do NOT interpret linearly.</text:span></text:p>
              <text:p text:style-name="P3"><text:span text:style-name="T3"/></text:p>
              <text:p text:style-name="P3"><text:span text:style-name="T3">Read and understand formulas before drawing any conclusions.</text:span></text:p>
              <text:p text:style-name="P3"><text:span text:style-name="T3"/></text:p>
              <text:p text:style-name="P3"><text:span text:style-name="T3">-</text:span></text:p>
              <text:p text:style-name="P3"><text:span text:style-name="T3"/></text:p>
              <text:p text:style-name="P3"><text:span text:style-name="T3">Comparisons across vendors (NVIDIA, AMD, Intel), will be inaccurate by as much as +/-40%.</text:span></text:p>
              <text:p text:style-name="P3"><text:span text:style-name="T3"/></text:p>
              <text:p text:style-name="P3"><text:span text:style-name="T3">Comparisons across major design changes (AMD FX vs AMD Ryzen) will be inaccurate by as much as +100% -50% (+double -half). </text:span></text:p>
              <text:p text:style-name="P3"><text:span text:style-name="T3"/></text:p>
              <text:p text:style-name="P3"><text:span text:style-name="T3">GPU is the limiting factor for almost all applications. CPU and RAM predictions should generally be ignored unless the specific weaknesses are known to be relevant.</text:span></text:p>
              <text:p text:style-name="P3"><text:span text:style-name="T3"/></text:p>
              <text:p text:style-name="P3"><text:span text:style-name="T3">CPU/GPU utilization is never an indicator of frame dropping margins. FPSVR measured latencies are generally valid, though some noticeable timing spikes may not be detected.</text:span></text:p>
              <text:p text:style-name="P3"><text:span text:style-name="T3"/></text:p>
              <text:p text:style-name="P3"><text:span text:style-name="T3">Beware some loads are independent of resolution, imposing minimum requirements. CPU/GPU loads will not decrease consistently with resolution.</text:span></text:p>
              <text:p text:style-name="P3"><text:span text:style-name="T3"/></text:p>
              <text:p text:style-name="P3"><text:span text:style-name="T3">Penalty is NOT included in calculations!</text:span></text:p>
            </office:annotation>
            <text:p>Hardware</text:p>
          </table:table-cell>
          <table:table-cell table:style-name="ce4" table:number-columns-repeated="63"/>
        </table:table-row>
        <table:table-row table:style-name="ro1">
          <table:table-cell table:style-name="ce5" office:value-type="string" calcext:value-type="string">
            <text:p>HMD</text:p>
          </table:table-cell>
          <table:table-cell table:style-name="ce5"/>
          <table:table-cell table:style-name="ce44" table:content-validation-name="val1" office:value-type="string" calcext:value-type="string">
            <text:p>Pimax 8kX</text:p>
          </table:table-cell>
          <table:table-cell table:number-columns-repeated="4"/>
          <table:table-cell table:style-name="ce5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4]=&quot;Pimax 8kX&quot;;3840;IF([.C74]=&quot;Pimax 5kp&quot;;2560;IF([.C74]=&quot;HP Reverb&quot;;2160;IF([.C74]=&quot;Valve Index&quot;;2880;IF([.C74]=&quot;HTC Vive Pro&quot;;1440;IF([.C74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4]=&quot;Pimax 8kX&quot;;2160;IF([.C74]=&quot;Pimax 5kp&quot;;1440;IF([.C74]=&quot;HP Reverb&quot;;2160;IF([.C74]=&quot;Valve Index&quot;;1600;IF([.C74]=&quot;HTC Vive Pro&quot;;1600;IF([.C74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4]=&quot;Pimax 8kX&quot;;170;IF([.C74]=&quot;Pimax 5kp&quot;;170;IF([.C74]=&quot;HP Reverb&quot;;110;IF([.C74]=&quot;Valve Index&quot;;130;IF([.C74]=&quot;HTC Vive Pro&quot;;110;IF([.C74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4]=&quot;Pimax 8kX&quot;;110;IF([.C74]=&quot;Pimax 5kp&quot;;110;IF([.C74]=&quot;HP Reverb&quot;;110;IF([.C74]=&quot;Valve Index&quot;;130;IF([.C74]=&quot;HTC Vive Pro&quot;;110;IF([.C74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4]=&quot;Pimax 8kX&quot;;ROUND([.C76]/[.C78];3);IF([.C74]=&quot;Pimax 5kp&quot;;ROUND([.C76]/[.C78];3);IF([.C74]=&quot;HP Reverb&quot;;ROUND([.C76]/[.C78];3);IF([.C74]=&quot;Valve Index&quot;;ROUND([.C76]/[.C78];3);IF([.C74]=&quot;HTC Vive Pro&quot;;ROUND([.C76]/[.C78];3);IF([.C74]=&quot;HTC Vive&quot;;ROUND([.C76]/[.C78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5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51" table:content-validation-name="val14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2]=&quot;i9-9900KF_SL_at_5.1GHz&quot;;&quot;Intel&quot;;IF([.C82]=&quot;i9-9900KS_SL_at_5.2GHz&quot;;&quot;Intel&quot;;IF([.C82]=&quot;i9-9900KF&quot;;&quot;Intel&quot;;IF([.C82]=&quot;i7-8700K&quot;;&quot;Intel&quot;;IF([.C82]=&quot;i7-7700&quot;;&quot;Intel&quot;;IF([.C82]=&quot;Ryzen 5 3600X&quot;;&quot;AMD&quot;;IF([.C82]=&quot;Ryzen 7 2700X&quot;;&quot;AMD&quot;;IF([.C82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6" draw:text-style-name="P4" svg:width="82.18pt" svg:height="72.88pt" svg:x="48.13pt" svg:y="1019.88pt" draw:caption-point-x="48.42pt" draw:caption-point-y="42.8pt">
              <dc:date>2020-01-05T00:00:00</dc:date>
              <text:p text:style-name="P3"><text:span text:style-name="T3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2]=&quot;i9-9900KF_SL_at_5.1GHz&quot;;20369;IF([.C82]=&quot;i9-9900KS_SL_at_5.2GHz&quot;;21501;IF([.C82]=&quot;i9-9900KF&quot;;20369;IF([.C82]=&quot;i7-8700K&quot;;15933;IF([.C82]=&quot;i7-7700&quot;;10686;IF([.C82]=&quot;Ryzen 5 3600X&quot;;20520;IF([.C82]=&quot;Ryzen 7 2700X&quot;;16939;IF([.C82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6" draw:text-style-name="P4" svg:width="91.08pt" svg:height="72.88pt" svg:x="48.13pt" svg:y="1032.66pt" draw:caption-point-x="48.42pt" draw:caption-point-y="42.8pt">
              <dc:date>2020-01-05T00:00:00</dc:date>
              <text:p text:style-name="P3"><text:span text:style-name="T3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2]=&quot;i9-9900KF_SL_at_5.1GHz&quot;;2906;IF([.C82]=&quot;i9-9900KS_SL_at_5.2GHz&quot;;3011;IF([.C82]=&quot;i9-9900KF&quot;;2906;IF([.C82]=&quot;i7-8700K&quot;;2697;IF([.C82]=&quot;i7-7700&quot;;2342;IF([.C82]=&quot;Ryzen 5 3600X&quot;;2916;IF([.C82]=&quot;Ryzen 7 2700X&quot;;2183;IF([.C82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5]*([.C90]/[.C89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6]*[.C91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0" draw:text-style-name="P4" svg:width="82.18pt" svg:height="140.06pt" svg:x="48.13pt" svg:y="1071.07pt" draw:caption-point-x="48.42pt" draw:caption-point-y="42.8pt">
              <dc:date>2020-01-05T00:00:00</dc:date>
              <text:p text:style-name="P3"><text:span text:style-name="T3">Logical Cores</text:span></text:p>
              <text:p text:style-name="P3"><text:span text:style-name="T3"/></text:p>
              <text:p text:style-name="P3"><text:span text:style-name="T3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2]=&quot;i9-9900KF_SL_at_5.1GHz&quot;;16;IF([.C82]=&quot;i9-9900KS_SL_at_5.2GHz&quot;;16;IF([.C82]=&quot;i9-9900KF&quot;;16;IF([.C82]=&quot;i7-8700K&quot;;12;IF([.C82]=&quot;i7-7700&quot;;8;IF([.C82]=&quot;Ryzen 5 3600X&quot;;12;IF([.C82]=&quot;Ryzen 7 2700X&quot;;16;IF([.C82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6" draw:text-style-name="P4" svg:width="82.18pt" svg:height="72.88pt" svg:x="48.13pt" svg:y="1083.86pt" draw:caption-point-x="48.42pt" draw:caption-point-y="42.8pt">
              <dc:date>2020-01-05T00:00:00</dc:date>
              <text:p text:style-name="P3"><text:span text:style-name="T3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2]=&quot;i9-9900KF_SL_at_5.1GHz&quot;;5000;IF([.C82]=&quot;i9-9900KS_SL_at_5.2GHz&quot;;5000;IF([.C82]=&quot;i9-9900KF&quot;;5000;IF([.C82]=&quot;i7-8700K&quot;;4700;IF([.C82]=&quot;i7-7700&quot;;4200;IF([.C82]=&quot;Ryzen 5 3600X&quot;;4400;IF([.C82]=&quot;Ryzen 7 2700X&quot;;4300;IF([.C82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5" draw:text-style-name="P4" svg:width="82.18pt" svg:height="61.68pt" svg:x="48.13pt" svg:y="1096.67pt" draw:caption-point-x="48.42pt" draw:caption-point-y="42.8pt">
              <dc:date>2020-01-05T00:00:00</dc:date>
              <text:p text:style-name="P3"><text:span text:style-name="T3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2]=&quot;i9-9900KF_SL_at_5.1GHz&quot;;5100;IF([.C82]=&quot;i9-9900KS_SL_at_5.2GHz&quot;;5200;IF([.C82]=&quot;i9-9900KF&quot;;5000;IF([.C82]=&quot;i7-8700K&quot;;4700;IF([.C82]=&quot;i7-7700&quot;;4200;IF([.C82]=&quot;Ryzen 5 3600X&quot;;4400;IF([.C82]=&quot;Ryzen 7 2700X&quot;;4300;IF([.C82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7" draw:text-style-name="P4" svg:width="82.18pt" svg:height="184.85pt" svg:x="48.13pt" svg:y="1109.48pt" draw:caption-point-x="48.42pt" draw:caption-point-y="42.8pt">
              <dc:date>2020-01-05T00:00:00</dc:date>
              <text:p text:style-name="P3"><text:span text:style-name="T3">May be inaccurate and unfair.</text:span></text:p>
              <text:p text:style-name="P3"><text:span text:style-name="T3"/></text:p>
              <text:p text:style-name="P3"><text:span text:style-name="T3">Until proven otherwise.</text:span></text:p>
              <text:p text:style-name="P3"><text:span text:style-name="T3"/></text:p>
              <text:p text:style-name="P3"><text:span text:style-name="T3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3]=&quot;Intel&quot;;1;IF([.C83]=&quot;AMD&quot;;0.8;IF([.C83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58" table:content-validation-name="val15" office:value-type="string" calcext:value-type="string">
            <office:annotation draw:style-name="gr6" draw:text-style-name="P4" svg:width="180.17pt" svg:height="151.26pt" svg:x="0pt" svg:y="1147.86pt" draw:caption-point-x="584.39pt" draw:caption-point-y="42.8pt">
              <dc:date>2020-01-05T00:00:00</dc:date>
              <text:p text:style-name="P3"><text:span text:style-name="T3">Beware, cards with adequate air or water cooling cooling and power target settings are able to maintain boost clock continuously with typical applications.</text:span></text:p>
              <text:p text:style-name="P3"><text:span text:style-name="T3"/></text:p>
              <text:p text:style-name="P3"><text:span text:style-name="T3">Many, if not most, cards are not capable of this.</text:span></text:p>
              <text:p text:style-name="P3"><text:span text:style-name="T3"/></text:p>
              <text:p text:style-name="P3"><text:span text:style-name="T3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4]=&quot;NV_RTX_2080_Ti_at_2115MHz&quot;;&quot;NVIDIA&quot;;IF([.C94]=&quot;NV_TITAN_RTX&quot;;&quot;NVIDIA&quot;;IF([.C94]=&quot;NV_RTX_2080_Super&quot;;&quot;NVIDIA&quot;;IF([.C94]=&quot;NV_RTX_2070_Super&quot;;&quot;NVIDIA&quot;;IF([.C94]=&quot;NV_RTX_2060_Super&quot;;&quot;NVIDIA&quot;;IF([.C94]=&quot;NV_GTX_1080_Ti&quot;;&quot;NVIDIA&quot;;IF([.C94]=&quot;NV_GTX_1080&quot;;&quot;NVIDIA&quot;;IF([.C94]=&quot;AMD_Radeon_VII&quot;;&quot;AMD&quot;;IF([.C94]=&quot;AMD_Radeon_RX_5500_XT&quot;;&quot;AMD&quot;;IF([.C94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4]=&quot;NV_RTX_2080_Ti_at_2115MHz&quot;;4352;IF([.C94]=&quot;NV_TITAN_RTX&quot;;4608;IF([.C94]=&quot;NV_RTX_2080_Super&quot;;3072;IF([.C94]=&quot;NV_RTX_2070_Super&quot;;2560;IF([.C94]=&quot;NV_RTX_2060_Super&quot;;2176;IF([.C94]=&quot;NV_GTX_1080_Ti&quot;;3584;IF([.C94]=&quot;NV_GTX_1080&quot;;2560;IF([.C94]=&quot;AMD_Radeon_VII&quot;;3840;IF([.C94]=&quot;AMD_Radeon_RX_5500_XT&quot;;1408;IF([.C94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4]=&quot;NV_RTX_2080_Ti_at_2115MHz&quot;;272;IF([.C94]=&quot;NV_TITAN_RTX&quot;;288;IF([.C94]=&quot;NV_RTX_2080_Super&quot;;192;IF([.C94]=&quot;NV_RTX_2070_Super&quot;;160;IF([.C94]=&quot;NV_RTX_2060_Super&quot;;136;IF([.C94]=&quot;NV_GTX_1080_Ti&quot;;224;IF([.C94]=&quot;NV_GTX_1080&quot;;160;IF([.C94]=&quot;AMD_Radeon_VII&quot;;240;IF([.C94]=&quot;AMD_Radeon_RX_5500_XT&quot;;88;IF([.C94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4]=&quot;NV_RTX_2080_Ti_at_2115MHz&quot;;88;IF([.C94]=&quot;NV_TITAN_RTX&quot;;96;IF([.C94]=&quot;NV_RTX_2080_Super&quot;;64;IF([.C94]=&quot;NV_RTX_2070_Super&quot;;64;IF([.C94]=&quot;NV_RTX_2060_Super&quot;;64;IF([.C94]=&quot;NV_GTX_1080_Ti&quot;;88;IF([.C94]=&quot;NV_GTX_1080&quot;;64;IF([.C94]=&quot;AMD_Radeon_VII&quot;;64;IF([.C94]=&quot;AMD_Radeon_RX_5500_XT&quot;;32;IF([.C94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4]=&quot;NV_RTX_2080_Ti_at_2115MHz&quot;;616;IF([.C94]=&quot;NV_TITAN_RTX&quot;;672;IF([.C94]=&quot;NV_RTX_2080_Super&quot;;496;IF([.C94]=&quot;NV_RTX_2070_Super&quot;;448;IF([.C94]=&quot;NV_RTX_2060_Super&quot;;448;IF([.C94]=&quot;NV_GTX_1080_Ti&quot;;484;IF([.C94]=&quot;NV_GTX_1080&quot;;352;IF([.C94]=&quot;AMD_Radeon_VII&quot;;1028;IF([.C94]=&quot;AMD_Radeon_RX_5500_XT&quot;;224;IF([.C94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4]=&quot;NV_RTX_2080_Ti_at_2115MHz&quot;;11;IF([.C94]=&quot;NV_TITAN_RTX&quot;;24;IF([.C94]=&quot;NV_RTX_2080_Super&quot;;8;IF([.C94]=&quot;NV_RTX_2070_Super&quot;;8;IF([.C94]=&quot;NV_RTX_2060_Super&quot;;8;IF([.C94]=&quot;NV_GTX_1080_Ti&quot;;11;IF([.C94]=&quot;NV_GTX_1080&quot;;8;IF([.C94]=&quot;AMD_Radeon_VII&quot;;16;IF([.C94]=&quot;AMD_Radeon_RX_5500_XT&quot;;8;IF([.C94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4]=&quot;NV_RTX_2080_Ti_at_2115MHz&quot;;136;IF([.C94]=&quot;NV_TITAN_RTX&quot;;170;IF([.C94]=&quot;NV_RTX_2080_Super&quot;;116;IF([.C94]=&quot;NV_RTX_2070_Super&quot;;113;IF([.C94]=&quot;NV_RTX_2060_Super&quot;;106;IF([.C94]=&quot;NV_GTX_1080_Ti&quot;;139;IF([.C94]=&quot;NV_GTX_1080&quot;;111;IF([.C94]=&quot;AMD_Radeon_VII&quot;;112;IF([.C94]=&quot;AMD_Radeon_RX_5500_XT&quot;;59;IF([.C94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4]=&quot;NV_RTX_2080_Ti_at_2115MHz&quot;;410;IF([.C94]=&quot;NV_TITAN_RTX&quot;;510;IF([.C94]=&quot;NV_RTX_2080_Super&quot;;348;IF([.C94]=&quot;NV_RTX_2070_Super&quot;;283;IF([.C94]=&quot;NV_RTX_2060_Super&quot;;224;IF([.C94]=&quot;NV_GTX_1080_Ti&quot;;354;IF([.C94]=&quot;NV_GTX_1080&quot;;277;IF([.C94]=&quot;AMD_Radeon_VII&quot;;420;IF([.C94]=&quot;AMD_Radeon_RX_5500_XT&quot;;162;IF([.C94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4]=&quot;NV_RTX_2080_Ti_at_2115MHz&quot;;13448;IF([.C94]=&quot;NV_TITAN_RTX&quot;;16312;IF([.C94]=&quot;NV_RTX_2080_Super&quot;;11150;IF([.C94]=&quot;NV_RTX_2070_Super&quot;;9060;IF([.C94]=&quot;NV_RTX_2060_Super&quot;;7180;IF([.C94]=&quot;NV_GTX_1080_Ti&quot;;11339;IF([.C94]=&quot;NV_GTX_1080&quot;;8873;IF([.C94]=&quot;AMD_Radeon_VII&quot;;13824;IF([.C94]=&quot;AMD_Radeon_RX_5500_XT&quot;;5196;IF([.C94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48.13pt" svg:y="1275.87pt" draw:caption-point-x="48.42pt" draw:caption-point-y="42.8pt">
              <dc:date>2020-01-05T00:00:00</dc:date>
              <text:p text:style-name="P3"><text:span text:style-name="T3">Always boost clock.</text:span></text:p>
            </office:annotation>
            <text:p>Stock (MHz)</text:p>
          </table:table-cell>
          <table:table-cell/>
          <table:table-cell table:formula="of:=IF([.C94]=&quot;NV_RTX_2080_Ti_at_2115MHz&quot;;1545;IF([.C94]=&quot;NV_TITAN_RTX&quot;;1770;IF([.C94]=&quot;NV_RTX_2080_Super&quot;;1815;IF([.C94]=&quot;NV_RTX_2070_Super&quot;;1770;IF([.C94]=&quot;NV_RTX_2060_Super&quot;;1650;IF([.C94]=&quot;NV_GTX_1080_Ti&quot;;1582;IF([.C94]=&quot;NV_GTX_1080&quot;;1733;IF([.C94]=&quot;AMD_Radeon_VII&quot;;1750;IF([.C94]=&quot;AMD_Radeon_RX_5500_XT&quot;;1845;IF([.C94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4]=&quot;NV_RTX_2080_Ti_at_2115MHz&quot;;1755;IF([.C94]=&quot;NV_TITAN_RTX&quot;;1770;IF([.C94]=&quot;NV_RTX_2080_Super&quot;;1845;IF([.C94]=&quot;NV_RTX_2070_Super&quot;;1815;IF([.C94]=&quot;NV_RTX_2060_Super&quot;;1650;IF([.C94]=&quot;NV_GTX_1080_Ti&quot;;1746;IF([.C94]=&quot;NV_GTX_1080&quot;;1860;IF([.C94]=&quot;AMD_Radeon_VII&quot;;1750;IF([.C94]=&quot;AMD_Radeon_RX_5500_XT&quot;;1845;IF([.C94]=&quot;AMD_Radeon_RX_5700_XT_A&quot;;1980))))))))))" office:value-type="float" office:value="1755" calcext:value-type="float">
            <text:p>1755</text:p>
          </table:table-cell>
          <table:table-cell table:style-name="ce70" table:formula="of:=[.C105]/[.C104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4]=&quot;NV_RTX_2080_Ti_at_2115MHz&quot;;2115;IF([.C94]=&quot;NV_TITAN_RTX&quot;;2030;IF([.C94]=&quot;NV_RTX_2080_Super&quot;;2040;IF([.C94]=&quot;NV_RTX_2070_Super&quot;;2070;IF([.C94]=&quot;NV_RTX_2060_Super&quot;;1650;IF([.C94]=&quot;NV_GTX_1080_Ti&quot;;2037;IF([.C94]=&quot;NV_GTX_1080&quot;;2130;IF([.C94]=&quot;AMD_Radeon_VII&quot;;1900;IF([.C94]=&quot;AMD_Radeon_RX_5500_XT&quot;;1845;IF([.C94]=&quot;AMD_Radeon_RX_5700_XT_A&quot;;2150))))))))))" office:value-type="float" office:value="2115" calcext:value-type="float">
            <text:p>2115</text:p>
          </table:table-cell>
          <table:table-cell table:style-name="ce70" table:formula="of:=[.C106]/[.C105]" office:value-type="float" office:value="1.20512820512821" calcext:value-type="float">
            <text:p>1.205</text:p>
          </table:table-cell>
          <table:table-cell table:style-name="ce70" table:formula="of:=[.C106]/[.C104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48.13pt" svg:y="1314.26pt" draw:caption-point-x="48.42pt" draw:caption-point-y="42.8pt">
              <dc:date>2020-01-05T00:00:00</dc:date>
              <text:p text:style-name="P3"><text:span text:style-name="T3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6]*[.C96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58" table:content-validation-name="val16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51" table:content-validation-name="val14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4]=&quot;i9-9900KF_SL_at_5.1GHz&quot;;&quot;Intel&quot;;IF([.C114]=&quot;i9-9900KS_SL_at_5.2GHz&quot;;&quot;Intel&quot;;IF([.C114]=&quot;i9-9900KF&quot;;&quot;Intel&quot;;IF([.C114]=&quot;i7-8700K&quot;;&quot;Intel&quot;;IF([.C114]=&quot;i7-7700&quot;;&quot;Intel&quot;;IF([.C114]=&quot;Ryzen 5 3600X&quot;;&quot;AMD&quot;;IF([.C114]=&quot;Ryzen 7 2700X&quot;;&quot;AMD&quot;;IF([.C114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4]=&quot;i9-9900KF_SL_at_5.1GHz&quot;;20369;IF([.C114]=&quot;i9-9900KS_SL_at_5.2GHz&quot;;21501;IF([.C114]=&quot;i9-9900KF&quot;;20369;IF([.C114]=&quot;i7-8700K&quot;;15933;IF([.C114]=&quot;i7-7700&quot;;10686;IF([.C114]=&quot;Ryzen 5 3600X&quot;;20520;IF([.C114]=&quot;Ryzen 7 2700X&quot;;16939;IF([.C114]=&quot;FX-8350&quot;;8958))))))))" office:value-type="float" office:value="20520" calcext:value-type="float">
            <text:p>20520</text:p>
          </table:table-cell>
          <table:table-cell table:style-name="ce72" table:formula="of:=[.C116]/[.C84]" office:value-type="float" office:value="1.00741322598066" calcext:value-type="float">
            <text:p>1.007</text:p>
          </table:table-cell>
          <table:table-cell table:style-name="ce77" table:formula="of:=SQRT(([.$E$29]^2)*[.D116])" office:value-type="float" office:value="2709.98937588305" calcext:value-type="float">
            <text:p>2710</text:p>
          </table:table-cell>
          <table:table-cell table:style-name="ce72" table:formula="of:=[.E116]/[.$C$76]" office:value-type="float" office:value="1.25462471105697" calcext:value-type="float">
            <text:p>1.255</text:p>
          </table:table-cell>
          <table:table-cell table:style-name="ce72" table:formula="of:=[.F116]*[.$C$79]" office:value-type="float" office:value="24.6358108263146" calcext:value-type="float">
            <text:p>24.6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4]=&quot;i9-9900KF_SL_at_5.1GHz&quot;;2906;IF([.C114]=&quot;i9-9900KS_SL_at_5.2GHz&quot;;3011;IF([.C114]=&quot;i9-9900KF&quot;;2906;IF([.C114]=&quot;i7-8700K&quot;;2697;IF([.C114]=&quot;i7-7700&quot;;2342;IF([.C114]=&quot;Ryzen 5 3600X&quot;;2916;IF([.C114]=&quot;Ryzen 7 2700X&quot;;2183;IF([.C114]=&quot;FX-8350&quot;;1510))))))))" office:value-type="float" office:value="2916" calcext:value-type="float">
            <text:p>2916</text:p>
          </table:table-cell>
          <table:table-cell table:style-name="ce72" table:formula="of:=[.C117]/[.C85]" office:value-type="float" office:value="1.00344115622849" calcext:value-type="float">
            <text:p>1.003</text:p>
          </table:table-cell>
          <table:table-cell table:style-name="ce77" table:formula="of:=SQRT(([.$E$29]^2)*[.D117])" office:value-type="float" office:value="2704.64157124483" calcext:value-type="float">
            <text:p>2705</text:p>
          </table:table-cell>
          <table:table-cell table:style-name="ce72" table:formula="of:=[.E117]/[.$C$76]" office:value-type="float" office:value="1.25214887557631" calcext:value-type="float">
            <text:p>1.252</text:p>
          </table:table-cell>
          <table:table-cell table:style-name="ce72" table:formula="of:=[.F117]*[.$C$79]" office:value-type="float" office:value="24.5871953208164" calcext:value-type="float">
            <text:p>24.5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7]*([.C122]/[.C121])" office:value-type="float" office:value="2916" calcext:value-type="float">
            <text:p>2916</text:p>
          </table:table-cell>
          <table:table-cell table:style-name="ce72" table:formula="of:=[.C118]/[.C86]" office:value-type="float" office:value="0.983765839439699" calcext:value-type="float">
            <text:p>0.984</text:p>
          </table:table-cell>
          <table:table-cell table:style-name="ce77" table:formula="of:=SQRT(([.$E$29]^2)*[.D118])" office:value-type="float" office:value="2677.99420640064" calcext:value-type="float">
            <text:p>2678</text:p>
          </table:table-cell>
          <table:table-cell table:style-name="ce72" table:formula="of:=[.E118]/[.$C$76]" office:value-type="float" office:value="1.23981213259289" calcext:value-type="float">
            <text:p>1.240</text:p>
          </table:table-cell>
          <table:table-cell table:style-name="ce72" table:formula="of:=[.F118]*[.$C$79]" office:value-type="float" office:value="24.344951035594" calcext:value-type="float">
            <text:p>24.34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8]*[.C123]" office:value-type="float" office:value="2332.8" calcext:value-type="float">
            <text:p>2333</text:p>
          </table:table-cell>
          <table:table-cell table:style-name="ce72" table:formula="of:=[.C119]/[.C87]" office:value-type="float" office:value="0.787012671551759" calcext:value-type="float">
            <text:p>0.787</text:p>
          </table:table-cell>
          <table:table-cell table:style-name="ce77" table:formula="of:=SQRT(([.$E$29]^2)*[.D119])" office:value-type="float" office:value="2395.27083554498" calcext:value-type="float">
            <text:p>2395</text:p>
          </table:table-cell>
          <table:table-cell table:style-name="ce72" table:formula="of:=[.E119]/[.$C$76]" office:value-type="float" office:value="1.10892168312267" calcext:value-type="float">
            <text:p>1.109</text:p>
          </table:table-cell>
          <table:table-cell table:style-name="ce72" table:formula="of:=[.F119]*[.$C$79]" office:value-type="float" office:value="21.7747861697968" calcext:value-type="float">
            <text:p>21.7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4]=&quot;i9-9900KF_SL_at_5.1GHz&quot;;16;IF([.C114]=&quot;i9-9900KS_SL_at_5.2GHz&quot;;16;IF([.C114]=&quot;i9-9900KF&quot;;16;IF([.C114]=&quot;i7-8700K&quot;;12;IF([.C114]=&quot;i7-7700&quot;;8;IF([.C114]=&quot;Ryzen 5 3600X&quot;;12;IF([.C114]=&quot;Ryzen 7 2700X&quot;;16;IF([.C114]=&quot;FX-8350&quot;;8))))))))" office:value-type="float" office:value="12" calcext:value-type="float">
            <text:p>12</text:p>
          </table:table-cell>
          <table:table-cell table:style-name="ce72" table:formula="of:=[.C120]/[.C88]" office:value-type="float" office:value="0.75" calcext:value-type="float">
            <text:p>0.750</text:p>
          </table:table-cell>
          <table:table-cell table:style-name="ce77" table:formula="of:=SQRT(([.$E$29]^2)*[.D120])" office:value-type="float" office:value="2338.26859021798" calcext:value-type="float">
            <text:p>2338</text:p>
          </table:table-cell>
          <table:table-cell table:style-name="ce72" table:formula="of:=[.E120]/[.$C$76]" office:value-type="float" office:value="1.08253175473055" calcext:value-type="float">
            <text:p>1.083</text:p>
          </table:table-cell>
          <table:table-cell table:style-name="ce72" table:formula="of:=[.F120]*[.$C$79]" office:value-type="float" office:value="21.256593535889" calcext:value-type="float">
            <text:p>21.2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4]=&quot;i9-9900KF_SL_at_5.1GHz&quot;;5000;IF([.C114]=&quot;i9-9900KS_SL_at_5.2GHz&quot;;5000;IF([.C114]=&quot;i9-9900KF&quot;;5000;IF([.C114]=&quot;i7-8700K&quot;;4700;IF([.C114]=&quot;i7-7700&quot;;4200;IF([.C114]=&quot;Ryzen 5 3600X&quot;;4400;IF([.C114]=&quot;Ryzen 7 2700X&quot;;4300;IF([.C114]=&quot;FX-8350&quot;;4300))))))))" office:value-type="float" office:value="4400" calcext:value-type="float">
            <text:p>4400</text:p>
          </table:table-cell>
          <table:table-cell table:style-name="ce72" table:formula="of:=[.C121]/[.C89]" office:value-type="float" office:value="0.88" calcext:value-type="float">
            <text:p>0.880</text:p>
          </table:table-cell>
          <table:table-cell table:style-name="ce77" table:formula="of:=SQRT(([.$E$29]^2)*[.D121])" office:value-type="float" office:value="2532.82451030465" calcext:value-type="float">
            <text:p>2533</text:p>
          </table:table-cell>
          <table:table-cell table:style-name="ce72" table:formula="of:=[.E121]/[.$C$76]" office:value-type="float" office:value="1.17260393995586" calcext:value-type="float">
            <text:p>1.173</text:p>
          </table:table-cell>
          <table:table-cell table:style-name="ce72" table:formula="of:=[.F121]*[.$C$79]" office:value-type="float" office:value="23.0252509649732" calcext:value-type="float">
            <text:p>23.02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4]=&quot;i9-9900KF_SL_at_5.1GHz&quot;;5100;IF([.C114]=&quot;i9-9900KS_SL_at_5.2GHz&quot;;5200;IF([.C114]=&quot;i9-9900KF&quot;;5000;IF([.C114]=&quot;i7-8700K&quot;;4700;IF([.C114]=&quot;i7-7700&quot;;4200;IF([.C114]=&quot;Ryzen 5 3600X&quot;;4400;IF([.C114]=&quot;Ryzen 7 2700X&quot;;4300;IF([.C114]=&quot;FX-8350&quot;;4600))))))))" office:value-type="float" office:value="4400" calcext:value-type="float">
            <text:p>4400</text:p>
          </table:table-cell>
          <table:table-cell table:style-name="ce72" table:formula="of:=[.C122]/[.C90]" office:value-type="float" office:value="0.862745098039216" calcext:value-type="float">
            <text:p>0.863</text:p>
          </table:table-cell>
          <table:table-cell table:style-name="ce77" table:formula="of:=SQRT(([.$E$29]^2)*[.D122])" office:value-type="float" office:value="2507.86996566925" calcext:value-type="float">
            <text:p>2508</text:p>
          </table:table-cell>
          <table:table-cell table:style-name="ce72" table:formula="of:=[.E122]/[.$C$76]" office:value-type="float" office:value="1.16105091003206" calcext:value-type="float">
            <text:p>1.161</text:p>
          </table:table-cell>
          <table:table-cell table:style-name="ce72" table:formula="of:=[.F122]*[.$C$79]" office:value-type="float" office:value="22.7983956693895" calcext:value-type="float">
            <text:p>22.79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5]=&quot;Intel&quot;;1;IF([.C115]=&quot;AMD&quot;;0.8;IF([.C115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58" table:content-validation-name="val15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6]=&quot;NV_RTX_2080_Ti_at_2115MHz&quot;;&quot;NVIDIA&quot;;IF([.C126]=&quot;NV_TITAN_RTX&quot;;&quot;NVIDIA&quot;;IF([.C126]=&quot;NV_RTX_2080_Super&quot;;&quot;NVIDIA&quot;;IF([.C126]=&quot;NV_RTX_2070_Super&quot;;&quot;NVIDIA&quot;;IF([.C126]=&quot;NV_RTX_2060_Super&quot;;&quot;NVIDIA&quot;;IF([.C126]=&quot;NV_GTX_1080_Ti&quot;;&quot;NVIDIA&quot;;IF([.C126]=&quot;NV_GTX_1080&quot;;&quot;NVIDIA&quot;;IF([.C126]=&quot;AMD_Radeon_VII&quot;;&quot;AMD&quot;;IF([.C126]=&quot;AMD_Radeon_RX_5500_XT&quot;;&quot;AMD&quot;;IF([.C126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6]=&quot;NV_RTX_2080_Ti_at_2115MHz&quot;;4352;IF([.C126]=&quot;NV_TITAN_RTX&quot;;4608;IF([.C126]=&quot;NV_RTX_2080_Super&quot;;3072;IF([.C126]=&quot;NV_RTX_2070_Super&quot;;2560;IF([.C126]=&quot;NV_RTX_2060_Super&quot;;2176;IF([.C126]=&quot;NV_GTX_1080_Ti&quot;;3584;IF([.C126]=&quot;NV_GTX_1080&quot;;2560;IF([.C126]=&quot;AMD_Radeon_VII&quot;;3840;IF([.C126]=&quot;AMD_Radeon_RX_5500_XT&quot;;1408;IF([.C126]=&quot;AMD_Radeon_RX_5700_XT_A&quot;;2560))))))))))" office:value-type="float" office:value="3072" calcext:value-type="float">
            <text:p>3072</text:p>
          </table:table-cell>
          <table:table-cell table:style-name="ce72" table:formula="of:=[.C128]/[.C96]" office:value-type="float" office:value="0.705882352941176" calcext:value-type="float">
            <text:p>0.706</text:p>
          </table:table-cell>
          <table:table-cell table:style-name="ce77" table:formula="of:=SQRT(([.$E$29]^2)*[.D128])" office:value-type="float" office:value="2268.45373612538" calcext:value-type="float">
            <text:p>2268</text:p>
          </table:table-cell>
          <table:table-cell table:style-name="ce72" table:formula="of:=[.E128]/[.$C$76]" office:value-type="float" office:value="1.05021006302101" calcext:value-type="float">
            <text:p>1.050</text:p>
          </table:table-cell>
          <table:table-cell table:style-name="ce72" table:formula="of:=[.F128]*[.$C$79]" office:value-type="float" office:value="20.6219247974805" calcext:value-type="float">
            <text:p>20.6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6]=&quot;NV_RTX_2080_Ti_at_2115MHz&quot;;272;IF([.C126]=&quot;NV_TITAN_RTX&quot;;288;IF([.C126]=&quot;NV_RTX_2080_Super&quot;;192;IF([.C126]=&quot;NV_RTX_2070_Super&quot;;160;IF([.C126]=&quot;NV_RTX_2060_Super&quot;;136;IF([.C126]=&quot;NV_GTX_1080_Ti&quot;;224;IF([.C126]=&quot;NV_GTX_1080&quot;;160;IF([.C126]=&quot;AMD_Radeon_VII&quot;;240;IF([.C126]=&quot;AMD_Radeon_RX_5500_XT&quot;;88;IF([.C126]=&quot;AMD_Radeon_RX_5700_XT_A&quot;;160))))))))))" office:value-type="float" office:value="192" calcext:value-type="float">
            <text:p>192</text:p>
          </table:table-cell>
          <table:table-cell table:style-name="ce72" table:formula="of:=[.C129]/[.C97]" office:value-type="float" office:value="0.705882352941176" calcext:value-type="float">
            <text:p>0.706</text:p>
          </table:table-cell>
          <table:table-cell table:style-name="ce77" table:formula="of:=SQRT(([.$E$29]^2)*[.D129])" office:value-type="float" office:value="2268.45373612538" calcext:value-type="float">
            <text:p>2268</text:p>
          </table:table-cell>
          <table:table-cell table:style-name="ce72" table:formula="of:=[.E129]/[.$C$76]" office:value-type="float" office:value="1.05021006302101" calcext:value-type="float">
            <text:p>1.050</text:p>
          </table:table-cell>
          <table:table-cell table:style-name="ce72" table:formula="of:=[.F129]*[.$C$79]" office:value-type="float" office:value="20.6219247974805" calcext:value-type="float">
            <text:p>20.6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6]=&quot;NV_RTX_2080_Ti_at_2115MHz&quot;;88;IF([.C126]=&quot;NV_TITAN_RTX&quot;;96;IF([.C126]=&quot;NV_RTX_2080_Super&quot;;64;IF([.C126]=&quot;NV_RTX_2070_Super&quot;;64;IF([.C126]=&quot;NV_RTX_2060_Super&quot;;64;IF([.C126]=&quot;NV_GTX_1080_Ti&quot;;88;IF([.C126]=&quot;NV_GTX_1080&quot;;64;IF([.C126]=&quot;AMD_Radeon_VII&quot;;64;IF([.C126]=&quot;AMD_Radeon_RX_5500_XT&quot;;32;IF([.C126]=&quot;AMD_Radeon_RX_5700_XT_A&quot;;64))))))))))" office:value-type="float" office:value="64" calcext:value-type="float">
            <text:p>64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9]^2)*[.D130])" office:value-type="float" office:value="2302.56773664059" calcext:value-type="float">
            <text:p>2303</text:p>
          </table:table-cell>
          <table:table-cell table:style-name="ce72" table:formula="of:=[.E130]/[.$C$76]" office:value-type="float" office:value="1.06600358177805" calcext:value-type="float">
            <text:p>1.066</text:p>
          </table:table-cell>
          <table:table-cell table:style-name="ce72" table:formula="of:=[.F130]*[.$C$79]" office:value-type="float" office:value="20.9320463317938" calcext:value-type="float">
            <text:p>20.9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6]=&quot;NV_RTX_2080_Ti_at_2115MHz&quot;;616;IF([.C126]=&quot;NV_TITAN_RTX&quot;;672;IF([.C126]=&quot;NV_RTX_2080_Super&quot;;496;IF([.C126]=&quot;NV_RTX_2070_Super&quot;;448;IF([.C126]=&quot;NV_RTX_2060_Super&quot;;448;IF([.C126]=&quot;NV_GTX_1080_Ti&quot;;484;IF([.C126]=&quot;NV_GTX_1080&quot;;352;IF([.C126]=&quot;AMD_Radeon_VII&quot;;1028;IF([.C126]=&quot;AMD_Radeon_RX_5500_XT&quot;;224;IF([.C126]=&quot;AMD_Radeon_RX_5700_XT_A&quot;;448))))))))))" office:value-type="float" office:value="496" calcext:value-type="float">
            <text:p>496</text:p>
          </table:table-cell>
          <table:table-cell table:style-name="ce72" table:formula="of:=[.C131]/[.C99]" office:value-type="float" office:value="0.805194805194805" calcext:value-type="float">
            <text:p>0.805</text:p>
          </table:table-cell>
          <table:table-cell table:style-name="ce77" table:formula="of:=SQRT(([.$E$29]^2)*[.D131])" office:value-type="float" office:value="2422.78148619931" calcext:value-type="float">
            <text:p>2423</text:p>
          </table:table-cell>
          <table:table-cell table:style-name="ce72" table:formula="of:=[.E131]/[.$C$76]" office:value-type="float" office:value="1.12165809546264" calcext:value-type="float">
            <text:p>1.122</text:p>
          </table:table-cell>
          <table:table-cell table:style-name="ce72" table:formula="of:=[.F131]*[.$C$79]" office:value-type="float" office:value="22.0248783625045" calcext:value-type="float">
            <text:p>22.02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6]=&quot;NV_RTX_2080_Ti_at_2115MHz&quot;;11;IF([.C126]=&quot;NV_TITAN_RTX&quot;;24;IF([.C126]=&quot;NV_RTX_2080_Super&quot;;8;IF([.C126]=&quot;NV_RTX_2070_Super&quot;;8;IF([.C126]=&quot;NV_RTX_2060_Super&quot;;8;IF([.C126]=&quot;NV_GTX_1080_Ti&quot;;11;IF([.C126]=&quot;NV_GTX_1080&quot;;8;IF([.C126]=&quot;AMD_Radeon_VII&quot;;16;IF([.C126]=&quot;AMD_Radeon_RX_5500_XT&quot;;8;IF([.C126]=&quot;AMD_Radeon_RX_5700_XT_A&quot;;8))))))))))" office:value-type="float" office:value="8" calcext:value-type="float">
            <text:p>8</text:p>
          </table:table-cell>
          <table:table-cell table:style-name="ce72" table:formula="of:=[.C132]/[.C100]" office:value-type="float" office:value="0.727272727272727" calcext:value-type="float">
            <text:p>0.727</text:p>
          </table:table-cell>
          <table:table-cell table:style-name="ce77" table:formula="of:=SQRT(([.$E$29]^2)*[.D132])" office:value-type="float" office:value="2302.56773664059" calcext:value-type="float">
            <text:p>2303</text:p>
          </table:table-cell>
          <table:table-cell table:style-name="ce72" table:formula="of:=[.E132]/[.$C$76]" office:value-type="float" office:value="1.06600358177805" calcext:value-type="float">
            <text:p>1.066</text:p>
          </table:table-cell>
          <table:table-cell table:style-name="ce72" table:formula="of:=[.F132]*[.$C$79]" office:value-type="float" office:value="20.9320463317938" calcext:value-type="float">
            <text:p>20.9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6]=&quot;NV_RTX_2080_Ti_at_2115MHz&quot;;136;IF([.C126]=&quot;NV_TITAN_RTX&quot;;170;IF([.C126]=&quot;NV_RTX_2080_Super&quot;;116;IF([.C126]=&quot;NV_RTX_2070_Super&quot;;113;IF([.C126]=&quot;NV_RTX_2060_Super&quot;;106;IF([.C126]=&quot;NV_GTX_1080_Ti&quot;;139;IF([.C126]=&quot;NV_GTX_1080&quot;;111;IF([.C126]=&quot;AMD_Radeon_VII&quot;;112;IF([.C126]=&quot;AMD_Radeon_RX_5500_XT&quot;;59;IF([.C126]=&quot;AMD_Radeon_RX_5700_XT_A&quot;;127))))))))))" office:value-type="float" office:value="116" calcext:value-type="float">
            <text:p>116</text:p>
          </table:table-cell>
          <table:table-cell table:style-name="ce72" table:formula="of:=[.C133]/[.C101]" office:value-type="float" office:value="0.852941176470588" calcext:value-type="float">
            <text:p>0.853</text:p>
          </table:table-cell>
          <table:table-cell table:style-name="ce77" table:formula="of:=SQRT(([.$E$29]^2)*[.D133])" office:value-type="float" office:value="2493.57999199356" calcext:value-type="float">
            <text:p>2494</text:p>
          </table:table-cell>
          <table:table-cell table:style-name="ce72" table:formula="of:=[.E133]/[.$C$76]" office:value-type="float" office:value="1.1544351814785" calcext:value-type="float">
            <text:p>1.154</text:p>
          </table:table-cell>
          <table:table-cell table:style-name="ce72" table:formula="of:=[.F133]*[.$C$79]" office:value-type="float" office:value="22.6684892235118" calcext:value-type="float">
            <text:p>22.66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6]=&quot;NV_RTX_2080_Ti_at_2115MHz&quot;;410;IF([.C126]=&quot;NV_TITAN_RTX&quot;;510;IF([.C126]=&quot;NV_RTX_2080_Super&quot;;348;IF([.C126]=&quot;NV_RTX_2070_Super&quot;;283;IF([.C126]=&quot;NV_RTX_2060_Super&quot;;224;IF([.C126]=&quot;NV_GTX_1080_Ti&quot;;354;IF([.C126]=&quot;NV_GTX_1080&quot;;277;IF([.C126]=&quot;AMD_Radeon_VII&quot;;420;IF([.C126]=&quot;AMD_Radeon_RX_5500_XT&quot;;162;IF([.C126]=&quot;AMD_Radeon_RX_5700_XT_A&quot;;317))))))))))" office:value-type="float" office:value="348" calcext:value-type="float">
            <text:p>348</text:p>
          </table:table-cell>
          <table:table-cell table:style-name="ce72" table:formula="of:=[.C134]/[.C102]" office:value-type="float" office:value="0.848780487804878" calcext:value-type="float">
            <text:p>0.849</text:p>
          </table:table-cell>
          <table:table-cell table:style-name="ce77" table:formula="of:=SQRT(([.$E$29]^2)*[.D134])" office:value-type="float" office:value="2487.49065447442" calcext:value-type="float">
            <text:p>2487</text:p>
          </table:table-cell>
          <table:table-cell table:style-name="ce72" table:formula="of:=[.E134]/[.$C$76]" office:value-type="float" office:value="1.15161604373816" calcext:value-type="float">
            <text:p>1.152</text:p>
          </table:table-cell>
          <table:table-cell table:style-name="ce72" table:formula="of:=[.F134]*[.$C$79]" office:value-type="float" office:value="22.6131326348424" calcext:value-type="float">
            <text:p>22.6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6]=&quot;NV_RTX_2080_Ti_at_2115MHz&quot;;13448;IF([.C126]=&quot;NV_TITAN_RTX&quot;;16312;IF([.C126]=&quot;NV_RTX_2080_Super&quot;;11150;IF([.C126]=&quot;NV_RTX_2070_Super&quot;;9060;IF([.C126]=&quot;NV_RTX_2060_Super&quot;;7180;IF([.C126]=&quot;NV_GTX_1080_Ti&quot;;11339;IF([.C126]=&quot;NV_GTX_1080&quot;;8873;IF([.C126]=&quot;AMD_Radeon_VII&quot;;13824;IF([.C126]=&quot;AMD_Radeon_RX_5500_XT&quot;;5196;IF([.C126]=&quot;AMD_Radeon_RX_5700_XT_A&quot;;8602))))))))))" office:value-type="float" office:value="11150" calcext:value-type="float">
            <text:p>11150</text:p>
          </table:table-cell>
          <table:table-cell table:style-name="ce72" table:formula="of:=[.C135]/[.C103]" office:value-type="float" office:value="0.829119571683522" calcext:value-type="float">
            <text:p>0.829</text:p>
          </table:table-cell>
          <table:table-cell table:style-name="ce77" table:formula="of:=SQRT(([.$E$29]^2)*[.D135])" office:value-type="float" office:value="2458.51208611487" calcext:value-type="float">
            <text:p>2459</text:p>
          </table:table-cell>
          <table:table-cell table:style-name="ce72" table:formula="of:=[.E135]/[.$C$76]" office:value-type="float" office:value="1.13820003986799" calcext:value-type="float">
            <text:p>1.138</text:p>
          </table:table-cell>
          <table:table-cell table:style-name="ce72" table:formula="of:=[.F135]*[.$C$79]" office:value-type="float" office:value="22.3496959828479" calcext:value-type="float">
            <text:p>22.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6]=&quot;NV_RTX_2080_Ti_at_2115MHz&quot;;1545;IF([.C126]=&quot;NV_TITAN_RTX&quot;;1770;IF([.C126]=&quot;NV_RTX_2080_Super&quot;;1815;IF([.C126]=&quot;NV_RTX_2070_Super&quot;;1770;IF([.C126]=&quot;NV_RTX_2060_Super&quot;;1650;IF([.C126]=&quot;NV_GTX_1080_Ti&quot;;1582;IF([.C126]=&quot;NV_GTX_1080&quot;;1733;IF([.C126]=&quot;AMD_Radeon_VII&quot;;1750;IF([.C126]=&quot;AMD_Radeon_RX_5500_XT&quot;;1845;IF([.C126]=&quot;AMD_Radeon_RX_5700_XT_A&quot;;1980))))))))))" office:value-type="float" office:value="1815" calcext:value-type="float">
            <text:p>1815</text:p>
          </table:table-cell>
          <table:table-cell table:style-name="ce72" table:formula="of:=[.C136]/[.C104]" office:value-type="float" office:value="1.1747572815534" calcext:value-type="float">
            <text:p>1.175</text:p>
          </table:table-cell>
          <table:table-cell table:style-name="ce77" table:formula="of:=SQRT(([.$E$29]^2)*[.D136])" office:value-type="float" office:value="2926.42795614795" calcext:value-type="float">
            <text:p>2926</text:p>
          </table:table-cell>
          <table:table-cell table:style-name="ce72" table:formula="of:=[.E136]/[.$C$76]" office:value-type="float" office:value="1.3548277574759" calcext:value-type="float">
            <text:p>1.355</text:p>
          </table:table-cell>
          <table:table-cell table:style-name="ce72" table:formula="of:=[.F136]*[.$C$79]" office:value-type="float" office:value="26.6033978457968" calcext:value-type="float">
            <text:p>26.6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6]=&quot;NV_RTX_2080_Ti_at_2115MHz&quot;;1755;IF([.C126]=&quot;NV_TITAN_RTX&quot;;1770;IF([.C126]=&quot;NV_RTX_2080_Super&quot;;1845;IF([.C126]=&quot;NV_RTX_2070_Super&quot;;1815;IF([.C126]=&quot;NV_RTX_2060_Super&quot;;1650;IF([.C126]=&quot;NV_GTX_1080_Ti&quot;;1746;IF([.C126]=&quot;NV_GTX_1080&quot;;1860;IF([.C126]=&quot;AMD_Radeon_VII&quot;;1750;IF([.C126]=&quot;AMD_Radeon_RX_5500_XT&quot;;1845;IF([.C126]=&quot;AMD_Radeon_RX_5700_XT_A&quot;;1980))))))))))" office:value-type="float" office:value="1845" calcext:value-type="float">
            <text:p>1845</text:p>
          </table:table-cell>
          <table:table-cell table:style-name="ce72" table:formula="of:=[.C137]/[.C105]" office:value-type="float" office:value="1.05128205128205" calcext:value-type="float">
            <text:p>1.051</text:p>
          </table:table-cell>
          <table:table-cell table:style-name="ce77" table:formula="of:=SQRT(([.$E$29]^2)*[.D137])" office:value-type="float" office:value="2768.36524935677" calcext:value-type="float">
            <text:p>2768</text:p>
          </table:table-cell>
          <table:table-cell table:style-name="ce72" table:formula="of:=[.E137]/[.$C$76]" office:value-type="float" office:value="1.28165057840591" calcext:value-type="float">
            <text:p>1.282</text:p>
          </table:table-cell>
          <table:table-cell table:style-name="ce72" table:formula="of:=[.F137]*[.$C$79]" office:value-type="float" office:value="25.1664907575785" calcext:value-type="float">
            <text:p>25.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6]=&quot;NV_RTX_2080_Ti_at_2115MHz&quot;;2115;IF([.C126]=&quot;NV_TITAN_RTX&quot;;2030;IF([.C126]=&quot;NV_RTX_2080_Super&quot;;2040;IF([.C126]=&quot;NV_RTX_2070_Super&quot;;2070;IF([.C126]=&quot;NV_RTX_2060_Super&quot;;1650;IF([.C126]=&quot;NV_GTX_1080_Ti&quot;;2037;IF([.C126]=&quot;NV_GTX_1080&quot;;2130;IF([.C126]=&quot;AMD_Radeon_VII&quot;;1900;IF([.C126]=&quot;AMD_Radeon_RX_5500_XT&quot;;1845;IF([.C126]=&quot;AMD_Radeon_RX_5700_XT_A&quot;;2150))))))))))" office:value-type="float" office:value="2040" calcext:value-type="float">
            <text:p>2040</text:p>
          </table:table-cell>
          <table:table-cell table:style-name="ce72" table:formula="of:=[.C138]/[.C106]" office:value-type="float" office:value="0.964539007092199" calcext:value-type="float">
            <text:p>0.965</text:p>
          </table:table-cell>
          <table:table-cell table:style-name="ce77" table:formula="of:=SQRT(([.$E$29]^2)*[.D138])" office:value-type="float" office:value="2651.69556354083" calcext:value-type="float">
            <text:p>2652</text:p>
          </table:table-cell>
          <table:table-cell table:style-name="ce72" table:formula="of:=[.E138]/[.$C$76]" office:value-type="float" office:value="1.22763683497261" calcext:value-type="float">
            <text:p>1.228</text:p>
          </table:table-cell>
          <table:table-cell table:style-name="ce72" table:formula="of:=[.F138]*[.$C$79]" office:value-type="float" office:value="24.1058768915221" calcext:value-type="float">
            <text:p>24.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8]*[.C128]" office:value-type="float" office:value="6266880" calcext:value-type="float">
            <text:p>6266880</text:p>
          </table:table-cell>
          <table:table-cell table:style-name="ce72" table:formula="of:=[.C139]/[.C107]" office:value-type="float" office:value="0.680851063829787" calcext:value-type="float">
            <text:p>0.681</text:p>
          </table:table-cell>
          <table:table-cell table:style-name="ce77" table:formula="of:=SQRT(([.$E$29]^2)*[.D139])" office:value-type="float" office:value="2227.86989191899" calcext:value-type="float">
            <text:p>2228</text:p>
          </table:table-cell>
          <table:table-cell table:style-name="ce72" table:formula="of:=[.E139]/[.$C$76]" office:value-type="float" office:value="1.03142124625879" calcext:value-type="float">
            <text:p>1.031</text:p>
          </table:table-cell>
          <table:table-cell table:style-name="ce72" table:formula="of:=[.F139]*[.$C$79]" office:value-type="float" office:value="20.2529875915377" calcext:value-type="float">
            <text:p>20.253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58" table:content-validation-name="val16" office:value-type="float" office:value="3400" calcext:value-type="float">
            <text:p>3400</text:p>
          </table:table-cell>
          <table:table-cell table:style-name="ce72" table:formula="of:=[.C142]/[.C110]" office:value-type="float" office:value="1" calcext:value-type="float">
            <text:p>1.000</text:p>
          </table:table-cell>
          <table:table-cell table:style-name="ce77" table:formula="of:=SQRT(([.$E$29]^2)*[.D142])" office:value-type="float" office:value="2700" calcext:value-type="float">
            <text:p>2700</text:p>
          </table:table-cell>
          <table:table-cell table:style-name="ce72" table:formula="of:=[.E142]/[.$C$76]" office:value-type="float" office:value="1.25" calcext:value-type="float">
            <text:p>1.250</text:p>
          </table:table-cell>
          <table:table-cell table:style-name="ce72" table:formula="of:=[.F142]*[.$C$79]" office:value-type="float" office:value="24.545" calcext:value-type="float">
            <text:p>24.545</text:p>
          </table:table-cell>
          <table:table-cell table:number-columns-repeated="57"/>
        </table:table-row>
        <calcext:conditional-formats>
          <calcext:conditional-format calcext:target-range-address="BrassTactics.G22:BrassTactics.G22 BrassTactics.G29:BrassTactics.G29 BrassTactics.A30:BrassTactics.A30 BrassTactics.A22:BrassTactics.A22 BrassTactics.G56:BrassTactics.G56 BrassTactics.G63:BrassTactics.G63 BrassTactics.A64:BrassTactics.A64 BrassTactics.A56:BrassTactics.A56">
            <calcext:condition calcext:apply-style-name="Good - Framerate" calcext:value="&gt;=1.4" calcext:base-cell-address="BrassTactics.A22"/>
            <calcext:condition calcext:apply-style-name="Warn - Framerate" calcext:value="&gt;=1.2" calcext:base-cell-address="BrassTactics.A22"/>
            <calcext:condition calcext:apply-style-name="Bad - Framerate" calcext:value="&lt;1.2" calcext:base-cell-address="BrassTactics.A22"/>
          </calcext:conditional-format>
          <calcext:conditional-format calcext:target-range-address="BrassTactics.M30:BrassTactics.M30 BrassTactics.M23:BrassTactics.M23 BrassTactics.A23:BrassTactics.A23 BrassTactics.A31:BrassTactics.A31">
            <calcext:condition calcext:apply-style-name="Good - Framerate" calcext:value="&lt;=0.8" calcext:base-cell-address="BrassTactics.A23"/>
            <calcext:condition calcext:apply-style-name="Warn - Framerate" calcext:value="between(0.8,1)" calcext:base-cell-address="BrassTactics.A23"/>
            <calcext:condition calcext:apply-style-name="Bad - Framerate" calcext:value="&gt;=1" calcext:base-cell-address="BrassTactics.A23"/>
          </calcext:conditional-format>
        </calcext:conditional-formats>
      </table:table>
      <table:table table:name="BrassTactics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7" table:default-cell-style-name="Default"/>
        <table:table-row table:style-name="ro1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Value</text:p>
          </table:table-cell>
          <table:table-cell table:style-name="ce4" table:number-columns-repeated="62"/>
        </table:table-row>
        <table:table-row table:style-name="ro1" table:number-rows-repeated="48">
          <table:table-cell table:number-columns-repeated="64"/>
        </table:table-row>
        <table:table-row table:style-name="ro1">
          <table:table-cell table:style-name="ce86" office:value-type="string" calcext:value-type="string">
            <text:p>NVIDIA</text:p>
          </table:table-cell>
          <table:table-cell table:style-name="ce5" table:number-columns-repeated="5"/>
          <table:table-cell table:style-name="ce5" office:value-type="string" calcext:value-type="string">
            <office:annotation draw:style-name="gr4" draw:text-style-name="P4" svg:width="82.18pt" svg:height="51pt" svg:x="465pt" svg:y="627.19pt" draw:caption-point-x="460.35pt" draw:caption-point-y="0.28pt">
              <dc:date>2020-02-03T00:00:00</dc:date>
              <text:p text:style-name="P3"><text:span text:style-name="T2">Typical global defaults. Not to be taken literally.</text:span></text:p>
            </office:annotation>
            <text:p>Global</text:p>
          </table:table-cell>
          <table:table-cell table:style-name="ce5" table:number-columns-repeated="57"/>
        </table:table-row>
        <table:table-row table:style-name="ro1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Value</text:p>
          </table:table-cell>
          <table:table-cell table:style-name="ce4" table:number-columns-repeated="6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2" draw:text-style-name="P4" svg:width="164.13pt" svg:height="162.45pt" svg:x="0pt" svg:y="917.46pt" draw:caption-point-x="478.46pt" draw:caption-point-y="42.8pt">
              <dc:date>2020-02-03T00:00:00</dc:date>
              <text:p text:style-name="P3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3"><text:span text:style-name="T2"/></text:p>
              <text:p text:style-name="P3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7"/>
        </table:table-row>
      </table:table>
      <table:table table:name="EVEValkyri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Value</text:p>
          </table:table-cell>
          <table:table-cell table:style-name="ce4"/>
          <table:table-cell table:style-name="ce4" office:value-type="string" calcext:value-type="string">
            <text:p>Numeric</text:p>
          </table:table-cell>
          <table:table-cell table:style-name="ce4" table:number-columns-repeated="49"/>
        </table:table-row>
        <table:table-row table:style-name="ro1">
          <table:table-cell table:style-name="ce5" office:value-type="string" calcext:value-type="string">
            <text:p>HMD</text:p>
          </table:table-cell>
          <table:table-cell table:style-name="ce5"/>
          <table:table-cell table:style-name="ce29" table:content-validation-name="val1" office:value-type="string" calcext:value-type="string">
            <office:annotation draw:style-name="gr3" draw:text-style-name="P6" svg:width="200.15pt" svg:height="110.95pt" svg:x="0pt" svg:y="14pt" draw:caption-point-x="584.39pt" draw:caption-point-y="-0.94pt">
              <dc:date>2020-02-04T00:00:00</dc:date>
              <text:p text:style-name="P5"><text:span text:style-name="T3">Regard as classes of headsets rather than specific models.</text:span></text:p>
              <text:p text:style-name="P5"><text:span text:style-name="T3"/></text:p>
              <text:p text:style-name="P5"><text:span text:style-name="T3">Pimax 8kX = Pimax Vision 8kX DSC Mode</text:span></text:p>
              <text:p text:style-name="P5"><text:span text:style-name="T3"/></text:p>
              <text:p text:style-name="P5"><text:span text:style-name="T3">Pimax 5kp = Pimax Vision 8kX Upscale Mode, Pimax Vision 8k+, Pimax 5k+, Pimax Artisan, etc</text:span></text:p>
            </office:annotation>
            <text:p>Pimax 8kX</text:p>
          </table:table-cell>
          <table:table-cell table:style-name="ce5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5" draw:text-style-name="P4" svg:width="123.96pt" svg:height="61.68pt" svg:x="0pt" svg:y="8.67pt" draw:caption-point-x="584.39pt" draw:caption-point-y="42.8pt">
              <dc:date>2019-11-29T00:00:00</dc:date>
              <text:p text:style-name="P3"><text:span text:style-name="T3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Backlight Brightness</text:p>
          </table:table-cell>
          <table:table-cell table:style-name="ce37" table:content-validation-name="val2" office:value-type="string" calcext:value-type="string">
            <office:annotation draw:style-name="gr5" draw:text-style-name="P4" svg:width="109.19pt" svg:height="61.68pt" svg:x="0pt" svg:y="64.01pt" draw:caption-point-x="584.39pt" draw:caption-point-y="38.66pt">
              <dc:date>2020-02-04T00:00:00</dc:date>
              <text:p text:style-name="P3"><text:span text:style-name="T3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Refresh Rate (Hz)</text:p>
          </table:table-cell>
          <table:table-cell table:style-name="ce29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7" table:content-validation-name="val4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Fixed Foveated Rendering</text:p>
          </table:table-cell>
          <table:table-cell table:style-name="ce37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Parallel Projections</text:p>
          </table:table-cell>
          <table:table-cell table:style-name="ce29" table:content-validation-name="val6" office:value-type="string" calcext:value-type="string">
            <office:annotation draw:style-name="gr6" draw:text-style-name="P4" svg:width="265.86pt" svg:height="151.26pt" svg:x="0pt" svg:y="111.06pt" draw:caption-point-x="584.39pt" draw:caption-point-y="42.8pt">
              <dc:date>2020-02-04T00:00:00</dc:date>
              <text:p text:style-name="P3"><text:span text:style-name="T3">Prefer ‘OFF’. As required, ‘ON’, costs performance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5" draw:text-style-name="P4" svg:width="82.18pt" svg:height="61.68pt" svg:x="682.78pt" svg:y="111.06pt" draw:caption-point-x="571.12pt" draw:caption-point-y="42.8pt">
              <dc:date>2019-11-30T00:00:00</dc:date>
              <text:p text:style-name="P3"><text:span text:style-name="T3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7" table:content-validation-name="val7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7" table:content-validation-name="val8" office:value-type="string" calcext:value-type="string">
            <office:annotation draw:style-name="gr4" draw:text-style-name="P4" svg:width="82.18pt" svg:height="51pt" svg:x="0pt" svg:y="136.66pt" draw:caption-point-x="584.39pt" draw:caption-point-y="42.8pt">
              <dc:date>2019-11-29T00:00:00</dc:date>
              <text:p text:style-name="P3"><text:span text:style-name="T3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Hidden Area Mask</text:p>
          </table:table-cell>
          <table:table-cell table:style-name="ce37" table:content-validation-name="val9" office:value-type="string" calcext:value-type="string">
            <office:annotation draw:style-name="gr7" draw:text-style-name="P4" svg:width="161.8pt" svg:height="68.74pt" svg:x="0pt" svg:y="149.47pt" draw:caption-point-x="584.39pt" draw:caption-point-y="42.8pt">
              <dc:date>2019-12-03T00:00:00</dc:date>
              <text:p text:style-name="P3"><text:span text:style-name="T3">Prefer ‘ON’ to reduce possiblity of artifacts.</text:span></text:p>
              <text:p text:style-name="P3"><text:span text:style-name="T3"/></text:p>
              <text:p text:style-name="P3"><text:span text:style-name="T3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8" draw:text-style-name="P6" svg:width="135.16pt" svg:height="128.86pt" svg:x="0pt" svg:y="162.26pt" draw:caption-point-x="584.39pt" draw:caption-point-y="42.8pt">
              <dc:date>2020-02-04T00:00:00</dc:date>
              <text:p text:style-name="P5"><text:span text:style-name="T3">Set ‘1.0’ for any headset (typically non-pimax) without driver supersampling!</text:span></text:p>
              <text:p text:style-name="P5"><text:span text:style-name="T3"/></text:p>
              <text:p text:style-name="P5"><text:span text:style-name="T3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GPU Catalyst</text:p>
          </table:table-cell>
          <table:table-cell table:style-name="ce33" table:content-validation-name="val11" office:value-type="float" office:value="0" calcext:value-type="float">
            <office:annotation draw:style-name="gr9" draw:text-style-name="P4" svg:width="82.18pt" svg:height="106.47pt" svg:x="601.68pt" svg:y="175.07pt" draw:caption-point-x="-17.29pt" draw:caption-point-y="42.8pt">
              <dc:date>2020-04-13T00:00:00</dc:date>
              <text:p text:style-name="P3"><text:span text:style-name="T3">WARNING: Always set ‘0’ unless GPU utilization remains well below 90% under frame dropping conditions!</text:span></text:p>
            </office:annotation>
            <text:p>0.0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1]" office:value-type="float" office:value="2700" calcext:value-type="float">
            <office:annotation draw:style-name="gr10" draw:text-style-name="P6" svg:width="102.53pt" svg:height="140.06pt" svg:x="0pt" svg:y="200.66pt" draw:caption-point-x="584.39pt" draw:caption-point-y="55.62pt">
              <dc:date>2019-12-03T00:00:00</dc:date>
              <text:p text:style-name="P5"><text:span text:style-name="T3">Expect SteamVR will automatically adjust to correct value when ‘Parallel Projections’ is toggled.</text:span></text:p>
              <text:p text:style-name="P5"><text:span text:style-name="T3"/></text:p>
              <text:p text:style-name="P5"><text:span text:style-name="T3">High values may cause VRAM exhaustion when overlay applicatons are running, even if not visible.</text:span></text:p>
            </office:annotation>
            <text:p>2700</text:p>
          </table:table-cell>
          <table:table-cell office:value-type="string" calcext:value-type="string">
            <text:p>Add SR</text:p>
          </table:table-cell>
          <table:table-cell table:style-name="ce79" table:content-validation-name="val17" office:value-type="float" office:value="1" calcext:value-type="float">
            <office:annotation draw:style-name="gr5" draw:text-style-name="P4" svg:width="82.18pt" svg:height="61.68pt" svg:x="0pt" svg:y="213.48pt" draw:caption-point-x="692.7pt" draw:caption-point-y="42.8pt">
              <dc:date>2019-11-30T00:00:00</dc:date>
              <text:p text:style-name="P3"><text:span text:style-name="T3">Setting this too high will also degrade VR application framerate.</text:span></text:p>
            </office:annotation>
            <text:p>1.00</text:p>
          </table:table-cell>
          <table:table-cell table:number-columns-repeated="59"/>
        </table:table-row>
        <table:table-row table:style-name="ro1">
          <table:table-cell table:style-name="ce91" table:formula="of:=[.C21]/[.O13]/[.C4]" office:value-type="float" office:value="1.25" calcext:value-type="float">
            <text:p>1.25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55" office:value-type="string" calcext:value-type="string">
            <office:annotation draw:style-name="gr4" draw:text-style-name="P4" svg:width="82.18pt" svg:height="51pt" svg:x="0pt" svg:y="226.26pt" draw:caption-point-x="638.56pt" draw:caption-point-y="42.8pt">
              <dc:date>2019-11-29T00:00:00</dc:date>
              <text:p text:style-name="P3"><text:span text:style-name="T3">Equivalent.</text:span></text:p>
            </office:annotation>
            <text:p>v</text:p>
          </table:table-cell>
          <table:table-cell table:style-name="ce104" table:formula="of:=ROUNDDOWN([.C4]*[.C17]*[.E21];0)" office:value-type="float" office:value="2700" calcext:value-type="float">
            <text:p>2700</text:p>
          </table:table-cell>
          <table:table-cell table:style-name="ce55" office:value-type="string" calcext:value-type="string">
            <text:p>Total SR</text:p>
          </table:table-cell>
          <table:table-cell table:style-name="ce91" table:formula="of:=[.C21]/[.O13]/[.C4]" office:value-type="float" office:value="1.25" calcext:value-type="float">
            <text:p>1.2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1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92" table:formula="of:=ROUNDUP(([.C21]/[.C55])^2*([.C10]/[.C44]);3)" office:value-type="float" office:value="0.974" calcext:value-type="float">
            <text:p>0.974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 office:value-type="string" calcext:value-type="string">
            <text:p>Equivalent</text:p>
          </table:table-cell>
          <table:table-cell table:style-name="ce18" table:formula="of:=CONCATENATE(ROUNDDOWN([.G22]*[.C3];0);&quot;x&quot;;ROUNDDOWN([.G22]*[.C4];0))" office:value-type="string" office:string-value="4800x2700" calcext:value-type="string">
            <text:p>4800x2700</text:p>
          </table:table-cell>
          <table:table-cell table:style-name="ce55" office:value-type="string" calcext:value-type="string">
            <text:p>vAngular</text:p>
          </table:table-cell>
          <table:table-cell table:formula="of:=ROUND([.E22]/[.C6];5)" office:value-type="float" office:value="24.54545" calcext:value-type="float">
            <text:p>24.54545</text:p>
          </table:table-cell>
          <table:table-cell table:style-name="ce55" office:value-type="string" calcext:value-type="string">
            <text:p>Load</text:p>
          </table:table-cell>
          <table:table-cell table:style-name="ce92" table:formula="of:=ROUNDUP(([.C21]/[.C55])^2;3)" office:value-type="float" office:value="0.974" calcext:value-type="float">
            <office:annotation draw:style-name="gr11" draw:text-style-name="P4" svg:width="343.3pt" svg:height="116.87pt" svg:x="166.39pt" svg:y="149.5pt" draw:caption-point-x="959.5pt" draw:caption-point-y="132.38pt">
              <dc:date>2019-11-30T00:00:00</dc:date>
              <text:p text:style-name="P3"><text:span text:style-name="T3">PASS/FAIL</text:span></text:p>
              <text:p text:style-name="P3"><text:span text:style-name="T3"/></text:p>
              <text:p text:style-name="P3"><text:span text:style-name="T3">&gt;1 FAIL</text:span></text:p>
              <text:p text:style-name="P3"><text:span text:style-name="T3">Detects rendered pixels exceeding previous test.</text:span></text:p>
              <text:p text:style-name="P3"><text:span text:style-name="T3"/></text:p>
              <text:p text:style-name="P3"><text:span text:style-name="T3">Test highest performant resolution and document under inputs to ‘Limits’ section of spreadsheet.</text:span></text:p>
              <text:p text:style-name="P3"><text:span text:style-name="T3"/></text:p>
              <text:p text:style-name="P3"><text:span text:style-name="T3">May be an overestimate if horizontal pixels rendered or inefficiency is less.</text:span></text:p>
            </office:annotation>
            <text:p>0.974</text:p>
          </table:table-cell>
          <table:table-cell/>
          <table:table-cell table:formula="of:=[.C21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0"/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/>
          <table:table-cell table:style-name="ce18"/>
          <table:table-cell table:style-name="ce55"/>
          <table:table-cell/>
          <table:table-cell table:style-name="ce55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6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79" table:content-validation-name="val18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6]/[.O13]/[.C4]" office:value-type="float" office:value="1.25" calcext:value-type="float">
            <text:p>1.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6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5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55" office:value-type="string" calcext:value-type="string">
            <text:p>Resolution Percentage</text:p>
          </table:table-cell>
          <table:table-cell table:style-name="ce94" table:content-validation-name="val19" office:value-type="float" office:value="1" calcext:value-type="float">
            <text:p>1.00</text:p>
          </table:table-cell>
          <table:table-cell table:style-name="ce55" office:value-type="string" calcext:value-type="string">
            <office:annotation draw:style-name="gr4" draw:text-style-name="P4" svg:width="82.18pt" svg:height="51pt" svg:x="0pt" svg:y="315.86pt" draw:caption-point-x="638.56pt" draw:caption-point-y="42.8pt">
              <dc:date>2019-11-29T00:00:00</dc:date>
              <text:p text:style-name="P3"><text:span text:style-name="T3">Equivalent.</text:span></text:p>
            </office:annotation>
            <text:p>v</text:p>
          </table:table-cell>
          <table:table-cell table:style-name="ce104" table:formula="of:=ROUNDDOWN([.C4]*[.C17]*[.E26]*[.C29];0)" office:value-type="float" office:value="2700" calcext:value-type="float">
            <text:p>2700</text:p>
          </table:table-cell>
          <table:table-cell table:style-name="ce55" office:value-type="string" calcext:value-type="string">
            <text:p>Total SR</text:p>
          </table:table-cell>
          <table:table-cell table:style-name="ce91" table:formula="of:=[.E29]/[.C4]" office:value-type="float" office:value="1.25" calcext:value-type="float">
            <office:annotation draw:style-name="gr13" draw:text-style-name="P4" svg:width="71.63pt" svg:height="30.84pt" svg:x="109.87pt" svg:y="312.29pt" draw:caption-point-x="691.14pt" draw:caption-point-y="46.37pt">
              <dc:date>2019-11-30T00:00:00</dc:date>
              <text:p text:style-name="P3"><text:span text:style-name="T3">Prefer ~1.5 for text clarity.</text:span></text:p>
            </office:annotation>
            <text:p>1.2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6]*[.C29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91" table:formula="of:=[.E29]/[.C4]" office:value-type="float" office:value="1.25" calcext:value-type="float">
            <office:annotation draw:style-name="gr13" draw:text-style-name="P4" svg:width="71.63pt" svg:height="30.84pt" svg:x="46.32pt" svg:y="325.11pt" draw:caption-point-x="50.23pt" draw:caption-point-y="46.37pt">
              <dc:date>2019-11-30T00:00:00</dc:date>
              <text:p text:style-name="P3"><text:span text:style-name="T3">Prefer ~1.5 for text clarity.</text:span></text:p>
            </office:annotation>
            <text:p>1.25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5" table:formula="of:=CONCATENATE(ROUNDDOWN([.G29]*[.C3];0);&quot;x&quot;;ROUNDDOWN([.G29]*[.C4];0))" office:value-type="string" office:string-value="4800x2700" calcext:value-type="string">
            <office:annotation draw:style-name="gr14" draw:text-style-name="P4" svg:width="507.6pt" svg:height="319.21pt" svg:x="0pt" svg:y="200.13pt" draw:caption-point-x="909.3pt" draw:caption-point-y="171.35pt">
              <dc:date>2019-11-29T00:00:00</dc:date>
              <text:p text:style-name="P3"><text:span text:style-name="T3">INACCURATE</text:span></text:p>
              <text:p text:style-name="P3"><text:span text:style-name="T3"/></text:p>
              <text:p text:style-name="P3"><text:span text:style-name="T3">Equivalent display panel resolution for relative comparisons ONLY.</text:span></text:p>
              <text:p text:style-name="P3"><text:span text:style-name="T3"/></text:p>
              <text:p text:style-name="P3"><text:span text:style-name="T3">Margin of error is &gt;+/-20% for vAngular, vFOV, or any derivative. Exaggerated vFOV marketing claims may be taken at face value, aggregated, or rounded.</text:span></text:p>
              <text:p text:style-name="P3"><text:span text:style-name="T3"/></text:p>
              <text:p text:style-name="P3"><text:span text:style-name="T3">Drastic differences in optics quality and pixel usage are also more significant.</text:span></text:p>
              <text:p text:style-name="P3"><text:span text:style-name="T3"/></text:p>
              <text:p text:style-name="P3"><text:span text:style-name="T3">No part of this list is intended as PASS/FAIL criteria.</text:span></text:p>
              <text:p text:style-name="P3"><text:span text:style-name="T3"/></text:p>
              <text:p text:style-name="P3"><text:span text:style-name="T3"/></text:p>
              <text:p text:style-name="P3"><text:span text:style-name="T3">Pimax 8kX Native</text:span><text:span text:style-name="T3"><text:tab/></text:span><text:span text:style-name="T3"><text:tab/></text:span><text:span text:style-name="T3">2160v, 4k UHD</text:span><text:span text:style-name="T3"><text:tab/></text:span><text:span text:style-name="T3"><text:tab/></text:span><text:span text:style-name="T3"><text:tab/></text:span><text:span text:style-name="T3">3840x2160</text:span><text:span text:style-name="T3"><text:tab/></text:span><text:span text:style-name="T3">110vFOV (predicted)</text:span><text:span text:style-name="T3"><text:tab/></text:span><text:span text:style-name="T3"><text:tab/></text:span><text:span text:style-name="T3">19.6vAngular</text:span></text:p>
              <text:p text:style-name="P3"><text:span text:style-name="T3">Pimax 5kp Native</text:span><text:span text:style-name="T3"><text:tab/></text:span><text:span text:style-name="T3"><text:tab/></text:span><text:span text:style-name="T3">1440v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560x1440</text:span><text:span text:style-name="T3"><text:tab/></text:span><text:span text:style-name="T3">110vFOV</text:span><text:span text:style-name="T3"><text:tab/></text:span><text:span text:style-name="T3"><text:tab/></text:span><text:span text:style-name="T3"><text:tab/></text:span><text:span text:style-name="T3"><text:tab/></text:span><text:span text:style-name="T3">13.1vAngular</text:span></text:p>
              <text:p text:style-name="P3"><text:span text:style-name="T3"/></text:p>
              <text:p text:style-name="P3"><text:span text:style-name="T3">HP Reverb</text:span><text:span text:style-name="T3"><text:tab/></text:span><text:span text:style-name="T3"><text:tab/></text:span><text:span text:style-name="T3"><text:tab/></text:span><text:span text:style-name="T3">2160v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160x2160</text:span><text:span text:style-name="T3"><text:tab/></text:span><text:span text:style-name="T3">110vFOV</text:span><text:span text:style-name="T3"><text:tab/></text:span><text:span text:style-name="T3"><text:tab/></text:span><text:span text:style-name="T3"><text:tab/></text:span><text:span text:style-name="T3"><text:tab/></text:span><text:span text:style-name="T3">19.6vAngular</text:span></text:p>
              <text:p text:style-name="P3"><text:span text:style-name="T3"/></text:p>
              <text:p text:style-name="P3"><text:span text:style-name="T3">Valve Index</text:span><text:span text:style-name="T3"><text:tab/></text:span><text:span text:style-name="T3"><text:tab/></text:span><text:span text:style-name="T3"><text:tab/></text:span><text:span text:style-name="T3">1600v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880x1600</text:span><text:span text:style-name="T3"><text:tab/></text:span><text:span text:style-name="T3">130vFOV</text:span><text:span text:style-name="T3"><text:tab/></text:span><text:span text:style-name="T3"><text:tab/></text:span><text:span text:style-name="T3"><text:tab/></text:span><text:span text:style-name="T3"><text:tab/></text:span><text:span text:style-name="T3">12.3vAngular</text:span></text:p>
              <text:p text:style-name="P3"><text:span text:style-name="T3"/></text:p>
              <text:p text:style-name="P3"><text:span text:style-name="T3">HTC Vive Pro</text:span><text:span text:style-name="T3"><text:tab/></text:span><text:span text:style-name="T3"><text:tab/></text:span><text:span text:style-name="T3"><text:tab/></text:span><text:span text:style-name="T3">1600v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440x1600</text:span><text:span text:style-name="T3"><text:tab/></text:span><text:span text:style-name="T3">110vFOV</text:span><text:span text:style-name="T3"><text:tab/></text:span><text:span text:style-name="T3"><text:tab/></text:span><text:span text:style-name="T3"><text:tab/></text:span><text:span text:style-name="T3"><text:tab/></text:span><text:span text:style-name="T3">14.54vAngular</text:span></text:p>
              <text:p text:style-name="P3"><text:span text:style-name="T3">HTC Vive</text:span><text:span text:style-name="T3"><text:tab/></text:span><text:span text:style-name="T3"><text:tab/></text:span><text:span text:style-name="T3"><text:tab/></text:span><text:span text:style-name="T3">1200v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080x1200</text:span><text:span text:style-name="T3"><text:tab/></text:span><text:span text:style-name="T3">110vFOV</text:span><text:span text:style-name="T3"><text:tab/></text:span><text:span text:style-name="T3"><text:tab/></text:span><text:span text:style-name="T3"><text:tab/></text:span><text:span text:style-name="T3"><text:tab/></text:span><text:span text:style-name="T3">10.9vAngular</text:span></text:p>
              <text:p text:style-name="P3"><text:span text:style-name="T3"/></text:p>
              <text:p text:style-name="P3"><text:span text:style-name="T3"/></text:p>
              <text:p text:style-name="P3"><text:span text:style-name="T3">4k Monitor 65in</text:span><text:span text:style-name="T3"><text:tab/></text:span><text:span text:style-name="T3"><text:tab/></text:span><text:span text:style-name="T3">2160v, 4k UHD</text:span><text:span text:style-name="T3"><text:tab/></text:span><text:span text:style-name="T3"><text:tab/></text:span><text:span text:style-name="T3"><text:tab/></text:span><text:span text:style-name="T3">3840x2160</text:span><text:span text:style-name="T3"><text:tab/></text:span><text:span text:style-name="T3">~70vFOV (at 42in)</text:span><text:span text:style-name="T3"><text:tab/></text:span><text:span text:style-name="T3"><text:tab/></text:span><text:span text:style-name="T3">~30vAngular</text:span></text:p>
              <text:p text:style-name="P3"><text:span text:style-name="T3">1080p Monitor 22in</text:span><text:span text:style-name="T3"><text:tab/></text:span><text:span text:style-name="T3">1080v, Full HD</text:span><text:span text:style-name="T3"><text:tab/></text:span><text:span text:style-name="T3"><text:tab/></text:span><text:span text:style-name="T3"><text:tab/></text:span><text:span text:style-name="T3">1920x1080</text:span><text:span text:style-name="T3"><text:tab/></text:span><text:span text:style-name="T3">~30vFOV (at 42in)</text:span><text:span text:style-name="T3"><text:tab/></text:span><text:span text:style-name="T3"><text:tab/></text:span><text:span text:style-name="T3">~35vAngular</text:span></text:p>
              <text:p text:style-name="P3"><text:span text:style-name="T3"/></text:p>
              <text:p text:style-name="P3"><text:span text:style-name="T3">Human Vision (~20/20, ~1arcminute, ~1/60deg, ~60’px’/deg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~60vAngular</text:span></text:p>
              <text:p text:style-name="P3"><text:span text:style-name="T3">Human Vision (readable text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&lt;10vAngular</text:span></text:p>
            </office:annotation>
            <text:p>4800x2700</text:p>
          </table:table-cell>
          <table:table-cell table:style-name="ce55" office:value-type="string" calcext:value-type="string">
            <text:p>vAngular</text:p>
          </table:table-cell>
          <table:table-cell table:formula="of:=ROUND([.E29]/[.C6];5)" office:value-type="float" office:value="24.54545" calcext:value-type="float">
            <office:annotation draw:style-name="gr12" draw:text-style-name="P4" svg:width="216.54pt" svg:height="162.45pt" svg:x="156.3pt" svg:y="193.35pt" draw:caption-point-x="861.31pt" draw:caption-point-y="178.13pt">
              <dc:date>2019-11-30T00:00:00</dc:date>
              <text:p text:style-name="P3"><text:span text:style-name="T3">Values &gt;1.5x native will NOT be meaningfully better.</text:span></text:p>
              <text:p text:style-name="P3"><text:span text:style-name="T3"/></text:p>
              <text:p text:style-name="P3"><text:span text:style-name="T3">Margin of error &gt;+/-20%.</text:span></text:p>
              <text:p text:style-name="P3"><text:span text:style-name="T3"/></text:p>
              <text:p text:style-name="P3"><text:span text:style-name="T3">Highly nonlinear due to human vision thresholds and sampling error.</text:span></text:p>
              <text:p text:style-name="P3"><text:span text:style-name="T3"/></text:p>
              <text:p text:style-name="P3"><text:span text:style-name="T3">Optical artifacts may degrade useful resolution further.</text:span></text:p>
              <text:p text:style-name="P3"><text:span text:style-name="T3"/></text:p>
              <text:p text:style-name="P3"><text:span text:style-name="T3">Do NOT consider as PASS/FAIL except when evaluating super-resolution settings for the same hardware and software.</text:span></text:p>
            </office:annotation>
            <text:p>24.54545</text:p>
          </table:table-cell>
          <table:table-cell table:style-name="ce55" office:value-type="string" calcext:value-type="string">
            <text:p>Load</text:p>
          </table:table-cell>
          <table:table-cell table:style-name="ce92" table:formula="of:=ROUNDUP(((([.C26]*[.C29])/([.C60]*[.C63]))^2)*([.C10]/[.C44]);3)" office:value-type="float" office:value="0.676" calcext:value-type="float">
            <office:annotation draw:style-name="gr11" draw:text-style-name="P4" svg:width="343.3pt" svg:height="116.87pt" svg:x="166.39pt" svg:y="239.1pt" draw:caption-point-x="959.5pt" draw:caption-point-y="132.38pt">
              <dc:date>2019-11-30T00:00:00</dc:date>
              <text:p text:style-name="P3"><text:span text:style-name="T3">PASS/FAIL</text:span></text:p>
              <text:p text:style-name="P3"><text:span text:style-name="T3"/></text:p>
              <text:p text:style-name="P3"><text:span text:style-name="T3">&gt;1 FAIL</text:span></text:p>
              <text:p text:style-name="P3"><text:span text:style-name="T3">Detects rendered pixels exceeding previous test.</text:span></text:p>
              <text:p text:style-name="P3"><text:span text:style-name="T3"/></text:p>
              <text:p text:style-name="P3"><text:span text:style-name="T3">Test highest performant resolution and document under inputs to ‘Limits’ section of spreadsheet.</text:span></text:p>
              <text:p text:style-name="P3"><text:span text:style-name="T3"/></text:p>
              <text:p text:style-name="P3"><text:span text:style-name="T3">May be an overestimate if horizontal pixels rendered or inefficiency is less.</text:span></text:p>
            </office:annotation>
            <text:p>0.676</text:p>
          </table:table-cell>
          <table:table-cell/>
          <table:table-cell table:formula="of:=[.C26]*[.C29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>
          <table:table-cell table:style-name="ce93" table:formula="of:=ROUNDUP(((([.C26]*[.C29])/([.C60]*[.C63]))^2)*([.C10]/[.C44]);3)" office:value-type="float" office:value="0.676" calcext:value-type="float">
            <office:annotation draw:style-name="gr11" draw:text-style-name="P4" svg:width="343.3pt" svg:height="116.87pt" svg:x="0pt" svg:y="251.89pt" draw:caption-point-x="96.55pt" draw:caption-point-y="132.38pt">
              <dc:date>2019-11-30T00:00:00</dc:date>
              <text:p text:style-name="P3"><text:span text:style-name="T3">PASS/FAIL</text:span></text:p>
              <text:p text:style-name="P3"><text:span text:style-name="T3"/></text:p>
              <text:p text:style-name="P3"><text:span text:style-name="T3">&gt;1 FAIL</text:span></text:p>
              <text:p text:style-name="P3"><text:span text:style-name="T3">Detects rendered pixels exceeding previous test.</text:span></text:p>
              <text:p text:style-name="P3"><text:span text:style-name="T3"/></text:p>
              <text:p text:style-name="P3"><text:span text:style-name="T3">Test highest performant resolution and document under inputs to ‘Limits’ section of spreadsheet.</text:span></text:p>
              <text:p text:style-name="P3"><text:span text:style-name="T3"/></text:p>
              <text:p text:style-name="P3"><text:span text:style-name="T3">May be an overestimate if horizontal pixels rendered or inefficiency is less.</text:span></text:p>
            </office:annotation>
            <text:p>0.676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4" office:value-type="string" calcext:value-type="string">
            <text:p>Limits</text:p>
          </table:table-cell>
          <table:table-cell table:style-name="ce4" table:number-columns-repeated="63"/>
        </table:table-row>
        <table:table-row table:style-name="ro1">
          <table:table-cell table:style-name="ce5" office:value-type="string" calcext:value-type="string">
            <text:p>HMD</text:p>
          </table:table-cell>
          <table:table-cell table:style-name="ce5"/>
          <table:table-cell table:style-name="ce29" table:content-validation-name="val1" office:value-type="string" calcext:value-type="string">
            <text:p>Pimax 8kX</text:p>
          </table:table-cell>
          <table:table-cell table:style-name="ce5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6]=&quot;Pimax 8kX&quot;;3840;IF([.C36]=&quot;Pimax 5kp&quot;;2560;IF([.C36]=&quot;HP Reverb&quot;;2160;IF([.C36]=&quot;Valve Index&quot;;2880;IF([.C36]=&quot;HTC Vive Pro&quot;;1440;IF([.C36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6]=&quot;Pimax 8kX&quot;;2160;IF([.C36]=&quot;Pimax 5kp&quot;;1440;IF([.C36]=&quot;HP Reverb&quot;;2160;IF([.C36]=&quot;Valve Index&quot;;1600;IF([.C36]=&quot;HTC Vive Pro&quot;;1600;IF([.C36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6]=&quot;Pimax 8kX&quot;;170;IF([.C36]=&quot;Pimax 5kp&quot;;170;IF([.C36]=&quot;HP Reverb&quot;;110;IF([.C36]=&quot;Valve Index&quot;;130;IF([.C36]=&quot;HTC Vive Pro&quot;;110;IF([.C36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6]=&quot;Pimax 8kX&quot;;110;IF([.C36]=&quot;Pimax 5kp&quot;;110;IF([.C36]=&quot;HP Reverb&quot;;110;IF([.C36]=&quot;Valve Index&quot;;130;IF([.C36]=&quot;HTC Vive Pro&quot;;110;IF([.C36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6]=&quot;Pimax 8kX&quot;;ROUND([.C38]/[.C40];3);IF([.C36]=&quot;Pimax 5kp&quot;;ROUND([.C38]/[.C40];3);IF([.C36]=&quot;HP Reverb&quot;;ROUND([.C38]/[.C40];3);IF([.C36]=&quot;Valve Index&quot;;ROUND([.C38]/[.C40];3);IF([.C36]=&quot;HTC Vive Pro&quot;;ROUND([.C38]/[.C40];3);IF([.C36]=&quot;HTC Vive&quot;;ROUND([.C38]/[.C40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Backlight Brightness</text:p>
          </table:table-cell>
          <table:table-cell table:style-name="ce37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Refresh Rate (Hz)</text:p>
          </table:table-cell>
          <table:table-cell table:style-name="ce29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7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Fixed Foveated Rendering</text:p>
          </table:table-cell>
          <table:table-cell table:style-name="ce37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Parallel Projections</text:p>
          </table:table-cell>
          <table:table-cell table:style-name="ce29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7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7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7" table:content-validation-name="val8" office:value-type="string" calcext:value-type="string">
            <office:annotation draw:style-name="gr4" draw:text-style-name="P4" svg:width="82.18pt" svg:height="51pt" svg:x="209pt" svg:y="571.86pt" draw:caption-point-x="375.39pt" draw:caption-point-y="42.8pt">
              <dc:date>2019-11-29T00:00:00</dc:date>
              <text:p text:style-name="P3"><text:span text:style-name="T3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Hidden Area Mask</text:p>
          </table:table-cell>
          <table:table-cell table:style-name="ce37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Render Quality</text:p>
          </table:table-cell>
          <table:table-cell table:style-name="ce41" table:content-validation-name="val13" office:value-type="float" office:value="1.25" calcext:value-type="float">
            <text:p>1.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GPU Catalyst</text:p>
          </table:table-cell>
          <table:table-cell table:style-name="ce33" table:content-validation-name="val11" office:value-type="float" office:value="0" calcext:value-type="float">
            <office:annotation draw:style-name="gr9" draw:text-style-name="P4" svg:width="82.18pt" svg:height="106.47pt" svg:x="601.68pt" svg:y="610.27pt" draw:caption-point-x="-17.29pt" draw:caption-point-y="42.8pt">
              <dc:date>2020-04-13T00:00:00</dc:date>
              <text:p text:style-name="P3"><text:span text:style-name="T3">WARNING: Always set ‘0’ unless GPU utilization remains well below 90% under frame dropping conditions!</text:span></text:p>
            </office:annotation>
            <text:p>0.0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4" draw:text-style-name="P4" svg:width="82.18pt" svg:height="51pt" svg:x="0pt" svg:y="648.68pt" draw:caption-point-x="584.39pt" draw:caption-point-y="42.8pt">
              <dc:date>2020-02-04T00:00:00</dc:date>
              <text:p text:style-name="P3"><text:span text:style-name="T3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5]/([.C38]*[.C51]*[.O47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91" table:formula="of:=[.C55]/[.O47]/[.C38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55" office:value-type="string" calcext:value-type="string">
            <text:p>v</text:p>
          </table:table-cell>
          <table:table-cell table:style-name="ce104" table:formula="of:=ROUNDDOWN([.C38]*[.C51]*[.E55];0)" office:value-type="float" office:value="2737" calcext:value-type="float">
            <text:p>2737</text:p>
          </table:table-cell>
          <table:table-cell table:style-name="ce55" office:value-type="string" calcext:value-type="string">
            <text:p>Total SR</text:p>
          </table:table-cell>
          <table:table-cell table:style-name="ce91" table:formula="of:=[.C55]/[.O47]/[.C38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1]*[.E55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18" table:formula="of:=CONCATENATE(ROUNDDOWN([.G56]*[.C37];0);&quot;x&quot;;ROUNDDOWN([.G56]*[.C38];0))" office:value-type="string" office:string-value="4865x2737" calcext:value-type="string">
            <text:p>4865x2737</text:p>
          </table:table-cell>
          <table:table-cell table:style-name="ce55" office:value-type="string" calcext:value-type="string">
            <text:p>vAngular</text:p>
          </table:table-cell>
          <table:table-cell table:formula="of:=ROUND([.E56]/[.C40];5)" office:value-type="float" office:value="24.88182" calcext:value-type="float">
            <text:p>24.88182</text:p>
          </table:table-cell>
          <table:table-cell table:style-name="ce55" office:value-type="string" calcext:value-type="string">
            <text:p>Load</text:p>
          </table:table-cell>
          <table:table-cell table:number-columns-repeated="2"/>
          <table:table-cell table:formula="of:=[.C55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0"/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/>
          <table:table-cell table:style-name="ce18"/>
          <table:table-cell table:style-name="ce55"/>
          <table:table-cell/>
          <table:table-cell table:style-name="ce55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4" draw:text-style-name="P4" svg:width="82.18pt" svg:height="51pt" svg:x="0pt" svg:y="712.66pt" draw:caption-point-x="584.39pt" draw:caption-point-y="42.8pt">
              <dc:date>2020-02-04T00:00:00</dc:date>
              <text:p text:style-name="P3"><text:span text:style-name="T3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60]/([.C38]*[.C51]*[.O47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60]/[.O47]/[.C38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1]*[.E60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5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55" office:value-type="string" calcext:value-type="string">
            <text:p>Pixel Density</text:p>
          </table:table-cell>
          <table:table-cell table:style-name="ce43" table:content-validation-name="val12" office:value-type="float" office:value="1.2" calcext:value-type="float">
            <text:p>1.2</text:p>
          </table:table-cell>
          <table:table-cell table:style-name="ce55" office:value-type="string" calcext:value-type="string">
            <text:p>v</text:p>
          </table:table-cell>
          <table:table-cell table:style-name="ce104" table:formula="of:=ROUNDDOWN([.C38]*[.C51]*[.E60]*[.C63];0)" office:value-type="float" office:value="3284" calcext:value-type="float">
            <text:p>3284</text:p>
          </table:table-cell>
          <table:table-cell table:style-name="ce55" office:value-type="string" calcext:value-type="string">
            <text:p>Total SR</text:p>
          </table:table-cell>
          <table:table-cell table:style-name="ce91" table:formula="of:=[.E63]/[.C38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1]*[.E60]*[.C63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91" table:formula="of:=[.E63]/[.C38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5" table:formula="of:=CONCATENATE(ROUNDDOWN([.G63]*[.C37];0);&quot;x&quot;;ROUNDDOWN([.G63]*[.C38];0))" office:value-type="string" office:string-value="5838x3284" calcext:value-type="string">
            <text:p>5838x3284</text:p>
          </table:table-cell>
          <table:table-cell table:style-name="ce55" office:value-type="string" calcext:value-type="string">
            <text:p>vAngular</text:p>
          </table:table-cell>
          <table:table-cell table:formula="of:=ROUND([.E63]/[.C40];5)" office:value-type="float" office:value="29.85455" calcext:value-type="float">
            <text:p>29.85455</text:p>
          </table:table-cell>
          <table:table-cell table:style-name="ce55" office:value-type="string" calcext:value-type="string">
            <text:p>Load</text:p>
          </table:table-cell>
          <table:table-cell table:number-columns-repeated="2"/>
          <table:table-cell table:formula="of:=[.C60]*[.C63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4" office:value-type="string" calcext:value-type="string">
            <office:annotation draw:style-name="gr15" draw:text-style-name="P4" svg:width="359.35pt" svg:height="296.82pt" svg:x="48.13pt" svg:y="879.08pt" draw:caption-point-x="48.42pt" draw:caption-point-y="42.8pt">
              <dc:date>2020-02-04T00:00:00</dc:date>
              <text:p text:style-name="P3"><text:span text:style-name="T3">INACCURATE</text:span></text:p>
              <text:p text:style-name="P3"><text:span text:style-name="T3"/></text:p>
              <text:p text:style-name="P3"><text:span text:style-name="T3">Do NOT interpret linearly.</text:span></text:p>
              <text:p text:style-name="P3"><text:span text:style-name="T3"/></text:p>
              <text:p text:style-name="P3"><text:span text:style-name="T3">Read and understand formulas before drawing any conclusions.</text:span></text:p>
              <text:p text:style-name="P3"><text:span text:style-name="T3"/></text:p>
              <text:p text:style-name="P3"><text:span text:style-name="T3">-</text:span></text:p>
              <text:p text:style-name="P3"><text:span text:style-name="T3"/></text:p>
              <text:p text:style-name="P3"><text:span text:style-name="T3">Comparisons across vendors (NVIDIA, AMD, Intel), will be inaccurate by as much as +/-40%.</text:span></text:p>
              <text:p text:style-name="P3"><text:span text:style-name="T3"/></text:p>
              <text:p text:style-name="P3"><text:span text:style-name="T3">Comparisons across major design changes (AMD FX vs AMD Ryzen) will be inaccurate by as much as +100% -50% (+double -half). </text:span></text:p>
              <text:p text:style-name="P3"><text:span text:style-name="T3"/></text:p>
              <text:p text:style-name="P3"><text:span text:style-name="T3">GPU is the limiting factor for almost all applications. CPU and RAM predictions should generally be ignored unless the specific weaknesses are known to be relevant.</text:span></text:p>
              <text:p text:style-name="P3"><text:span text:style-name="T3"/></text:p>
              <text:p text:style-name="P3"><text:span text:style-name="T3">CPU/GPU utilization is never an indicator of frame dropping margins. FPSVR measured latencies are generally valid, though some noticeable timing spikes may not be detected.</text:span></text:p>
              <text:p text:style-name="P3"><text:span text:style-name="T3"/></text:p>
              <text:p text:style-name="P3"><text:span text:style-name="T3">Beware some loads are independent of resolution, imposing minimum requirements. CPU/GPU loads will not decrease consistently with resolution.</text:span></text:p>
              <text:p text:style-name="P3"><text:span text:style-name="T3"/></text:p>
              <text:p text:style-name="P3"><text:span text:style-name="T3">Penalty is NOT included in calculations!</text:span></text:p>
            </office:annotation>
            <text:p>Hardware</text:p>
          </table:table-cell>
          <table:table-cell table:style-name="ce4" table:number-columns-repeated="63"/>
        </table:table-row>
        <table:table-row table:style-name="ro1">
          <table:table-cell table:style-name="ce5" office:value-type="string" calcext:value-type="string">
            <text:p>HMD</text:p>
          </table:table-cell>
          <table:table-cell table:style-name="ce5"/>
          <table:table-cell table:style-name="ce44" table:content-validation-name="val1" office:value-type="string" calcext:value-type="string">
            <text:p>Pimax 8kX</text:p>
          </table:table-cell>
          <table:table-cell table:number-columns-repeated="4"/>
          <table:table-cell table:style-name="ce5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4]=&quot;Pimax 8kX&quot;;3840;IF([.C74]=&quot;Pimax 5kp&quot;;2560;IF([.C74]=&quot;HP Reverb&quot;;2160;IF([.C74]=&quot;Valve Index&quot;;2880;IF([.C74]=&quot;HTC Vive Pro&quot;;1440;IF([.C74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4]=&quot;Pimax 8kX&quot;;2160;IF([.C74]=&quot;Pimax 5kp&quot;;1440;IF([.C74]=&quot;HP Reverb&quot;;2160;IF([.C74]=&quot;Valve Index&quot;;1600;IF([.C74]=&quot;HTC Vive Pro&quot;;1600;IF([.C74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4]=&quot;Pimax 8kX&quot;;170;IF([.C74]=&quot;Pimax 5kp&quot;;170;IF([.C74]=&quot;HP Reverb&quot;;110;IF([.C74]=&quot;Valve Index&quot;;130;IF([.C74]=&quot;HTC Vive Pro&quot;;110;IF([.C74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4]=&quot;Pimax 8kX&quot;;110;IF([.C74]=&quot;Pimax 5kp&quot;;110;IF([.C74]=&quot;HP Reverb&quot;;110;IF([.C74]=&quot;Valve Index&quot;;130;IF([.C74]=&quot;HTC Vive Pro&quot;;110;IF([.C74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4]=&quot;Pimax 8kX&quot;;ROUND([.C76]/[.C78];3);IF([.C74]=&quot;Pimax 5kp&quot;;ROUND([.C76]/[.C78];3);IF([.C74]=&quot;HP Reverb&quot;;ROUND([.C76]/[.C78];3);IF([.C74]=&quot;Valve Index&quot;;ROUND([.C76]/[.C78];3);IF([.C74]=&quot;HTC Vive Pro&quot;;ROUND([.C76]/[.C78];3);IF([.C74]=&quot;HTC Vive&quot;;ROUND([.C76]/[.C78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5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51" table:content-validation-name="val14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2]=&quot;i9-9900KF_SL_at_5.1GHz&quot;;&quot;Intel&quot;;IF([.C82]=&quot;i9-9900KS_SL_at_5.2GHz&quot;;&quot;Intel&quot;;IF([.C82]=&quot;i9-9900KF&quot;;&quot;Intel&quot;;IF([.C82]=&quot;i7-8700K&quot;;&quot;Intel&quot;;IF([.C82]=&quot;i7-7700&quot;;&quot;Intel&quot;;IF([.C82]=&quot;Ryzen 5 3600X&quot;;&quot;AMD&quot;;IF([.C82]=&quot;Ryzen 7 2700X&quot;;&quot;AMD&quot;;IF([.C82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6" draw:text-style-name="P4" svg:width="82.18pt" svg:height="72.88pt" svg:x="48.13pt" svg:y="1019.88pt" draw:caption-point-x="48.42pt" draw:caption-point-y="42.8pt">
              <dc:date>2020-01-05T00:00:00</dc:date>
              <text:p text:style-name="P3"><text:span text:style-name="T3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2]=&quot;i9-9900KF_SL_at_5.1GHz&quot;;20369;IF([.C82]=&quot;i9-9900KS_SL_at_5.2GHz&quot;;21501;IF([.C82]=&quot;i9-9900KF&quot;;20369;IF([.C82]=&quot;i7-8700K&quot;;15933;IF([.C82]=&quot;i7-7700&quot;;10686;IF([.C82]=&quot;Ryzen 5 3600X&quot;;20520;IF([.C82]=&quot;Ryzen 7 2700X&quot;;16939;IF([.C82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6" draw:text-style-name="P4" svg:width="91.08pt" svg:height="72.88pt" svg:x="48.13pt" svg:y="1032.66pt" draw:caption-point-x="48.42pt" draw:caption-point-y="42.8pt">
              <dc:date>2020-01-05T00:00:00</dc:date>
              <text:p text:style-name="P3"><text:span text:style-name="T3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2]=&quot;i9-9900KF_SL_at_5.1GHz&quot;;2906;IF([.C82]=&quot;i9-9900KS_SL_at_5.2GHz&quot;;3011;IF([.C82]=&quot;i9-9900KF&quot;;2906;IF([.C82]=&quot;i7-8700K&quot;;2697;IF([.C82]=&quot;i7-7700&quot;;2342;IF([.C82]=&quot;Ryzen 5 3600X&quot;;2916;IF([.C82]=&quot;Ryzen 7 2700X&quot;;2183;IF([.C82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5]*([.C90]/[.C89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6]*[.C91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0" draw:text-style-name="P4" svg:width="82.18pt" svg:height="140.06pt" svg:x="48.13pt" svg:y="1071.07pt" draw:caption-point-x="48.42pt" draw:caption-point-y="42.8pt">
              <dc:date>2020-01-05T00:00:00</dc:date>
              <text:p text:style-name="P3"><text:span text:style-name="T3">Logical Cores</text:span></text:p>
              <text:p text:style-name="P3"><text:span text:style-name="T3"/></text:p>
              <text:p text:style-name="P3"><text:span text:style-name="T3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2]=&quot;i9-9900KF_SL_at_5.1GHz&quot;;16;IF([.C82]=&quot;i9-9900KS_SL_at_5.2GHz&quot;;16;IF([.C82]=&quot;i9-9900KF&quot;;16;IF([.C82]=&quot;i7-8700K&quot;;12;IF([.C82]=&quot;i7-7700&quot;;8;IF([.C82]=&quot;Ryzen 5 3600X&quot;;12;IF([.C82]=&quot;Ryzen 7 2700X&quot;;16;IF([.C82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6" draw:text-style-name="P4" svg:width="82.18pt" svg:height="72.88pt" svg:x="48.13pt" svg:y="1083.86pt" draw:caption-point-x="48.42pt" draw:caption-point-y="42.8pt">
              <dc:date>2020-01-05T00:00:00</dc:date>
              <text:p text:style-name="P3"><text:span text:style-name="T3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2]=&quot;i9-9900KF_SL_at_5.1GHz&quot;;5000;IF([.C82]=&quot;i9-9900KS_SL_at_5.2GHz&quot;;5000;IF([.C82]=&quot;i9-9900KF&quot;;5000;IF([.C82]=&quot;i7-8700K&quot;;4700;IF([.C82]=&quot;i7-7700&quot;;4200;IF([.C82]=&quot;Ryzen 5 3600X&quot;;4400;IF([.C82]=&quot;Ryzen 7 2700X&quot;;4300;IF([.C82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5" draw:text-style-name="P4" svg:width="82.18pt" svg:height="61.68pt" svg:x="48.13pt" svg:y="1096.67pt" draw:caption-point-x="48.42pt" draw:caption-point-y="42.8pt">
              <dc:date>2020-01-05T00:00:00</dc:date>
              <text:p text:style-name="P3"><text:span text:style-name="T3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2]=&quot;i9-9900KF_SL_at_5.1GHz&quot;;5100;IF([.C82]=&quot;i9-9900KS_SL_at_5.2GHz&quot;;5200;IF([.C82]=&quot;i9-9900KF&quot;;5000;IF([.C82]=&quot;i7-8700K&quot;;4700;IF([.C82]=&quot;i7-7700&quot;;4200;IF([.C82]=&quot;Ryzen 5 3600X&quot;;4400;IF([.C82]=&quot;Ryzen 7 2700X&quot;;4300;IF([.C82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7" draw:text-style-name="P4" svg:width="82.18pt" svg:height="184.85pt" svg:x="48.13pt" svg:y="1109.48pt" draw:caption-point-x="48.42pt" draw:caption-point-y="42.8pt">
              <dc:date>2020-01-05T00:00:00</dc:date>
              <text:p text:style-name="P3"><text:span text:style-name="T3">May be inaccurate and unfair.</text:span></text:p>
              <text:p text:style-name="P3"><text:span text:style-name="T3"/></text:p>
              <text:p text:style-name="P3"><text:span text:style-name="T3">Until proven otherwise.</text:span></text:p>
              <text:p text:style-name="P3"><text:span text:style-name="T3"/></text:p>
              <text:p text:style-name="P3"><text:span text:style-name="T3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3]=&quot;Intel&quot;;1;IF([.C83]=&quot;AMD&quot;;0.8;IF([.C83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58" table:content-validation-name="val15" office:value-type="string" calcext:value-type="string">
            <office:annotation draw:style-name="gr6" draw:text-style-name="P4" svg:width="180.17pt" svg:height="151.26pt" svg:x="0pt" svg:y="1147.86pt" draw:caption-point-x="584.39pt" draw:caption-point-y="42.8pt">
              <dc:date>2020-01-05T00:00:00</dc:date>
              <text:p text:style-name="P3"><text:span text:style-name="T3">Beware, cards with adequate air or water cooling cooling and power target settings are able to maintain boost clock continuously with typical applications.</text:span></text:p>
              <text:p text:style-name="P3"><text:span text:style-name="T3"/></text:p>
              <text:p text:style-name="P3"><text:span text:style-name="T3">Many, if not most, cards are not capable of this.</text:span></text:p>
              <text:p text:style-name="P3"><text:span text:style-name="T3"/></text:p>
              <text:p text:style-name="P3"><text:span text:style-name="T3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4]=&quot;NV_RTX_2080_Ti_at_2115MHz&quot;;&quot;NVIDIA&quot;;IF([.C94]=&quot;NV_TITAN_RTX&quot;;&quot;NVIDIA&quot;;IF([.C94]=&quot;NV_RTX_2080_Super&quot;;&quot;NVIDIA&quot;;IF([.C94]=&quot;NV_RTX_2070_Super&quot;;&quot;NVIDIA&quot;;IF([.C94]=&quot;NV_RTX_2060_Super&quot;;&quot;NVIDIA&quot;;IF([.C94]=&quot;NV_GTX_1080_Ti&quot;;&quot;NVIDIA&quot;;IF([.C94]=&quot;NV_GTX_1080&quot;;&quot;NVIDIA&quot;;IF([.C94]=&quot;AMD_Radeon_VII&quot;;&quot;AMD&quot;;IF([.C94]=&quot;AMD_Radeon_RX_5500_XT&quot;;&quot;AMD&quot;;IF([.C94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4]=&quot;NV_RTX_2080_Ti_at_2115MHz&quot;;4352;IF([.C94]=&quot;NV_TITAN_RTX&quot;;4608;IF([.C94]=&quot;NV_RTX_2080_Super&quot;;3072;IF([.C94]=&quot;NV_RTX_2070_Super&quot;;2560;IF([.C94]=&quot;NV_RTX_2060_Super&quot;;2176;IF([.C94]=&quot;NV_GTX_1080_Ti&quot;;3584;IF([.C94]=&quot;NV_GTX_1080&quot;;2560;IF([.C94]=&quot;AMD_Radeon_VII&quot;;3840;IF([.C94]=&quot;AMD_Radeon_RX_5500_XT&quot;;1408;IF([.C94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4]=&quot;NV_RTX_2080_Ti_at_2115MHz&quot;;272;IF([.C94]=&quot;NV_TITAN_RTX&quot;;288;IF([.C94]=&quot;NV_RTX_2080_Super&quot;;192;IF([.C94]=&quot;NV_RTX_2070_Super&quot;;160;IF([.C94]=&quot;NV_RTX_2060_Super&quot;;136;IF([.C94]=&quot;NV_GTX_1080_Ti&quot;;224;IF([.C94]=&quot;NV_GTX_1080&quot;;160;IF([.C94]=&quot;AMD_Radeon_VII&quot;;240;IF([.C94]=&quot;AMD_Radeon_RX_5500_XT&quot;;88;IF([.C94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4]=&quot;NV_RTX_2080_Ti_at_2115MHz&quot;;88;IF([.C94]=&quot;NV_TITAN_RTX&quot;;96;IF([.C94]=&quot;NV_RTX_2080_Super&quot;;64;IF([.C94]=&quot;NV_RTX_2070_Super&quot;;64;IF([.C94]=&quot;NV_RTX_2060_Super&quot;;64;IF([.C94]=&quot;NV_GTX_1080_Ti&quot;;88;IF([.C94]=&quot;NV_GTX_1080&quot;;64;IF([.C94]=&quot;AMD_Radeon_VII&quot;;64;IF([.C94]=&quot;AMD_Radeon_RX_5500_XT&quot;;32;IF([.C94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4]=&quot;NV_RTX_2080_Ti_at_2115MHz&quot;;616;IF([.C94]=&quot;NV_TITAN_RTX&quot;;672;IF([.C94]=&quot;NV_RTX_2080_Super&quot;;496;IF([.C94]=&quot;NV_RTX_2070_Super&quot;;448;IF([.C94]=&quot;NV_RTX_2060_Super&quot;;448;IF([.C94]=&quot;NV_GTX_1080_Ti&quot;;484;IF([.C94]=&quot;NV_GTX_1080&quot;;352;IF([.C94]=&quot;AMD_Radeon_VII&quot;;1028;IF([.C94]=&quot;AMD_Radeon_RX_5500_XT&quot;;224;IF([.C94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4]=&quot;NV_RTX_2080_Ti_at_2115MHz&quot;;11;IF([.C94]=&quot;NV_TITAN_RTX&quot;;24;IF([.C94]=&quot;NV_RTX_2080_Super&quot;;8;IF([.C94]=&quot;NV_RTX_2070_Super&quot;;8;IF([.C94]=&quot;NV_RTX_2060_Super&quot;;8;IF([.C94]=&quot;NV_GTX_1080_Ti&quot;;11;IF([.C94]=&quot;NV_GTX_1080&quot;;8;IF([.C94]=&quot;AMD_Radeon_VII&quot;;16;IF([.C94]=&quot;AMD_Radeon_RX_5500_XT&quot;;8;IF([.C94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4]=&quot;NV_RTX_2080_Ti_at_2115MHz&quot;;136;IF([.C94]=&quot;NV_TITAN_RTX&quot;;170;IF([.C94]=&quot;NV_RTX_2080_Super&quot;;116;IF([.C94]=&quot;NV_RTX_2070_Super&quot;;113;IF([.C94]=&quot;NV_RTX_2060_Super&quot;;106;IF([.C94]=&quot;NV_GTX_1080_Ti&quot;;139;IF([.C94]=&quot;NV_GTX_1080&quot;;111;IF([.C94]=&quot;AMD_Radeon_VII&quot;;112;IF([.C94]=&quot;AMD_Radeon_RX_5500_XT&quot;;59;IF([.C94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4]=&quot;NV_RTX_2080_Ti_at_2115MHz&quot;;410;IF([.C94]=&quot;NV_TITAN_RTX&quot;;510;IF([.C94]=&quot;NV_RTX_2080_Super&quot;;348;IF([.C94]=&quot;NV_RTX_2070_Super&quot;;283;IF([.C94]=&quot;NV_RTX_2060_Super&quot;;224;IF([.C94]=&quot;NV_GTX_1080_Ti&quot;;354;IF([.C94]=&quot;NV_GTX_1080&quot;;277;IF([.C94]=&quot;AMD_Radeon_VII&quot;;420;IF([.C94]=&quot;AMD_Radeon_RX_5500_XT&quot;;162;IF([.C94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4]=&quot;NV_RTX_2080_Ti_at_2115MHz&quot;;13448;IF([.C94]=&quot;NV_TITAN_RTX&quot;;16312;IF([.C94]=&quot;NV_RTX_2080_Super&quot;;11150;IF([.C94]=&quot;NV_RTX_2070_Super&quot;;9060;IF([.C94]=&quot;NV_RTX_2060_Super&quot;;7180;IF([.C94]=&quot;NV_GTX_1080_Ti&quot;;11339;IF([.C94]=&quot;NV_GTX_1080&quot;;8873;IF([.C94]=&quot;AMD_Radeon_VII&quot;;13824;IF([.C94]=&quot;AMD_Radeon_RX_5500_XT&quot;;5196;IF([.C94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48.13pt" svg:y="1275.87pt" draw:caption-point-x="48.42pt" draw:caption-point-y="42.8pt">
              <dc:date>2020-01-05T00:00:00</dc:date>
              <text:p text:style-name="P3"><text:span text:style-name="T3">Always boost clock.</text:span></text:p>
            </office:annotation>
            <text:p>Stock (MHz)</text:p>
          </table:table-cell>
          <table:table-cell/>
          <table:table-cell table:formula="of:=IF([.C94]=&quot;NV_RTX_2080_Ti_at_2115MHz&quot;;1545;IF([.C94]=&quot;NV_TITAN_RTX&quot;;1770;IF([.C94]=&quot;NV_RTX_2080_Super&quot;;1815;IF([.C94]=&quot;NV_RTX_2070_Super&quot;;1770;IF([.C94]=&quot;NV_RTX_2060_Super&quot;;1650;IF([.C94]=&quot;NV_GTX_1080_Ti&quot;;1582;IF([.C94]=&quot;NV_GTX_1080&quot;;1733;IF([.C94]=&quot;AMD_Radeon_VII&quot;;1750;IF([.C94]=&quot;AMD_Radeon_RX_5500_XT&quot;;1845;IF([.C94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4]=&quot;NV_RTX_2080_Ti_at_2115MHz&quot;;1755;IF([.C94]=&quot;NV_TITAN_RTX&quot;;1770;IF([.C94]=&quot;NV_RTX_2080_Super&quot;;1845;IF([.C94]=&quot;NV_RTX_2070_Super&quot;;1815;IF([.C94]=&quot;NV_RTX_2060_Super&quot;;1650;IF([.C94]=&quot;NV_GTX_1080_Ti&quot;;1746;IF([.C94]=&quot;NV_GTX_1080&quot;;1860;IF([.C94]=&quot;AMD_Radeon_VII&quot;;1750;IF([.C94]=&quot;AMD_Radeon_RX_5500_XT&quot;;1845;IF([.C94]=&quot;AMD_Radeon_RX_5700_XT_A&quot;;1980))))))))))" office:value-type="float" office:value="1755" calcext:value-type="float">
            <text:p>1755</text:p>
          </table:table-cell>
          <table:table-cell table:style-name="ce70" table:formula="of:=[.C105]/[.C104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4]=&quot;NV_RTX_2080_Ti_at_2115MHz&quot;;2115;IF([.C94]=&quot;NV_TITAN_RTX&quot;;2030;IF([.C94]=&quot;NV_RTX_2080_Super&quot;;2040;IF([.C94]=&quot;NV_RTX_2070_Super&quot;;2070;IF([.C94]=&quot;NV_RTX_2060_Super&quot;;1650;IF([.C94]=&quot;NV_GTX_1080_Ti&quot;;2037;IF([.C94]=&quot;NV_GTX_1080&quot;;2130;IF([.C94]=&quot;AMD_Radeon_VII&quot;;1900;IF([.C94]=&quot;AMD_Radeon_RX_5500_XT&quot;;1845;IF([.C94]=&quot;AMD_Radeon_RX_5700_XT_A&quot;;2150))))))))))" office:value-type="float" office:value="2115" calcext:value-type="float">
            <text:p>2115</text:p>
          </table:table-cell>
          <table:table-cell table:style-name="ce70" table:formula="of:=[.C106]/[.C105]" office:value-type="float" office:value="1.20512820512821" calcext:value-type="float">
            <text:p>1.205</text:p>
          </table:table-cell>
          <table:table-cell table:style-name="ce70" table:formula="of:=[.C106]/[.C104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48.13pt" svg:y="1314.26pt" draw:caption-point-x="48.42pt" draw:caption-point-y="42.8pt">
              <dc:date>2020-01-05T00:00:00</dc:date>
              <text:p text:style-name="P3"><text:span text:style-name="T3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6]*[.C96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58" table:content-validation-name="val16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51" table:content-validation-name="val14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4]=&quot;i9-9900KF_SL_at_5.1GHz&quot;;&quot;Intel&quot;;IF([.C114]=&quot;i9-9900KS_SL_at_5.2GHz&quot;;&quot;Intel&quot;;IF([.C114]=&quot;i9-9900KF&quot;;&quot;Intel&quot;;IF([.C114]=&quot;i7-8700K&quot;;&quot;Intel&quot;;IF([.C114]=&quot;i7-7700&quot;;&quot;Intel&quot;;IF([.C114]=&quot;Ryzen 5 3600X&quot;;&quot;AMD&quot;;IF([.C114]=&quot;Ryzen 7 2700X&quot;;&quot;AMD&quot;;IF([.C114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4]=&quot;i9-9900KF_SL_at_5.1GHz&quot;;20369;IF([.C114]=&quot;i9-9900KS_SL_at_5.2GHz&quot;;21501;IF([.C114]=&quot;i9-9900KF&quot;;20369;IF([.C114]=&quot;i7-8700K&quot;;15933;IF([.C114]=&quot;i7-7700&quot;;10686;IF([.C114]=&quot;Ryzen 5 3600X&quot;;20520;IF([.C114]=&quot;Ryzen 7 2700X&quot;;16939;IF([.C114]=&quot;FX-8350&quot;;8958))))))))" office:value-type="float" office:value="20520" calcext:value-type="float">
            <text:p>20520</text:p>
          </table:table-cell>
          <table:table-cell table:style-name="ce72" table:formula="of:=[.C116]/[.C84]" office:value-type="float" office:value="1.00741322598066" calcext:value-type="float">
            <text:p>1.007</text:p>
          </table:table-cell>
          <table:table-cell table:style-name="ce77" table:formula="of:=SQRT(([.$E$29]^2)*[.D116])" office:value-type="float" office:value="2709.98937588305" calcext:value-type="float">
            <text:p>2710</text:p>
          </table:table-cell>
          <table:table-cell table:style-name="ce72" table:formula="of:=[.E116]/[.$C$76]" office:value-type="float" office:value="1.25462471105697" calcext:value-type="float">
            <text:p>1.255</text:p>
          </table:table-cell>
          <table:table-cell table:style-name="ce72" table:formula="of:=[.F116]*[.$C$79]" office:value-type="float" office:value="24.6358108263146" calcext:value-type="float">
            <text:p>24.6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4]=&quot;i9-9900KF_SL_at_5.1GHz&quot;;2906;IF([.C114]=&quot;i9-9900KS_SL_at_5.2GHz&quot;;3011;IF([.C114]=&quot;i9-9900KF&quot;;2906;IF([.C114]=&quot;i7-8700K&quot;;2697;IF([.C114]=&quot;i7-7700&quot;;2342;IF([.C114]=&quot;Ryzen 5 3600X&quot;;2916;IF([.C114]=&quot;Ryzen 7 2700X&quot;;2183;IF([.C114]=&quot;FX-8350&quot;;1510))))))))" office:value-type="float" office:value="2916" calcext:value-type="float">
            <text:p>2916</text:p>
          </table:table-cell>
          <table:table-cell table:style-name="ce72" table:formula="of:=[.C117]/[.C85]" office:value-type="float" office:value="1.00344115622849" calcext:value-type="float">
            <text:p>1.003</text:p>
          </table:table-cell>
          <table:table-cell table:style-name="ce77" table:formula="of:=SQRT(([.$E$29]^2)*[.D117])" office:value-type="float" office:value="2704.64157124483" calcext:value-type="float">
            <text:p>2705</text:p>
          </table:table-cell>
          <table:table-cell table:style-name="ce72" table:formula="of:=[.E117]/[.$C$76]" office:value-type="float" office:value="1.25214887557631" calcext:value-type="float">
            <text:p>1.252</text:p>
          </table:table-cell>
          <table:table-cell table:style-name="ce72" table:formula="of:=[.F117]*[.$C$79]" office:value-type="float" office:value="24.5871953208164" calcext:value-type="float">
            <text:p>24.5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7]*([.C122]/[.C121])" office:value-type="float" office:value="2916" calcext:value-type="float">
            <text:p>2916</text:p>
          </table:table-cell>
          <table:table-cell table:style-name="ce72" table:formula="of:=[.C118]/[.C86]" office:value-type="float" office:value="0.983765839439699" calcext:value-type="float">
            <text:p>0.984</text:p>
          </table:table-cell>
          <table:table-cell table:style-name="ce77" table:formula="of:=SQRT(([.$E$29]^2)*[.D118])" office:value-type="float" office:value="2677.99420640064" calcext:value-type="float">
            <text:p>2678</text:p>
          </table:table-cell>
          <table:table-cell table:style-name="ce72" table:formula="of:=[.E118]/[.$C$76]" office:value-type="float" office:value="1.23981213259289" calcext:value-type="float">
            <text:p>1.240</text:p>
          </table:table-cell>
          <table:table-cell table:style-name="ce72" table:formula="of:=[.F118]*[.$C$79]" office:value-type="float" office:value="24.344951035594" calcext:value-type="float">
            <text:p>24.34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8]*[.C123]" office:value-type="float" office:value="2332.8" calcext:value-type="float">
            <text:p>2333</text:p>
          </table:table-cell>
          <table:table-cell table:style-name="ce72" table:formula="of:=[.C119]/[.C87]" office:value-type="float" office:value="0.787012671551759" calcext:value-type="float">
            <text:p>0.787</text:p>
          </table:table-cell>
          <table:table-cell table:style-name="ce77" table:formula="of:=SQRT(([.$E$29]^2)*[.D119])" office:value-type="float" office:value="2395.27083554497" calcext:value-type="float">
            <text:p>2395</text:p>
          </table:table-cell>
          <table:table-cell table:style-name="ce72" table:formula="of:=[.E119]/[.$C$76]" office:value-type="float" office:value="1.10892168312267" calcext:value-type="float">
            <text:p>1.109</text:p>
          </table:table-cell>
          <table:table-cell table:style-name="ce72" table:formula="of:=[.F119]*[.$C$79]" office:value-type="float" office:value="21.7747861697968" calcext:value-type="float">
            <text:p>21.7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4]=&quot;i9-9900KF_SL_at_5.1GHz&quot;;16;IF([.C114]=&quot;i9-9900KS_SL_at_5.2GHz&quot;;16;IF([.C114]=&quot;i9-9900KF&quot;;16;IF([.C114]=&quot;i7-8700K&quot;;12;IF([.C114]=&quot;i7-7700&quot;;8;IF([.C114]=&quot;Ryzen 5 3600X&quot;;12;IF([.C114]=&quot;Ryzen 7 2700X&quot;;16;IF([.C114]=&quot;FX-8350&quot;;8))))))))" office:value-type="float" office:value="12" calcext:value-type="float">
            <text:p>12</text:p>
          </table:table-cell>
          <table:table-cell table:style-name="ce72" table:formula="of:=[.C120]/[.C88]" office:value-type="float" office:value="0.75" calcext:value-type="float">
            <text:p>0.750</text:p>
          </table:table-cell>
          <table:table-cell table:style-name="ce77" table:formula="of:=SQRT(([.$E$29]^2)*[.D120])" office:value-type="float" office:value="2338.26859021798" calcext:value-type="float">
            <text:p>2338</text:p>
          </table:table-cell>
          <table:table-cell table:style-name="ce72" table:formula="of:=[.E120]/[.$C$76]" office:value-type="float" office:value="1.08253175473055" calcext:value-type="float">
            <text:p>1.083</text:p>
          </table:table-cell>
          <table:table-cell table:style-name="ce72" table:formula="of:=[.F120]*[.$C$79]" office:value-type="float" office:value="21.256593535889" calcext:value-type="float">
            <text:p>21.2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4]=&quot;i9-9900KF_SL_at_5.1GHz&quot;;5000;IF([.C114]=&quot;i9-9900KS_SL_at_5.2GHz&quot;;5000;IF([.C114]=&quot;i9-9900KF&quot;;5000;IF([.C114]=&quot;i7-8700K&quot;;4700;IF([.C114]=&quot;i7-7700&quot;;4200;IF([.C114]=&quot;Ryzen 5 3600X&quot;;4400;IF([.C114]=&quot;Ryzen 7 2700X&quot;;4300;IF([.C114]=&quot;FX-8350&quot;;4300))))))))" office:value-type="float" office:value="4400" calcext:value-type="float">
            <text:p>4400</text:p>
          </table:table-cell>
          <table:table-cell table:style-name="ce72" table:formula="of:=[.C121]/[.C89]" office:value-type="float" office:value="0.88" calcext:value-type="float">
            <text:p>0.880</text:p>
          </table:table-cell>
          <table:table-cell table:style-name="ce77" table:formula="of:=SQRT(([.$E$29]^2)*[.D121])" office:value-type="float" office:value="2532.82451030465" calcext:value-type="float">
            <text:p>2533</text:p>
          </table:table-cell>
          <table:table-cell table:style-name="ce72" table:formula="of:=[.E121]/[.$C$76]" office:value-type="float" office:value="1.17260393995586" calcext:value-type="float">
            <text:p>1.173</text:p>
          </table:table-cell>
          <table:table-cell table:style-name="ce72" table:formula="of:=[.F121]*[.$C$79]" office:value-type="float" office:value="23.0252509649732" calcext:value-type="float">
            <text:p>23.02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4]=&quot;i9-9900KF_SL_at_5.1GHz&quot;;5100;IF([.C114]=&quot;i9-9900KS_SL_at_5.2GHz&quot;;5200;IF([.C114]=&quot;i9-9900KF&quot;;5000;IF([.C114]=&quot;i7-8700K&quot;;4700;IF([.C114]=&quot;i7-7700&quot;;4200;IF([.C114]=&quot;Ryzen 5 3600X&quot;;4400;IF([.C114]=&quot;Ryzen 7 2700X&quot;;4300;IF([.C114]=&quot;FX-8350&quot;;4600))))))))" office:value-type="float" office:value="4400" calcext:value-type="float">
            <text:p>4400</text:p>
          </table:table-cell>
          <table:table-cell table:style-name="ce72" table:formula="of:=[.C122]/[.C90]" office:value-type="float" office:value="0.862745098039216" calcext:value-type="float">
            <text:p>0.863</text:p>
          </table:table-cell>
          <table:table-cell table:style-name="ce77" table:formula="of:=SQRT(([.$E$29]^2)*[.D122])" office:value-type="float" office:value="2507.86996566925" calcext:value-type="float">
            <text:p>2508</text:p>
          </table:table-cell>
          <table:table-cell table:style-name="ce72" table:formula="of:=[.E122]/[.$C$76]" office:value-type="float" office:value="1.16105091003206" calcext:value-type="float">
            <text:p>1.161</text:p>
          </table:table-cell>
          <table:table-cell table:style-name="ce72" table:formula="of:=[.F122]*[.$C$79]" office:value-type="float" office:value="22.7983956693895" calcext:value-type="float">
            <text:p>22.79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5]=&quot;Intel&quot;;1;IF([.C115]=&quot;AMD&quot;;0.8;IF([.C115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58" table:content-validation-name="val15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6]=&quot;NV_RTX_2080_Ti_at_2115MHz&quot;;&quot;NVIDIA&quot;;IF([.C126]=&quot;NV_TITAN_RTX&quot;;&quot;NVIDIA&quot;;IF([.C126]=&quot;NV_RTX_2080_Super&quot;;&quot;NVIDIA&quot;;IF([.C126]=&quot;NV_RTX_2070_Super&quot;;&quot;NVIDIA&quot;;IF([.C126]=&quot;NV_RTX_2060_Super&quot;;&quot;NVIDIA&quot;;IF([.C126]=&quot;NV_GTX_1080_Ti&quot;;&quot;NVIDIA&quot;;IF([.C126]=&quot;NV_GTX_1080&quot;;&quot;NVIDIA&quot;;IF([.C126]=&quot;AMD_Radeon_VII&quot;;&quot;AMD&quot;;IF([.C126]=&quot;AMD_Radeon_RX_5500_XT&quot;;&quot;AMD&quot;;IF([.C126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6]=&quot;NV_RTX_2080_Ti_at_2115MHz&quot;;4352;IF([.C126]=&quot;NV_TITAN_RTX&quot;;4608;IF([.C126]=&quot;NV_RTX_2080_Super&quot;;3072;IF([.C126]=&quot;NV_RTX_2070_Super&quot;;2560;IF([.C126]=&quot;NV_RTX_2060_Super&quot;;2176;IF([.C126]=&quot;NV_GTX_1080_Ti&quot;;3584;IF([.C126]=&quot;NV_GTX_1080&quot;;2560;IF([.C126]=&quot;AMD_Radeon_VII&quot;;3840;IF([.C126]=&quot;AMD_Radeon_RX_5500_XT&quot;;1408;IF([.C126]=&quot;AMD_Radeon_RX_5700_XT_A&quot;;2560))))))))))" office:value-type="float" office:value="3072" calcext:value-type="float">
            <text:p>3072</text:p>
          </table:table-cell>
          <table:table-cell table:style-name="ce72" table:formula="of:=[.C128]/[.C96]" office:value-type="float" office:value="0.705882352941176" calcext:value-type="float">
            <text:p>0.706</text:p>
          </table:table-cell>
          <table:table-cell table:style-name="ce77" table:formula="of:=SQRT(([.$E$29]^2)*[.D128])" office:value-type="float" office:value="2268.45373612537" calcext:value-type="float">
            <text:p>2268</text:p>
          </table:table-cell>
          <table:table-cell table:style-name="ce72" table:formula="of:=[.E128]/[.$C$76]" office:value-type="float" office:value="1.05021006302101" calcext:value-type="float">
            <text:p>1.050</text:p>
          </table:table-cell>
          <table:table-cell table:style-name="ce72" table:formula="of:=[.F128]*[.$C$79]" office:value-type="float" office:value="20.6219247974805" calcext:value-type="float">
            <text:p>20.6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6]=&quot;NV_RTX_2080_Ti_at_2115MHz&quot;;272;IF([.C126]=&quot;NV_TITAN_RTX&quot;;288;IF([.C126]=&quot;NV_RTX_2080_Super&quot;;192;IF([.C126]=&quot;NV_RTX_2070_Super&quot;;160;IF([.C126]=&quot;NV_RTX_2060_Super&quot;;136;IF([.C126]=&quot;NV_GTX_1080_Ti&quot;;224;IF([.C126]=&quot;NV_GTX_1080&quot;;160;IF([.C126]=&quot;AMD_Radeon_VII&quot;;240;IF([.C126]=&quot;AMD_Radeon_RX_5500_XT&quot;;88;IF([.C126]=&quot;AMD_Radeon_RX_5700_XT_A&quot;;160))))))))))" office:value-type="float" office:value="192" calcext:value-type="float">
            <text:p>192</text:p>
          </table:table-cell>
          <table:table-cell table:style-name="ce72" table:formula="of:=[.C129]/[.C97]" office:value-type="float" office:value="0.705882352941176" calcext:value-type="float">
            <text:p>0.706</text:p>
          </table:table-cell>
          <table:table-cell table:style-name="ce77" table:formula="of:=SQRT(([.$E$29]^2)*[.D129])" office:value-type="float" office:value="2268.45373612537" calcext:value-type="float">
            <text:p>2268</text:p>
          </table:table-cell>
          <table:table-cell table:style-name="ce72" table:formula="of:=[.E129]/[.$C$76]" office:value-type="float" office:value="1.05021006302101" calcext:value-type="float">
            <text:p>1.050</text:p>
          </table:table-cell>
          <table:table-cell table:style-name="ce72" table:formula="of:=[.F129]*[.$C$79]" office:value-type="float" office:value="20.6219247974805" calcext:value-type="float">
            <text:p>20.6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6]=&quot;NV_RTX_2080_Ti_at_2115MHz&quot;;88;IF([.C126]=&quot;NV_TITAN_RTX&quot;;96;IF([.C126]=&quot;NV_RTX_2080_Super&quot;;64;IF([.C126]=&quot;NV_RTX_2070_Super&quot;;64;IF([.C126]=&quot;NV_RTX_2060_Super&quot;;64;IF([.C126]=&quot;NV_GTX_1080_Ti&quot;;88;IF([.C126]=&quot;NV_GTX_1080&quot;;64;IF([.C126]=&quot;AMD_Radeon_VII&quot;;64;IF([.C126]=&quot;AMD_Radeon_RX_5500_XT&quot;;32;IF([.C126]=&quot;AMD_Radeon_RX_5700_XT_A&quot;;64))))))))))" office:value-type="float" office:value="64" calcext:value-type="float">
            <text:p>64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9]^2)*[.D130])" office:value-type="float" office:value="2302.56773664059" calcext:value-type="float">
            <text:p>2303</text:p>
          </table:table-cell>
          <table:table-cell table:style-name="ce72" table:formula="of:=[.E130]/[.$C$76]" office:value-type="float" office:value="1.06600358177805" calcext:value-type="float">
            <text:p>1.066</text:p>
          </table:table-cell>
          <table:table-cell table:style-name="ce72" table:formula="of:=[.F130]*[.$C$79]" office:value-type="float" office:value="20.9320463317938" calcext:value-type="float">
            <text:p>20.9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6]=&quot;NV_RTX_2080_Ti_at_2115MHz&quot;;616;IF([.C126]=&quot;NV_TITAN_RTX&quot;;672;IF([.C126]=&quot;NV_RTX_2080_Super&quot;;496;IF([.C126]=&quot;NV_RTX_2070_Super&quot;;448;IF([.C126]=&quot;NV_RTX_2060_Super&quot;;448;IF([.C126]=&quot;NV_GTX_1080_Ti&quot;;484;IF([.C126]=&quot;NV_GTX_1080&quot;;352;IF([.C126]=&quot;AMD_Radeon_VII&quot;;1028;IF([.C126]=&quot;AMD_Radeon_RX_5500_XT&quot;;224;IF([.C126]=&quot;AMD_Radeon_RX_5700_XT_A&quot;;448))))))))))" office:value-type="float" office:value="496" calcext:value-type="float">
            <text:p>496</text:p>
          </table:table-cell>
          <table:table-cell table:style-name="ce72" table:formula="of:=[.C131]/[.C99]" office:value-type="float" office:value="0.805194805194805" calcext:value-type="float">
            <text:p>0.805</text:p>
          </table:table-cell>
          <table:table-cell table:style-name="ce77" table:formula="of:=SQRT(([.$E$29]^2)*[.D131])" office:value-type="float" office:value="2422.78148619931" calcext:value-type="float">
            <text:p>2423</text:p>
          </table:table-cell>
          <table:table-cell table:style-name="ce72" table:formula="of:=[.E131]/[.$C$76]" office:value-type="float" office:value="1.12165809546264" calcext:value-type="float">
            <text:p>1.122</text:p>
          </table:table-cell>
          <table:table-cell table:style-name="ce72" table:formula="of:=[.F131]*[.$C$79]" office:value-type="float" office:value="22.0248783625045" calcext:value-type="float">
            <text:p>22.02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6]=&quot;NV_RTX_2080_Ti_at_2115MHz&quot;;11;IF([.C126]=&quot;NV_TITAN_RTX&quot;;24;IF([.C126]=&quot;NV_RTX_2080_Super&quot;;8;IF([.C126]=&quot;NV_RTX_2070_Super&quot;;8;IF([.C126]=&quot;NV_RTX_2060_Super&quot;;8;IF([.C126]=&quot;NV_GTX_1080_Ti&quot;;11;IF([.C126]=&quot;NV_GTX_1080&quot;;8;IF([.C126]=&quot;AMD_Radeon_VII&quot;;16;IF([.C126]=&quot;AMD_Radeon_RX_5500_XT&quot;;8;IF([.C126]=&quot;AMD_Radeon_RX_5700_XT_A&quot;;8))))))))))" office:value-type="float" office:value="8" calcext:value-type="float">
            <text:p>8</text:p>
          </table:table-cell>
          <table:table-cell table:style-name="ce72" table:formula="of:=[.C132]/[.C100]" office:value-type="float" office:value="0.727272727272727" calcext:value-type="float">
            <text:p>0.727</text:p>
          </table:table-cell>
          <table:table-cell table:style-name="ce77" table:formula="of:=SQRT(([.$E$29]^2)*[.D132])" office:value-type="float" office:value="2302.56773664059" calcext:value-type="float">
            <text:p>2303</text:p>
          </table:table-cell>
          <table:table-cell table:style-name="ce72" table:formula="of:=[.E132]/[.$C$76]" office:value-type="float" office:value="1.06600358177805" calcext:value-type="float">
            <text:p>1.066</text:p>
          </table:table-cell>
          <table:table-cell table:style-name="ce72" table:formula="of:=[.F132]*[.$C$79]" office:value-type="float" office:value="20.9320463317938" calcext:value-type="float">
            <text:p>20.9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6]=&quot;NV_RTX_2080_Ti_at_2115MHz&quot;;136;IF([.C126]=&quot;NV_TITAN_RTX&quot;;170;IF([.C126]=&quot;NV_RTX_2080_Super&quot;;116;IF([.C126]=&quot;NV_RTX_2070_Super&quot;;113;IF([.C126]=&quot;NV_RTX_2060_Super&quot;;106;IF([.C126]=&quot;NV_GTX_1080_Ti&quot;;139;IF([.C126]=&quot;NV_GTX_1080&quot;;111;IF([.C126]=&quot;AMD_Radeon_VII&quot;;112;IF([.C126]=&quot;AMD_Radeon_RX_5500_XT&quot;;59;IF([.C126]=&quot;AMD_Radeon_RX_5700_XT_A&quot;;127))))))))))" office:value-type="float" office:value="116" calcext:value-type="float">
            <text:p>116</text:p>
          </table:table-cell>
          <table:table-cell table:style-name="ce72" table:formula="of:=[.C133]/[.C101]" office:value-type="float" office:value="0.852941176470588" calcext:value-type="float">
            <text:p>0.853</text:p>
          </table:table-cell>
          <table:table-cell table:style-name="ce77" table:formula="of:=SQRT(([.$E$29]^2)*[.D133])" office:value-type="float" office:value="2493.57999199356" calcext:value-type="float">
            <text:p>2494</text:p>
          </table:table-cell>
          <table:table-cell table:style-name="ce72" table:formula="of:=[.E133]/[.$C$76]" office:value-type="float" office:value="1.1544351814785" calcext:value-type="float">
            <text:p>1.154</text:p>
          </table:table-cell>
          <table:table-cell table:style-name="ce72" table:formula="of:=[.F133]*[.$C$79]" office:value-type="float" office:value="22.6684892235118" calcext:value-type="float">
            <text:p>22.66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6]=&quot;NV_RTX_2080_Ti_at_2115MHz&quot;;410;IF([.C126]=&quot;NV_TITAN_RTX&quot;;510;IF([.C126]=&quot;NV_RTX_2080_Super&quot;;348;IF([.C126]=&quot;NV_RTX_2070_Super&quot;;283;IF([.C126]=&quot;NV_RTX_2060_Super&quot;;224;IF([.C126]=&quot;NV_GTX_1080_Ti&quot;;354;IF([.C126]=&quot;NV_GTX_1080&quot;;277;IF([.C126]=&quot;AMD_Radeon_VII&quot;;420;IF([.C126]=&quot;AMD_Radeon_RX_5500_XT&quot;;162;IF([.C126]=&quot;AMD_Radeon_RX_5700_XT_A&quot;;317))))))))))" office:value-type="float" office:value="348" calcext:value-type="float">
            <text:p>348</text:p>
          </table:table-cell>
          <table:table-cell table:style-name="ce72" table:formula="of:=[.C134]/[.C102]" office:value-type="float" office:value="0.848780487804878" calcext:value-type="float">
            <text:p>0.849</text:p>
          </table:table-cell>
          <table:table-cell table:style-name="ce77" table:formula="of:=SQRT(([.$E$29]^2)*[.D134])" office:value-type="float" office:value="2487.49065447442" calcext:value-type="float">
            <text:p>2487</text:p>
          </table:table-cell>
          <table:table-cell table:style-name="ce72" table:formula="of:=[.E134]/[.$C$76]" office:value-type="float" office:value="1.15161604373816" calcext:value-type="float">
            <text:p>1.152</text:p>
          </table:table-cell>
          <table:table-cell table:style-name="ce72" table:formula="of:=[.F134]*[.$C$79]" office:value-type="float" office:value="22.6131326348424" calcext:value-type="float">
            <text:p>22.6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6]=&quot;NV_RTX_2080_Ti_at_2115MHz&quot;;13448;IF([.C126]=&quot;NV_TITAN_RTX&quot;;16312;IF([.C126]=&quot;NV_RTX_2080_Super&quot;;11150;IF([.C126]=&quot;NV_RTX_2070_Super&quot;;9060;IF([.C126]=&quot;NV_RTX_2060_Super&quot;;7180;IF([.C126]=&quot;NV_GTX_1080_Ti&quot;;11339;IF([.C126]=&quot;NV_GTX_1080&quot;;8873;IF([.C126]=&quot;AMD_Radeon_VII&quot;;13824;IF([.C126]=&quot;AMD_Radeon_RX_5500_XT&quot;;5196;IF([.C126]=&quot;AMD_Radeon_RX_5700_XT_A&quot;;8602))))))))))" office:value-type="float" office:value="11150" calcext:value-type="float">
            <text:p>11150</text:p>
          </table:table-cell>
          <table:table-cell table:style-name="ce72" table:formula="of:=[.C135]/[.C103]" office:value-type="float" office:value="0.829119571683522" calcext:value-type="float">
            <text:p>0.829</text:p>
          </table:table-cell>
          <table:table-cell table:style-name="ce77" table:formula="of:=SQRT(([.$E$29]^2)*[.D135])" office:value-type="float" office:value="2458.51208611487" calcext:value-type="float">
            <text:p>2459</text:p>
          </table:table-cell>
          <table:table-cell table:style-name="ce72" table:formula="of:=[.E135]/[.$C$76]" office:value-type="float" office:value="1.13820003986799" calcext:value-type="float">
            <text:p>1.138</text:p>
          </table:table-cell>
          <table:table-cell table:style-name="ce72" table:formula="of:=[.F135]*[.$C$79]" office:value-type="float" office:value="22.3496959828479" calcext:value-type="float">
            <text:p>22.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6]=&quot;NV_RTX_2080_Ti_at_2115MHz&quot;;1545;IF([.C126]=&quot;NV_TITAN_RTX&quot;;1770;IF([.C126]=&quot;NV_RTX_2080_Super&quot;;1815;IF([.C126]=&quot;NV_RTX_2070_Super&quot;;1770;IF([.C126]=&quot;NV_RTX_2060_Super&quot;;1650;IF([.C126]=&quot;NV_GTX_1080_Ti&quot;;1582;IF([.C126]=&quot;NV_GTX_1080&quot;;1733;IF([.C126]=&quot;AMD_Radeon_VII&quot;;1750;IF([.C126]=&quot;AMD_Radeon_RX_5500_XT&quot;;1845;IF([.C126]=&quot;AMD_Radeon_RX_5700_XT_A&quot;;1980))))))))))" office:value-type="float" office:value="1815" calcext:value-type="float">
            <text:p>1815</text:p>
          </table:table-cell>
          <table:table-cell table:style-name="ce72" table:formula="of:=[.C136]/[.C104]" office:value-type="float" office:value="1.1747572815534" calcext:value-type="float">
            <text:p>1.175</text:p>
          </table:table-cell>
          <table:table-cell table:style-name="ce77" table:formula="of:=SQRT(([.$E$29]^2)*[.D136])" office:value-type="float" office:value="2926.42795614795" calcext:value-type="float">
            <text:p>2926</text:p>
          </table:table-cell>
          <table:table-cell table:style-name="ce72" table:formula="of:=[.E136]/[.$C$76]" office:value-type="float" office:value="1.3548277574759" calcext:value-type="float">
            <text:p>1.355</text:p>
          </table:table-cell>
          <table:table-cell table:style-name="ce72" table:formula="of:=[.F136]*[.$C$79]" office:value-type="float" office:value="26.6033978457969" calcext:value-type="float">
            <text:p>26.6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6]=&quot;NV_RTX_2080_Ti_at_2115MHz&quot;;1755;IF([.C126]=&quot;NV_TITAN_RTX&quot;;1770;IF([.C126]=&quot;NV_RTX_2080_Super&quot;;1845;IF([.C126]=&quot;NV_RTX_2070_Super&quot;;1815;IF([.C126]=&quot;NV_RTX_2060_Super&quot;;1650;IF([.C126]=&quot;NV_GTX_1080_Ti&quot;;1746;IF([.C126]=&quot;NV_GTX_1080&quot;;1860;IF([.C126]=&quot;AMD_Radeon_VII&quot;;1750;IF([.C126]=&quot;AMD_Radeon_RX_5500_XT&quot;;1845;IF([.C126]=&quot;AMD_Radeon_RX_5700_XT_A&quot;;1980))))))))))" office:value-type="float" office:value="1845" calcext:value-type="float">
            <text:p>1845</text:p>
          </table:table-cell>
          <table:table-cell table:style-name="ce72" table:formula="of:=[.C137]/[.C105]" office:value-type="float" office:value="1.05128205128205" calcext:value-type="float">
            <text:p>1.051</text:p>
          </table:table-cell>
          <table:table-cell table:style-name="ce77" table:formula="of:=SQRT(([.$E$29]^2)*[.D137])" office:value-type="float" office:value="2768.36524935677" calcext:value-type="float">
            <text:p>2768</text:p>
          </table:table-cell>
          <table:table-cell table:style-name="ce72" table:formula="of:=[.E137]/[.$C$76]" office:value-type="float" office:value="1.28165057840591" calcext:value-type="float">
            <text:p>1.282</text:p>
          </table:table-cell>
          <table:table-cell table:style-name="ce72" table:formula="of:=[.F137]*[.$C$79]" office:value-type="float" office:value="25.1664907575784" calcext:value-type="float">
            <text:p>25.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6]=&quot;NV_RTX_2080_Ti_at_2115MHz&quot;;2115;IF([.C126]=&quot;NV_TITAN_RTX&quot;;2030;IF([.C126]=&quot;NV_RTX_2080_Super&quot;;2040;IF([.C126]=&quot;NV_RTX_2070_Super&quot;;2070;IF([.C126]=&quot;NV_RTX_2060_Super&quot;;1650;IF([.C126]=&quot;NV_GTX_1080_Ti&quot;;2037;IF([.C126]=&quot;NV_GTX_1080&quot;;2130;IF([.C126]=&quot;AMD_Radeon_VII&quot;;1900;IF([.C126]=&quot;AMD_Radeon_RX_5500_XT&quot;;1845;IF([.C126]=&quot;AMD_Radeon_RX_5700_XT_A&quot;;2150))))))))))" office:value-type="float" office:value="2040" calcext:value-type="float">
            <text:p>2040</text:p>
          </table:table-cell>
          <table:table-cell table:style-name="ce72" table:formula="of:=[.C138]/[.C106]" office:value-type="float" office:value="0.964539007092199" calcext:value-type="float">
            <text:p>0.965</text:p>
          </table:table-cell>
          <table:table-cell table:style-name="ce77" table:formula="of:=SQRT(([.$E$29]^2)*[.D138])" office:value-type="float" office:value="2651.69556354083" calcext:value-type="float">
            <text:p>2652</text:p>
          </table:table-cell>
          <table:table-cell table:style-name="ce72" table:formula="of:=[.E138]/[.$C$76]" office:value-type="float" office:value="1.22763683497261" calcext:value-type="float">
            <text:p>1.228</text:p>
          </table:table-cell>
          <table:table-cell table:style-name="ce72" table:formula="of:=[.F138]*[.$C$79]" office:value-type="float" office:value="24.1058768915221" calcext:value-type="float">
            <text:p>24.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8]*[.C128]" office:value-type="float" office:value="6266880" calcext:value-type="float">
            <text:p>6266880</text:p>
          </table:table-cell>
          <table:table-cell table:style-name="ce72" table:formula="of:=[.C139]/[.C107]" office:value-type="float" office:value="0.680851063829787" calcext:value-type="float">
            <text:p>0.681</text:p>
          </table:table-cell>
          <table:table-cell table:style-name="ce77" table:formula="of:=SQRT(([.$E$29]^2)*[.D139])" office:value-type="float" office:value="2227.86989191899" calcext:value-type="float">
            <text:p>2228</text:p>
          </table:table-cell>
          <table:table-cell table:style-name="ce72" table:formula="of:=[.E139]/[.$C$76]" office:value-type="float" office:value="1.03142124625879" calcext:value-type="float">
            <text:p>1.031</text:p>
          </table:table-cell>
          <table:table-cell table:style-name="ce72" table:formula="of:=[.F139]*[.$C$79]" office:value-type="float" office:value="20.2529875915377" calcext:value-type="float">
            <text:p>20.253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58" table:content-validation-name="val16" office:value-type="float" office:value="3400" calcext:value-type="float">
            <text:p>3400</text:p>
          </table:table-cell>
          <table:table-cell table:style-name="ce72" table:formula="of:=[.C142]/[.C110]" office:value-type="float" office:value="1" calcext:value-type="float">
            <text:p>1.000</text:p>
          </table:table-cell>
          <table:table-cell table:style-name="ce77" table:formula="of:=SQRT(([.$E$29]^2)*[.D142])" office:value-type="float" office:value="2700" calcext:value-type="float">
            <text:p>2700</text:p>
          </table:table-cell>
          <table:table-cell table:style-name="ce72" table:formula="of:=[.E142]/[.$C$76]" office:value-type="float" office:value="1.25" calcext:value-type="float">
            <text:p>1.250</text:p>
          </table:table-cell>
          <table:table-cell table:style-name="ce72" table:formula="of:=[.F142]*[.$C$79]" office:value-type="float" office:value="24.545" calcext:value-type="float">
            <text:p>24.545</text:p>
          </table:table-cell>
          <table:table-cell table:number-columns-repeated="57"/>
        </table:table-row>
        <calcext:conditional-formats>
          <calcext:conditional-format calcext:target-range-address="EVEValkyrie.G22:EVEValkyrie.G22 EVEValkyrie.G29:EVEValkyrie.G29 EVEValkyrie.A30:EVEValkyrie.A30 EVEValkyrie.A22:EVEValkyrie.A22 EVEValkyrie.G56:EVEValkyrie.G56 EVEValkyrie.G63:EVEValkyrie.G63 EVEValkyrie.A64:EVEValkyrie.A64 EVEValkyrie.A56:EVEValkyrie.A56">
            <calcext:condition calcext:apply-style-name="Good - Framerate" calcext:value="&gt;=1.4" calcext:base-cell-address="EVEValkyrie.A22"/>
            <calcext:condition calcext:apply-style-name="Warn - Framerate" calcext:value="&gt;=1.2" calcext:base-cell-address="EVEValkyrie.A22"/>
            <calcext:condition calcext:apply-style-name="Bad - Framerate" calcext:value="&lt;1.2" calcext:base-cell-address="EVEValkyrie.A22"/>
          </calcext:conditional-format>
          <calcext:conditional-format calcext:target-range-address="EVEValkyrie.M30:EVEValkyrie.M30 EVEValkyrie.M23:EVEValkyrie.M23 EVEValkyrie.A23:EVEValkyrie.A23 EVEValkyrie.A31:EVEValkyrie.A31">
            <calcext:condition calcext:apply-style-name="Good - Framerate" calcext:value="&lt;=0.8" calcext:base-cell-address="EVEValkyrie.A23"/>
            <calcext:condition calcext:apply-style-name="Warn - Framerate" calcext:value="between(0.8,1)" calcext:base-cell-address="EVEValkyrie.A23"/>
            <calcext:condition calcext:apply-style-name="Bad - Framerate" calcext:value="&gt;=1" calcext:base-cell-address="EVEValkyrie.A23"/>
          </calcext:conditional-format>
        </calcext:conditional-formats>
      </table:table>
      <table:table table:name="EVEValkyrie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7" table:default-cell-style-name="Default"/>
        <table:table-row table:style-name="ro1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Value</text:p>
          </table:table-cell>
          <table:table-cell table:style-name="ce4" table:number-columns-repeated="62"/>
        </table:table-row>
        <table:table-row table:style-name="ro1" table:number-rows-repeated="48">
          <table:table-cell table:number-columns-repeated="64"/>
        </table:table-row>
        <table:table-row table:style-name="ro1">
          <table:table-cell table:style-name="ce86" office:value-type="string" calcext:value-type="string">
            <text:p>NVIDIA</text:p>
          </table:table-cell>
          <table:table-cell table:style-name="ce5" table:number-columns-repeated="5"/>
          <table:table-cell table:style-name="ce5" office:value-type="string" calcext:value-type="string">
            <office:annotation draw:style-name="gr4" draw:text-style-name="P4" svg:width="82.18pt" svg:height="51pt" svg:x="465pt" svg:y="627.19pt" draw:caption-point-x="460.35pt" draw:caption-point-y="0.28pt">
              <dc:date>2020-02-03T00:00:00</dc:date>
              <text:p text:style-name="P3"><text:span text:style-name="T2">Typical global defaults. Not to be taken literally.</text:span></text:p>
            </office:annotation>
            <text:p>Global</text:p>
          </table:table-cell>
          <table:table-cell table:style-name="ce5" table:number-columns-repeated="57"/>
        </table:table-row>
        <table:table-row table:style-name="ro1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Value</text:p>
          </table:table-cell>
          <table:table-cell table:style-name="ce4" table:number-columns-repeated="6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2" draw:text-style-name="P4" svg:width="164.13pt" svg:height="162.45pt" svg:x="0pt" svg:y="917.46pt" draw:caption-point-x="478.46pt" draw:caption-point-y="42.8pt">
              <dc:date>2020-02-03T00:00:00</dc:date>
              <text:p text:style-name="P3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3"><text:span text:style-name="T2"/></text:p>
              <text:p text:style-name="P3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20:28:01.4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9T16:29:23.821000000</meta:creation-date>
    <dc:date>2020-04-19T20:28:17.375000000</dc:date>
    <meta:editing-duration>P1DT9H6M51S</meta:editing-duration>
    <meta:editing-cycles>435</meta:editing-cycles>
    <meta:generator>LibreOffice/6.3.3.2$Windows_X86_64 LibreOffice_project/a64200df03143b798afd1ec74a12ab50359878ed</meta:generator>
    <meta:print-date>2020-01-05T21:45:08.798000000</meta:print-date>
    <meta:document-statistic meta:table-count="6" meta:cell-count="1485" meta:object-count="0"/>
  </office:meta>
</office:document-meta>
</file>